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2mm"/>
    </style:style>
    <style:style style:name="co2" style:family="table-column">
      <style:table-column-properties fo:break-before="auto" style:column-width="100.03mm"/>
    </style:style>
    <style:style style:name="co3" style:family="table-column">
      <style:table-column-properties fo:break-before="auto" style:column-width="25.81mm"/>
    </style:style>
    <style:style style:name="co4" style:family="table-column">
      <style:table-column-properties fo:break-before="auto" style:column-width="36.71mm"/>
    </style:style>
    <style:style style:name="co5" style:family="table-column">
      <style:table-column-properties fo:break-before="auto" style:column-width="68.4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1.26mm"/>
    </style:style>
    <style:style style:name="co8" style:family="table-column">
      <style:table-column-properties fo:break-before="auto" style:column-width="70.06mm"/>
    </style:style>
    <style:style style:name="co9" style:family="table-column">
      <style:table-column-properties fo:break-before="auto" style:column-width="25.59mm"/>
    </style:style>
    <style:style style:name="co10" style:family="table-column">
      <style:table-column-properties fo:break-before="auto" style:column-width="18.61mm"/>
    </style:style>
    <style:style style:name="co11" style:family="table-column">
      <style:table-column-properties fo:break-before="auto" style:column-width="45.26mm"/>
    </style:style>
    <style:style style:name="co12" style:family="table-column">
      <style:table-column-properties fo:break-before="auto" style:column-width="56.9mm"/>
    </style:style>
    <style:style style:name="co13" style:family="table-column">
      <style:table-column-properties fo:break-before="auto" style:column-width="26.72mm"/>
    </style:style>
    <style:style style:name="co14" style:family="table-column">
      <style:table-column-properties fo:break-before="auto" style:column-width="31.94mm"/>
    </style:style>
    <style:style style:name="co15" style:family="table-column">
      <style:table-column-properties fo:break-before="auto" style:column-width="27.85mm"/>
    </style:style>
    <style:style style:name="co16" style:family="table-column">
      <style:table-column-properties fo:break-before="auto" style:column-width="24.91mm"/>
    </style:style>
    <style:style style:name="co17" style:family="table-column">
      <style:table-column-properties fo:break-before="auto" style:column-width="49.19mm"/>
    </style:style>
    <style:style style:name="co18" style:family="table-column">
      <style:table-column-properties fo:break-before="auto" style:column-width="26.26mm"/>
    </style:style>
    <style:style style:name="co19" style:family="table-column">
      <style:table-column-properties fo:break-before="auto" style:column-width="19mm"/>
    </style:style>
    <style:style style:name="co20" style:family="table-column">
      <style:table-column-properties fo:break-before="auto" style:column-width="19.91mm"/>
    </style:style>
    <style:style style:name="co21" style:family="table-column">
      <style:table-column-properties fo:break-before="auto" style:column-width="21.96mm"/>
    </style:style>
    <style:style style:name="co22" style:family="table-column">
      <style:table-column-properties fo:break-before="auto" style:column-width="21.27mm"/>
    </style:style>
    <style:style style:name="co23" style:family="table-column">
      <style:table-column-properties fo:break-before="auto" style:column-width="58.95mm"/>
    </style:style>
    <style:style style:name="co24" style:family="table-column">
      <style:table-column-properties fo:break-before="auto" style:column-width="23.78mm"/>
    </style:style>
    <style:style style:name="co25" style:family="table-column">
      <style:table-column-properties fo:break-before="auto" style:column-width="36.94mm"/>
    </style:style>
    <style:style style:name="co26" style:family="table-column">
      <style:table-column-properties fo:break-before="auto" style:column-width="34.89mm"/>
    </style:style>
    <style:style style:name="co27" style:family="table-column">
      <style:table-column-properties fo:break-before="auto" style:column-width="9.01mm"/>
    </style:style>
    <style:style style:name="co28" style:family="table-column">
      <style:table-column-properties fo:break-before="auto" style:column-width="18.56mm"/>
    </style:style>
    <style:style style:name="co29" style:family="table-column">
      <style:table-column-properties fo:break-before="auto" style:column-width="10.6mm"/>
    </style:style>
    <style:style style:name="co30" style:family="table-column">
      <style:table-column-properties fo:break-before="auto" style:column-width="35.35mm"/>
    </style:style>
    <style:style style:name="co31" style:family="table-column">
      <style:table-column-properties fo:break-before="auto" style:column-width="44.2mm"/>
    </style:style>
    <style:style style:name="co32" style:family="table-column">
      <style:table-column-properties fo:break-before="auto" style:column-width="13.11mm"/>
    </style:style>
    <style:style style:name="co33" style:family="table-column">
      <style:table-column-properties fo:break-before="auto" style:column-width="17.2mm"/>
    </style:style>
    <style:style style:name="co34" style:family="table-column">
      <style:table-column-properties fo:break-before="auto" style:column-width="64.4mm"/>
    </style:style>
    <style:style style:name="co35" style:family="table-column">
      <style:table-column-properties fo:break-before="auto" style:column-width="36.48mm"/>
    </style:style>
    <style:style style:name="co36" style:family="table-column">
      <style:table-column-properties fo:break-before="auto" style:column-width="11.98mm"/>
    </style:style>
    <style:style style:name="co37" style:family="table-column">
      <style:table-column-properties fo:break-before="auto" style:column-width="20.81mm"/>
    </style:style>
    <style:style style:name="co38" style:family="table-column">
      <style:table-column-properties fo:break-before="auto" style:column-width="16.28mm"/>
    </style:style>
    <style:style style:name="co39" style:family="table-column">
      <style:table-column-properties fo:break-before="auto" style:column-width="14.01mm"/>
    </style:style>
    <style:style style:name="co40" style:family="table-column">
      <style:table-column-properties fo:break-before="auto" style:column-width="39.88mm"/>
    </style:style>
    <style:style style:name="co41" style:family="table-column">
      <style:table-column-properties fo:break-before="auto" style:column-width="46.69mm"/>
    </style:style>
    <style:style style:name="co42" style:family="table-column">
      <style:table-column-properties fo:break-before="auto" style:column-width="70.52mm"/>
    </style:style>
    <style:style style:name="co43" style:family="table-column">
      <style:table-column-properties fo:break-before="auto" style:column-width="33.76mm"/>
    </style:style>
    <style:style style:name="co44" style:family="table-column">
      <style:table-column-properties fo:break-before="auto" style:column-width="50.09mm"/>
    </style:style>
    <style:style style:name="co45" style:family="table-column">
      <style:table-column-properties fo:break-before="auto" style:column-width="61.22mm"/>
    </style:style>
    <style:style style:name="co46" style:family="table-column">
      <style:table-column-properties fo:break-before="auto" style:column-width="20.37mm"/>
    </style:style>
    <style:style style:name="co47" style:family="table-column">
      <style:table-column-properties fo:break-before="auto" style:column-width="38.75mm"/>
    </style:style>
    <style:style style:name="co48" style:family="table-column">
      <style:table-column-properties fo:break-before="auto" style:column-width="43.74mm"/>
    </style:style>
    <style:style style:name="co49" style:family="table-column">
      <style:table-column-properties fo:break-before="auto" style:column-width="32.17mm"/>
    </style:style>
    <style:style style:name="co50" style:family="table-column">
      <style:table-column-properties fo:break-before="auto" style:column-width="46.02mm"/>
    </style:style>
    <style:style style:name="co51" style:family="table-column">
      <style:table-column-properties fo:break-before="auto" style:column-width="39.21mm"/>
    </style:style>
    <style:style style:name="co52" style:family="table-column">
      <style:table-column-properties fo:break-before="auto" style:column-width="32.61mm"/>
    </style:style>
    <style:style style:name="co53" style:family="table-column">
      <style:table-column-properties fo:break-before="auto" style:column-width="21.04mm"/>
    </style:style>
    <style:style style:name="co54" style:family="table-column">
      <style:table-column-properties fo:break-before="auto" style:column-width="51.01mm"/>
    </style:style>
    <style:style style:name="co55" style:family="table-column">
      <style:table-column-properties fo:break-before="auto" style:column-width="35.12mm"/>
    </style:style>
    <style:style style:name="co56" style:family="table-column">
      <style:table-column-properties fo:break-before="auto" style:column-width="30.36mm"/>
    </style:style>
    <style:style style:name="co57" style:family="table-column">
      <style:table-column-properties fo:break-before="auto" style:column-width="29.44mm"/>
    </style:style>
    <style:style style:name="co58" style:family="table-column">
      <style:table-column-properties fo:break-before="auto" style:column-width="18.1mm"/>
    </style:style>
    <style:style style:name="co59" style:family="table-column">
      <style:table-column-properties fo:break-before="auto" style:column-width="43.97mm"/>
    </style:style>
    <style:style style:name="co60" style:family="table-column">
      <style:table-column-properties fo:break-before="auto" style:column-width="37.61mm"/>
    </style:style>
    <style:style style:name="co61" style:family="table-column">
      <style:table-column-properties fo:break-before="auto" style:column-width="30.59mm"/>
    </style:style>
    <style:style style:name="co62" style:family="table-column">
      <style:table-column-properties fo:break-before="auto" style:column-width="22.63mm"/>
    </style:style>
    <style:style style:name="co63" style:family="table-column">
      <style:table-column-properties fo:break-before="auto" style:column-width="35.58mm"/>
    </style:style>
    <style:style style:name="co64" style:family="table-column">
      <style:table-column-properties fo:break-before="auto" style:column-width="43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3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77"/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4" style:family="table-cell" style:parent-style-name="Default" style:data-style-name="N1"/>
    <style:style style:name="ce59" style:family="table-cell" style:parent-style-name="Default">
      <style:table-cell-properties fo:background-color="#fff200"/>
    </style:style>
    <style:style style:name="ce34" style:family="table-cell" style:parent-style-name="Default" style:data-style-name="N0"/>
    <style:style style:name="ce3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72bf44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fo:background-color="#72bf44" fo:border="0.06pt solid #000000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 style:data-style-name="N99">
      <style:text-properties fo:font-weight="normal" style:font-weight-asian="normal" style:font-weight-complex="normal"/>
    </style:style>
    <style:style style:name="ce61" style:family="table-cell" style:parent-style-name="Default" style:data-style-name="N99"/>
    <style:style style:name="ce14" style:family="table-cell" style:parent-style-name="Default" style:data-style-name="N99">
      <style:map style:condition="cell-content()=0" style:apply-style-name="Bad" style:base-cell-address="'NGINX Results'.J2"/>
    </style:style>
    <style:style style:name="ce16" style:family="table-cell" style:parent-style-name="Default" style:data-style-name="N99">
      <style:map style:condition="cell-content()=0" style:apply-style-name="Bad" style:base-cell-address="'NGINX Results'.J3"/>
    </style:style>
    <style:style style:name="ce35" style:family="table-cell" style:parent-style-name="Default" style:data-style-name="N99">
      <style:map style:condition="cell-content()=0" style:apply-style-name="Bad" style:base-cell-address="'NGINX Results'.J4"/>
    </style:style>
    <style:style style:name="ce38" style:family="table-cell" style:parent-style-name="Default" style:data-style-name="N99">
      <style:map style:condition="cell-content()=0" style:apply-style-name="Bad" style:base-cell-address="'NGINX Results'.J5"/>
    </style:style>
    <style:style style:name="ce39" style:family="table-cell" style:parent-style-name="Default" style:data-style-name="N99">
      <style:map style:condition="cell-content()=0" style:apply-style-name="Bad" style:base-cell-address="'NGINX Results'.J6"/>
    </style:style>
    <style:style style:name="ce40" style:family="table-cell" style:parent-style-name="Default" style:data-style-name="N99">
      <style:map style:condition="cell-content()=0" style:apply-style-name="Bad" style:base-cell-address="'NGINX Results'.J7"/>
    </style:style>
    <style:style style:name="ce41" style:family="table-cell" style:parent-style-name="Default" style:data-style-name="N99">
      <style:map style:condition="cell-content()=0" style:apply-style-name="Bad" style:base-cell-address="'NGINX Results'.J8"/>
    </style:style>
    <style:style style:name="ce42" style:family="table-cell" style:parent-style-name="Default" style:data-style-name="N99">
      <style:map style:condition="cell-content()=0" style:apply-style-name="Bad" style:base-cell-address="'NGINX Results'.J9"/>
    </style:style>
    <style:style style:name="ce43" style:family="table-cell" style:parent-style-name="Default" style:data-style-name="N99">
      <style:map style:condition="cell-content()=0" style:apply-style-name="Bad" style:base-cell-address="'NGINX Results'.J10"/>
    </style:style>
    <style:style style:name="ce44" style:family="table-cell" style:parent-style-name="Default" style:data-style-name="N99">
      <style:map style:condition="cell-content()=0" style:apply-style-name="Bad" style:base-cell-address="'NGINX Results'.J11"/>
    </style:style>
    <style:style style:name="ce45" style:family="table-cell" style:parent-style-name="Default" style:data-style-name="N99">
      <style:map style:condition="cell-content()=0" style:apply-style-name="Bad" style:base-cell-address="'NGINX Results'.J12"/>
    </style:style>
    <style:style style:name="ce46" style:family="table-cell" style:parent-style-name="Default" style:data-style-name="N99">
      <style:map style:condition="cell-content()=0" style:apply-style-name="Bad" style:base-cell-address="'NGINX Results'.J13"/>
    </style:style>
    <style:style style:name="ce47" style:family="table-cell" style:parent-style-name="Default" style:data-style-name="N99">
      <style:map style:condition="cell-content()=0" style:apply-style-name="Bad" style:base-cell-address="'NGINX Results'.J14"/>
    </style:style>
    <style:style style:name="ce48" style:family="table-cell" style:parent-style-name="Default" style:data-style-name="N99">
      <style:map style:condition="cell-content()=0" style:apply-style-name="Bad" style:base-cell-address="'NGINX Results'.J15"/>
    </style:style>
    <style:style style:name="ce51" style:family="table-cell" style:parent-style-name="Default" style:data-style-name="N99">
      <style:map style:condition="cell-content()=0" style:apply-style-name="Bad" style:base-cell-address="'NGINX Results'.J16"/>
    </style:style>
    <style:style style:name="ce52" style:family="table-cell" style:parent-style-name="Default" style:data-style-name="N99">
      <style:map style:condition="cell-content()=0" style:apply-style-name="Bad" style:base-cell-address="'NGINX Results'.J17"/>
    </style:style>
    <style:style style:name="ce53" style:family="table-cell" style:parent-style-name="Default" style:data-style-name="N99">
      <style:map style:condition="cell-content()=0" style:apply-style-name="Bad" style:base-cell-address="'NGINX Results'.J18"/>
    </style:style>
    <style:style style:name="ce54" style:family="table-cell" style:parent-style-name="Default" style:data-style-name="N99">
      <style:map style:condition="cell-content()=0" style:apply-style-name="Bad" style:base-cell-address="'NGINX Results'.J19"/>
    </style:style>
    <style:style style:name="ce55" style:family="table-cell" style:parent-style-name="Default" style:data-style-name="N99">
      <style:map style:condition="cell-content()=0" style:apply-style-name="Bad" style:base-cell-address="'NGINX Results'.J20"/>
    </style:style>
    <style:style style:name="ce56" style:family="table-cell" style:parent-style-name="Default" style:data-style-name="N99">
      <style:map style:condition="cell-content()=0" style:apply-style-name="Bad" style:base-cell-address="'NGINX Results'.J21"/>
    </style:style>
    <style:style style:name="ce58" style:family="table-cell" style:parent-style-name="Default" style:data-style-name="N99">
      <style:map style:condition="cell-content()=0" style:apply-style-name="Bad" style:base-cell-address="'NGINX Results'.J22"/>
    </style:style>
    <style:style style:name="ce65" style:family="table-cell" style:parent-style-name="Default" style:data-style-name="N99">
      <style:map style:condition="cell-content()=0" style:apply-style-name="Bad" style:base-cell-address="'NGINX Results'.J23"/>
    </style:style>
    <style:style style:name="ce66" style:family="table-cell" style:parent-style-name="Default" style:data-style-name="N99">
      <style:map style:condition="cell-content()=0" style:apply-style-name="Bad" style:base-cell-address="'NGINX Results'.J24"/>
    </style:style>
    <style:style style:name="ce67" style:family="table-cell" style:parent-style-name="Default" style:data-style-name="N99">
      <style:map style:condition="cell-content()=0" style:apply-style-name="Bad" style:base-cell-address="'NGINX Results'.J25"/>
    </style:style>
    <style:style style:name="ce68" style:family="table-cell" style:parent-style-name="Default" style:data-style-name="N99">
      <style:map style:condition="cell-content()=0" style:apply-style-name="Bad" style:base-cell-address="'NGINX Results'.J26"/>
    </style:style>
    <style:style style:name="ce69" style:family="table-cell" style:parent-style-name="Default" style:data-style-name="N99">
      <style:map style:condition="cell-content()=0" style:apply-style-name="Bad" style:base-cell-address="'NGINX Results'.J27"/>
    </style:style>
    <style:style style:name="ce70" style:family="table-cell" style:parent-style-name="Default" style:data-style-name="N99">
      <style:map style:condition="cell-content()=0" style:apply-style-name="Bad" style:base-cell-address="'NGINX Results'.J28"/>
    </style:style>
    <style:style style:name="ce71" style:family="table-cell" style:parent-style-name="Default" style:data-style-name="N99">
      <style:map style:condition="cell-content()=0" style:apply-style-name="Bad" style:base-cell-address="'NGINX Results'.J29"/>
    </style:style>
    <style:style style:name="ce15" style:family="table-cell" style:parent-style-name="Default" style:data-style-name="N4">
      <style:text-properties fo:font-weight="bold" style:font-weight-asian="bold" style:font-weight-complex="bold"/>
    </style:style>
    <style:style style:name="ce275" style:family="table-cell" style:parent-style-name="Default" style:data-style-name="N100"/>
    <style:style style:name="ce74" style:family="table-cell" style:parent-style-name="Default" style:data-style-name="N99">
      <style:map style:condition="cell-content()=0" style:apply-style-name="Bad" style:base-cell-address="'NGINX Results'.M2"/>
    </style:style>
    <style:style style:name="ce75" style:family="table-cell" style:parent-style-name="Default" style:data-style-name="N99">
      <style:map style:condition="cell-content()=0" style:apply-style-name="Bad" style:base-cell-address="'NGINX Results'.M3"/>
    </style:style>
    <style:style style:name="ce76" style:family="table-cell" style:parent-style-name="Default" style:data-style-name="N99">
      <style:map style:condition="cell-content()=0" style:apply-style-name="Bad" style:base-cell-address="'NGINX Results'.M4"/>
    </style:style>
    <style:style style:name="ce77" style:family="table-cell" style:parent-style-name="Default" style:data-style-name="N99">
      <style:map style:condition="cell-content()=0" style:apply-style-name="Bad" style:base-cell-address="'NGINX Results'.M5"/>
    </style:style>
    <style:style style:name="ce78" style:family="table-cell" style:parent-style-name="Default" style:data-style-name="N99">
      <style:map style:condition="cell-content()=0" style:apply-style-name="Bad" style:base-cell-address="'NGINX Results'.M6"/>
    </style:style>
    <style:style style:name="ce79" style:family="table-cell" style:parent-style-name="Default" style:data-style-name="N99">
      <style:map style:condition="cell-content()=0" style:apply-style-name="Bad" style:base-cell-address="'NGINX Results'.M7"/>
    </style:style>
    <style:style style:name="ce80" style:family="table-cell" style:parent-style-name="Default" style:data-style-name="N99">
      <style:map style:condition="cell-content()=0" style:apply-style-name="Bad" style:base-cell-address="'NGINX Results'.M8"/>
    </style:style>
    <style:style style:name="ce81" style:family="table-cell" style:parent-style-name="Default" style:data-style-name="N99">
      <style:map style:condition="cell-content()=0" style:apply-style-name="Bad" style:base-cell-address="'NGINX Results'.M9"/>
    </style:style>
    <style:style style:name="ce82" style:family="table-cell" style:parent-style-name="Default" style:data-style-name="N99">
      <style:map style:condition="cell-content()=0" style:apply-style-name="Bad" style:base-cell-address="'NGINX Results'.M10"/>
    </style:style>
    <style:style style:name="ce83" style:family="table-cell" style:parent-style-name="Default" style:data-style-name="N99">
      <style:map style:condition="cell-content()=0" style:apply-style-name="Bad" style:base-cell-address="'NGINX Results'.M11"/>
    </style:style>
    <style:style style:name="ce84" style:family="table-cell" style:parent-style-name="Default" style:data-style-name="N99">
      <style:map style:condition="cell-content()=0" style:apply-style-name="Bad" style:base-cell-address="'NGINX Results'.M12"/>
    </style:style>
    <style:style style:name="ce85" style:family="table-cell" style:parent-style-name="Default" style:data-style-name="N99">
      <style:map style:condition="cell-content()=0" style:apply-style-name="Bad" style:base-cell-address="'NGINX Results'.M13"/>
    </style:style>
    <style:style style:name="ce86" style:family="table-cell" style:parent-style-name="Default" style:data-style-name="N99">
      <style:map style:condition="cell-content()=0" style:apply-style-name="Bad" style:base-cell-address="'NGINX Results'.M14"/>
    </style:style>
    <style:style style:name="ce87" style:family="table-cell" style:parent-style-name="Default" style:data-style-name="N99">
      <style:map style:condition="cell-content()=0" style:apply-style-name="Bad" style:base-cell-address="'NGINX Results'.M15"/>
    </style:style>
    <style:style style:name="ce88" style:family="table-cell" style:parent-style-name="Default" style:data-style-name="N99">
      <style:map style:condition="cell-content()=0" style:apply-style-name="Bad" style:base-cell-address="'NGINX Results'.M16"/>
    </style:style>
    <style:style style:name="ce89" style:family="table-cell" style:parent-style-name="Default" style:data-style-name="N99">
      <style:map style:condition="cell-content()=0" style:apply-style-name="Bad" style:base-cell-address="'NGINX Results'.M17"/>
    </style:style>
    <style:style style:name="ce90" style:family="table-cell" style:parent-style-name="Default" style:data-style-name="N99">
      <style:map style:condition="cell-content()=0" style:apply-style-name="Bad" style:base-cell-address="'NGINX Results'.M18"/>
    </style:style>
    <style:style style:name="ce91" style:family="table-cell" style:parent-style-name="Default" style:data-style-name="N99">
      <style:map style:condition="cell-content()=0" style:apply-style-name="Bad" style:base-cell-address="'NGINX Results'.M19"/>
    </style:style>
    <style:style style:name="ce92" style:family="table-cell" style:parent-style-name="Default" style:data-style-name="N99">
      <style:map style:condition="cell-content()=0" style:apply-style-name="Bad" style:base-cell-address="'NGINX Results'.M20"/>
    </style:style>
    <style:style style:name="ce93" style:family="table-cell" style:parent-style-name="Default" style:data-style-name="N99">
      <style:map style:condition="cell-content()=0" style:apply-style-name="Bad" style:base-cell-address="'NGINX Results'.M21"/>
    </style:style>
    <style:style style:name="ce94" style:family="table-cell" style:parent-style-name="Default" style:data-style-name="N99">
      <style:map style:condition="cell-content()=0" style:apply-style-name="Bad" style:base-cell-address="'NGINX Results'.M22"/>
    </style:style>
    <style:style style:name="ce95" style:family="table-cell" style:parent-style-name="Default" style:data-style-name="N99">
      <style:map style:condition="cell-content()=0" style:apply-style-name="Bad" style:base-cell-address="'NGINX Results'.M23"/>
    </style:style>
    <style:style style:name="ce96" style:family="table-cell" style:parent-style-name="Default" style:data-style-name="N99">
      <style:map style:condition="cell-content()=0" style:apply-style-name="Bad" style:base-cell-address="'NGINX Results'.M24"/>
    </style:style>
    <style:style style:name="ce97" style:family="table-cell" style:parent-style-name="Default" style:data-style-name="N99">
      <style:map style:condition="cell-content()=0" style:apply-style-name="Bad" style:base-cell-address="'NGINX Results'.M25"/>
    </style:style>
    <style:style style:name="ce98" style:family="table-cell" style:parent-style-name="Default" style:data-style-name="N99">
      <style:map style:condition="cell-content()=0" style:apply-style-name="Bad" style:base-cell-address="'NGINX Results'.M26"/>
    </style:style>
    <style:style style:name="ce99" style:family="table-cell" style:parent-style-name="Default" style:data-style-name="N99">
      <style:map style:condition="cell-content()=0" style:apply-style-name="Bad" style:base-cell-address="'NGINX Results'.M27"/>
    </style:style>
    <style:style style:name="ce100" style:family="table-cell" style:parent-style-name="Default" style:data-style-name="N99">
      <style:map style:condition="cell-content()=0" style:apply-style-name="Bad" style:base-cell-address="'NGINX Results'.M28"/>
    </style:style>
    <style:style style:name="ce101" style:family="table-cell" style:parent-style-name="Default" style:data-style-name="N99">
      <style:map style:condition="cell-content()=0" style:apply-style-name="Bad" style:base-cell-address="'NGINX Results'.M29"/>
    </style:style>
    <style:style style:name="ce102" style:family="table-cell" style:parent-style-name="Default" style:data-style-name="N99">
      <style:map style:condition="cell-content()=0" style:apply-style-name="Bad" style:base-cell-address="'NGINX Results'.O2"/>
    </style:style>
    <style:style style:name="ce103" style:family="table-cell" style:parent-style-name="Default" style:data-style-name="N99">
      <style:map style:condition="cell-content()=0" style:apply-style-name="Bad" style:base-cell-address="'NGINX Results'.O3"/>
    </style:style>
    <style:style style:name="ce104" style:family="table-cell" style:parent-style-name="Default" style:data-style-name="N99">
      <style:map style:condition="cell-content()=0" style:apply-style-name="Bad" style:base-cell-address="'NGINX Results'.O4"/>
    </style:style>
    <style:style style:name="ce105" style:family="table-cell" style:parent-style-name="Default" style:data-style-name="N99">
      <style:map style:condition="cell-content()=0" style:apply-style-name="Bad" style:base-cell-address="'NGINX Results'.O5"/>
    </style:style>
    <style:style style:name="ce106" style:family="table-cell" style:parent-style-name="Default" style:data-style-name="N99">
      <style:map style:condition="cell-content()=0" style:apply-style-name="Bad" style:base-cell-address="'NGINX Results'.O6"/>
    </style:style>
    <style:style style:name="ce107" style:family="table-cell" style:parent-style-name="Default" style:data-style-name="N99">
      <style:map style:condition="cell-content()=0" style:apply-style-name="Bad" style:base-cell-address="'NGINX Results'.O7"/>
    </style:style>
    <style:style style:name="ce108" style:family="table-cell" style:parent-style-name="Default" style:data-style-name="N99">
      <style:map style:condition="cell-content()=0" style:apply-style-name="Bad" style:base-cell-address="'NGINX Results'.O8"/>
    </style:style>
    <style:style style:name="ce109" style:family="table-cell" style:parent-style-name="Default" style:data-style-name="N99">
      <style:map style:condition="cell-content()=0" style:apply-style-name="Bad" style:base-cell-address="'NGINX Results'.O9"/>
    </style:style>
    <style:style style:name="ce110" style:family="table-cell" style:parent-style-name="Default" style:data-style-name="N99">
      <style:map style:condition="cell-content()=0" style:apply-style-name="Bad" style:base-cell-address="'NGINX Results'.O10"/>
    </style:style>
    <style:style style:name="ce111" style:family="table-cell" style:parent-style-name="Default" style:data-style-name="N99">
      <style:map style:condition="cell-content()=0" style:apply-style-name="Bad" style:base-cell-address="'NGINX Results'.O11"/>
    </style:style>
    <style:style style:name="ce112" style:family="table-cell" style:parent-style-name="Default" style:data-style-name="N99">
      <style:map style:condition="cell-content()=0" style:apply-style-name="Bad" style:base-cell-address="'NGINX Results'.O12"/>
    </style:style>
    <style:style style:name="ce113" style:family="table-cell" style:parent-style-name="Default" style:data-style-name="N99">
      <style:map style:condition="cell-content()=0" style:apply-style-name="Bad" style:base-cell-address="'NGINX Results'.O13"/>
    </style:style>
    <style:style style:name="ce114" style:family="table-cell" style:parent-style-name="Default" style:data-style-name="N99">
      <style:map style:condition="cell-content()=0" style:apply-style-name="Bad" style:base-cell-address="'NGINX Results'.O14"/>
    </style:style>
    <style:style style:name="ce115" style:family="table-cell" style:parent-style-name="Default" style:data-style-name="N99">
      <style:map style:condition="cell-content()=0" style:apply-style-name="Bad" style:base-cell-address="'NGINX Results'.O15"/>
    </style:style>
    <style:style style:name="ce116" style:family="table-cell" style:parent-style-name="Default" style:data-style-name="N99">
      <style:map style:condition="cell-content()=0" style:apply-style-name="Bad" style:base-cell-address="'NGINX Results'.O16"/>
    </style:style>
    <style:style style:name="ce117" style:family="table-cell" style:parent-style-name="Default" style:data-style-name="N99">
      <style:map style:condition="cell-content()=0" style:apply-style-name="Bad" style:base-cell-address="'NGINX Results'.O17"/>
    </style:style>
    <style:style style:name="ce118" style:family="table-cell" style:parent-style-name="Default" style:data-style-name="N99">
      <style:map style:condition="cell-content()=0" style:apply-style-name="Bad" style:base-cell-address="'NGINX Results'.O18"/>
    </style:style>
    <style:style style:name="ce119" style:family="table-cell" style:parent-style-name="Default" style:data-style-name="N99">
      <style:map style:condition="cell-content()=0" style:apply-style-name="Bad" style:base-cell-address="'NGINX Results'.O19"/>
    </style:style>
    <style:style style:name="ce120" style:family="table-cell" style:parent-style-name="Default" style:data-style-name="N99">
      <style:map style:condition="cell-content()=0" style:apply-style-name="Bad" style:base-cell-address="'NGINX Results'.O20"/>
    </style:style>
    <style:style style:name="ce121" style:family="table-cell" style:parent-style-name="Default" style:data-style-name="N99">
      <style:map style:condition="cell-content()=0" style:apply-style-name="Bad" style:base-cell-address="'NGINX Results'.O21"/>
    </style:style>
    <style:style style:name="ce122" style:family="table-cell" style:parent-style-name="Default" style:data-style-name="N99">
      <style:map style:condition="cell-content()=0" style:apply-style-name="Bad" style:base-cell-address="'NGINX Results'.O22"/>
    </style:style>
    <style:style style:name="ce123" style:family="table-cell" style:parent-style-name="Default" style:data-style-name="N99">
      <style:map style:condition="cell-content()=0" style:apply-style-name="Bad" style:base-cell-address="'NGINX Results'.O23"/>
    </style:style>
    <style:style style:name="ce124" style:family="table-cell" style:parent-style-name="Default" style:data-style-name="N99">
      <style:map style:condition="cell-content()=0" style:apply-style-name="Bad" style:base-cell-address="'NGINX Results'.O24"/>
    </style:style>
    <style:style style:name="ce125" style:family="table-cell" style:parent-style-name="Default" style:data-style-name="N99">
      <style:map style:condition="cell-content()=0" style:apply-style-name="Bad" style:base-cell-address="'NGINX Results'.O25"/>
    </style:style>
    <style:style style:name="ce126" style:family="table-cell" style:parent-style-name="Default" style:data-style-name="N99">
      <style:map style:condition="cell-content()=0" style:apply-style-name="Bad" style:base-cell-address="'NGINX Results'.O26"/>
    </style:style>
    <style:style style:name="ce127" style:family="table-cell" style:parent-style-name="Default" style:data-style-name="N99">
      <style:map style:condition="cell-content()=0" style:apply-style-name="Bad" style:base-cell-address="'NGINX Results'.O27"/>
    </style:style>
    <style:style style:name="ce128" style:family="table-cell" style:parent-style-name="Default" style:data-style-name="N99">
      <style:map style:condition="cell-content()=0" style:apply-style-name="Bad" style:base-cell-address="'NGINX Results'.O28"/>
    </style:style>
    <style:style style:name="ce129" style:family="table-cell" style:parent-style-name="Default" style:data-style-name="N99">
      <style:map style:condition="cell-content()=0" style:apply-style-name="Bad" style:base-cell-address="'NGINX Results'.O29"/>
    </style:style>
    <style:style style:name="ce130" style:family="table-cell" style:parent-style-name="Default" style:data-style-name="N99">
      <style:map style:condition="cell-content()=0" style:apply-style-name="Bad" style:base-cell-address="'NGINX Results'.Q2"/>
    </style:style>
    <style:style style:name="ce131" style:family="table-cell" style:parent-style-name="Default" style:data-style-name="N99">
      <style:map style:condition="cell-content()=0" style:apply-style-name="Bad" style:base-cell-address="'NGINX Results'.Q3"/>
    </style:style>
    <style:style style:name="ce132" style:family="table-cell" style:parent-style-name="Default" style:data-style-name="N99">
      <style:map style:condition="cell-content()=0" style:apply-style-name="Bad" style:base-cell-address="'NGINX Results'.Q4"/>
    </style:style>
    <style:style style:name="ce133" style:family="table-cell" style:parent-style-name="Default" style:data-style-name="N99">
      <style:map style:condition="cell-content()=0" style:apply-style-name="Bad" style:base-cell-address="'NGINX Results'.Q5"/>
    </style:style>
    <style:style style:name="ce134" style:family="table-cell" style:parent-style-name="Default" style:data-style-name="N99">
      <style:map style:condition="cell-content()=0" style:apply-style-name="Bad" style:base-cell-address="'NGINX Results'.Q6"/>
    </style:style>
    <style:style style:name="ce135" style:family="table-cell" style:parent-style-name="Default" style:data-style-name="N99">
      <style:map style:condition="cell-content()=0" style:apply-style-name="Bad" style:base-cell-address="'NGINX Results'.Q7"/>
    </style:style>
    <style:style style:name="ce136" style:family="table-cell" style:parent-style-name="Default" style:data-style-name="N99">
      <style:map style:condition="cell-content()=0" style:apply-style-name="Bad" style:base-cell-address="'NGINX Results'.Q8"/>
    </style:style>
    <style:style style:name="ce137" style:family="table-cell" style:parent-style-name="Default" style:data-style-name="N99">
      <style:map style:condition="cell-content()=0" style:apply-style-name="Bad" style:base-cell-address="'NGINX Results'.Q9"/>
    </style:style>
    <style:style style:name="ce138" style:family="table-cell" style:parent-style-name="Default" style:data-style-name="N99">
      <style:map style:condition="cell-content()=0" style:apply-style-name="Bad" style:base-cell-address="'NGINX Results'.Q10"/>
    </style:style>
    <style:style style:name="ce139" style:family="table-cell" style:parent-style-name="Default" style:data-style-name="N99">
      <style:map style:condition="cell-content()=0" style:apply-style-name="Bad" style:base-cell-address="'NGINX Results'.Q11"/>
    </style:style>
    <style:style style:name="ce140" style:family="table-cell" style:parent-style-name="Default" style:data-style-name="N99">
      <style:map style:condition="cell-content()=0" style:apply-style-name="Bad" style:base-cell-address="'NGINX Results'.Q12"/>
    </style:style>
    <style:style style:name="ce141" style:family="table-cell" style:parent-style-name="Default" style:data-style-name="N99">
      <style:map style:condition="cell-content()=0" style:apply-style-name="Bad" style:base-cell-address="'NGINX Results'.Q13"/>
    </style:style>
    <style:style style:name="ce142" style:family="table-cell" style:parent-style-name="Default" style:data-style-name="N99">
      <style:map style:condition="cell-content()=0" style:apply-style-name="Bad" style:base-cell-address="'NGINX Results'.Q14"/>
    </style:style>
    <style:style style:name="ce143" style:family="table-cell" style:parent-style-name="Default" style:data-style-name="N99">
      <style:map style:condition="cell-content()=0" style:apply-style-name="Bad" style:base-cell-address="'NGINX Results'.Q15"/>
    </style:style>
    <style:style style:name="ce144" style:family="table-cell" style:parent-style-name="Default" style:data-style-name="N99">
      <style:map style:condition="cell-content()=0" style:apply-style-name="Bad" style:base-cell-address="'NGINX Results'.Q16"/>
    </style:style>
    <style:style style:name="ce145" style:family="table-cell" style:parent-style-name="Default" style:data-style-name="N99">
      <style:map style:condition="cell-content()=0" style:apply-style-name="Bad" style:base-cell-address="'NGINX Results'.Q17"/>
    </style:style>
    <style:style style:name="ce146" style:family="table-cell" style:parent-style-name="Default" style:data-style-name="N99">
      <style:map style:condition="cell-content()=0" style:apply-style-name="Bad" style:base-cell-address="'NGINX Results'.Q18"/>
    </style:style>
    <style:style style:name="ce147" style:family="table-cell" style:parent-style-name="Default" style:data-style-name="N99">
      <style:map style:condition="cell-content()=0" style:apply-style-name="Bad" style:base-cell-address="'NGINX Results'.Q19"/>
    </style:style>
    <style:style style:name="ce148" style:family="table-cell" style:parent-style-name="Default" style:data-style-name="N99">
      <style:map style:condition="cell-content()=0" style:apply-style-name="Bad" style:base-cell-address="'NGINX Results'.Q20"/>
    </style:style>
    <style:style style:name="ce149" style:family="table-cell" style:parent-style-name="Default" style:data-style-name="N99">
      <style:map style:condition="cell-content()=0" style:apply-style-name="Bad" style:base-cell-address="'NGINX Results'.Q21"/>
    </style:style>
    <style:style style:name="ce150" style:family="table-cell" style:parent-style-name="Default" style:data-style-name="N99">
      <style:map style:condition="cell-content()=0" style:apply-style-name="Bad" style:base-cell-address="'NGINX Results'.Q22"/>
    </style:style>
    <style:style style:name="ce151" style:family="table-cell" style:parent-style-name="Default" style:data-style-name="N99">
      <style:map style:condition="cell-content()=0" style:apply-style-name="Bad" style:base-cell-address="'NGINX Results'.Q23"/>
    </style:style>
    <style:style style:name="ce152" style:family="table-cell" style:parent-style-name="Default" style:data-style-name="N99">
      <style:map style:condition="cell-content()=0" style:apply-style-name="Bad" style:base-cell-address="'NGINX Results'.Q24"/>
    </style:style>
    <style:style style:name="ce153" style:family="table-cell" style:parent-style-name="Default" style:data-style-name="N99">
      <style:map style:condition="cell-content()=0" style:apply-style-name="Bad" style:base-cell-address="'NGINX Results'.Q25"/>
    </style:style>
    <style:style style:name="ce154" style:family="table-cell" style:parent-style-name="Default" style:data-style-name="N99">
      <style:map style:condition="cell-content()=0" style:apply-style-name="Bad" style:base-cell-address="'NGINX Results'.Q26"/>
    </style:style>
    <style:style style:name="ce155" style:family="table-cell" style:parent-style-name="Default" style:data-style-name="N99">
      <style:map style:condition="cell-content()=0" style:apply-style-name="Bad" style:base-cell-address="'NGINX Results'.Q27"/>
    </style:style>
    <style:style style:name="ce156" style:family="table-cell" style:parent-style-name="Default" style:data-style-name="N99">
      <style:map style:condition="cell-content()=0" style:apply-style-name="Bad" style:base-cell-address="'NGINX Results'.Q28"/>
    </style:style>
    <style:style style:name="ce157" style:family="table-cell" style:parent-style-name="Default" style:data-style-name="N99">
      <style:map style:condition="cell-content()=0" style:apply-style-name="Bad" style:base-cell-address="'NGINX Results'.Q29"/>
    </style:style>
    <style:style style:name="ce158" style:family="table-cell" style:parent-style-name="Default" style:data-style-name="N99">
      <style:map style:condition="cell-content()=0" style:apply-style-name="Bad" style:base-cell-address="'NGINX Results'.S2"/>
    </style:style>
    <style:style style:name="ce159" style:family="table-cell" style:parent-style-name="Default" style:data-style-name="N99">
      <style:map style:condition="cell-content()=0" style:apply-style-name="Bad" style:base-cell-address="'NGINX Results'.S3"/>
    </style:style>
    <style:style style:name="ce160" style:family="table-cell" style:parent-style-name="Default" style:data-style-name="N99">
      <style:map style:condition="cell-content()=0" style:apply-style-name="Bad" style:base-cell-address="'NGINX Results'.S4"/>
    </style:style>
    <style:style style:name="ce161" style:family="table-cell" style:parent-style-name="Default" style:data-style-name="N99">
      <style:map style:condition="cell-content()=0" style:apply-style-name="Bad" style:base-cell-address="'NGINX Results'.S5"/>
    </style:style>
    <style:style style:name="ce162" style:family="table-cell" style:parent-style-name="Default" style:data-style-name="N99">
      <style:map style:condition="cell-content()=0" style:apply-style-name="Bad" style:base-cell-address="'NGINX Results'.S6"/>
    </style:style>
    <style:style style:name="ce163" style:family="table-cell" style:parent-style-name="Default" style:data-style-name="N99">
      <style:map style:condition="cell-content()=0" style:apply-style-name="Bad" style:base-cell-address="'NGINX Results'.S7"/>
    </style:style>
    <style:style style:name="ce164" style:family="table-cell" style:parent-style-name="Default" style:data-style-name="N99">
      <style:map style:condition="cell-content()=0" style:apply-style-name="Bad" style:base-cell-address="'NGINX Results'.S8"/>
    </style:style>
    <style:style style:name="ce165" style:family="table-cell" style:parent-style-name="Default" style:data-style-name="N99">
      <style:map style:condition="cell-content()=0" style:apply-style-name="Bad" style:base-cell-address="'NGINX Results'.S9"/>
    </style:style>
    <style:style style:name="ce166" style:family="table-cell" style:parent-style-name="Default" style:data-style-name="N99">
      <style:map style:condition="cell-content()=0" style:apply-style-name="Bad" style:base-cell-address="'NGINX Results'.S10"/>
    </style:style>
    <style:style style:name="ce167" style:family="table-cell" style:parent-style-name="Default" style:data-style-name="N99">
      <style:map style:condition="cell-content()=0" style:apply-style-name="Bad" style:base-cell-address="'NGINX Results'.S11"/>
    </style:style>
    <style:style style:name="ce168" style:family="table-cell" style:parent-style-name="Default" style:data-style-name="N99">
      <style:map style:condition="cell-content()=0" style:apply-style-name="Bad" style:base-cell-address="'NGINX Results'.S12"/>
    </style:style>
    <style:style style:name="ce169" style:family="table-cell" style:parent-style-name="Default" style:data-style-name="N99">
      <style:map style:condition="cell-content()=0" style:apply-style-name="Bad" style:base-cell-address="'NGINX Results'.S13"/>
    </style:style>
    <style:style style:name="ce170" style:family="table-cell" style:parent-style-name="Default" style:data-style-name="N99">
      <style:map style:condition="cell-content()=0" style:apply-style-name="Bad" style:base-cell-address="'NGINX Results'.S14"/>
    </style:style>
    <style:style style:name="ce171" style:family="table-cell" style:parent-style-name="Default" style:data-style-name="N99">
      <style:map style:condition="cell-content()=0" style:apply-style-name="Bad" style:base-cell-address="'NGINX Results'.S15"/>
    </style:style>
    <style:style style:name="ce172" style:family="table-cell" style:parent-style-name="Default" style:data-style-name="N99">
      <style:map style:condition="cell-content()=0" style:apply-style-name="Bad" style:base-cell-address="'NGINX Results'.S16"/>
    </style:style>
    <style:style style:name="ce173" style:family="table-cell" style:parent-style-name="Default" style:data-style-name="N99">
      <style:map style:condition="cell-content()=0" style:apply-style-name="Bad" style:base-cell-address="'NGINX Results'.S17"/>
    </style:style>
    <style:style style:name="ce174" style:family="table-cell" style:parent-style-name="Default" style:data-style-name="N99">
      <style:map style:condition="cell-content()=0" style:apply-style-name="Bad" style:base-cell-address="'NGINX Results'.S18"/>
    </style:style>
    <style:style style:name="ce175" style:family="table-cell" style:parent-style-name="Default" style:data-style-name="N99">
      <style:map style:condition="cell-content()=0" style:apply-style-name="Bad" style:base-cell-address="'NGINX Results'.S19"/>
    </style:style>
    <style:style style:name="ce176" style:family="table-cell" style:parent-style-name="Default" style:data-style-name="N99">
      <style:map style:condition="cell-content()=0" style:apply-style-name="Bad" style:base-cell-address="'NGINX Results'.S20"/>
    </style:style>
    <style:style style:name="ce177" style:family="table-cell" style:parent-style-name="Default" style:data-style-name="N99">
      <style:map style:condition="cell-content()=0" style:apply-style-name="Bad" style:base-cell-address="'NGINX Results'.S21"/>
    </style:style>
    <style:style style:name="ce178" style:family="table-cell" style:parent-style-name="Default" style:data-style-name="N99">
      <style:map style:condition="cell-content()=0" style:apply-style-name="Bad" style:base-cell-address="'NGINX Results'.S22"/>
    </style:style>
    <style:style style:name="ce179" style:family="table-cell" style:parent-style-name="Default" style:data-style-name="N99">
      <style:map style:condition="cell-content()=0" style:apply-style-name="Bad" style:base-cell-address="'NGINX Results'.S23"/>
    </style:style>
    <style:style style:name="ce180" style:family="table-cell" style:parent-style-name="Default" style:data-style-name="N99">
      <style:map style:condition="cell-content()=0" style:apply-style-name="Bad" style:base-cell-address="'NGINX Results'.S24"/>
    </style:style>
    <style:style style:name="ce181" style:family="table-cell" style:parent-style-name="Default" style:data-style-name="N99">
      <style:map style:condition="cell-content()=0" style:apply-style-name="Bad" style:base-cell-address="'NGINX Results'.S25"/>
    </style:style>
    <style:style style:name="ce182" style:family="table-cell" style:parent-style-name="Default" style:data-style-name="N99">
      <style:map style:condition="cell-content()=0" style:apply-style-name="Bad" style:base-cell-address="'NGINX Results'.S26"/>
    </style:style>
    <style:style style:name="ce183" style:family="table-cell" style:parent-style-name="Default" style:data-style-name="N99">
      <style:map style:condition="cell-content()=0" style:apply-style-name="Bad" style:base-cell-address="'NGINX Results'.S27"/>
    </style:style>
    <style:style style:name="ce184" style:family="table-cell" style:parent-style-name="Default" style:data-style-name="N99">
      <style:map style:condition="cell-content()=0" style:apply-style-name="Bad" style:base-cell-address="'NGINX Results'.S28"/>
    </style:style>
    <style:style style:name="ce185" style:family="table-cell" style:parent-style-name="Default" style:data-style-name="N99">
      <style:map style:condition="cell-content()=0" style:apply-style-name="Bad" style:base-cell-address="'NGINX Results'.S29"/>
    </style:style>
    <style:style style:name="ce186" style:family="table-cell" style:parent-style-name="Default" style:data-style-name="N99">
      <style:map style:condition="cell-content()=0" style:apply-style-name="Bad" style:base-cell-address="'NGINX Results'.U2"/>
    </style:style>
    <style:style style:name="ce187" style:family="table-cell" style:parent-style-name="Default" style:data-style-name="N99">
      <style:map style:condition="cell-content()=0" style:apply-style-name="Bad" style:base-cell-address="'NGINX Results'.U3"/>
    </style:style>
    <style:style style:name="ce188" style:family="table-cell" style:parent-style-name="Default" style:data-style-name="N99">
      <style:map style:condition="cell-content()=0" style:apply-style-name="Bad" style:base-cell-address="'NGINX Results'.U4"/>
    </style:style>
    <style:style style:name="ce189" style:family="table-cell" style:parent-style-name="Default" style:data-style-name="N99">
      <style:map style:condition="cell-content()=0" style:apply-style-name="Bad" style:base-cell-address="'NGINX Results'.U5"/>
    </style:style>
    <style:style style:name="ce190" style:family="table-cell" style:parent-style-name="Default" style:data-style-name="N99">
      <style:map style:condition="cell-content()=0" style:apply-style-name="Bad" style:base-cell-address="'NGINX Results'.U6"/>
    </style:style>
    <style:style style:name="ce191" style:family="table-cell" style:parent-style-name="Default" style:data-style-name="N99">
      <style:map style:condition="cell-content()=0" style:apply-style-name="Bad" style:base-cell-address="'NGINX Results'.U7"/>
    </style:style>
    <style:style style:name="ce192" style:family="table-cell" style:parent-style-name="Default" style:data-style-name="N99">
      <style:map style:condition="cell-content()=0" style:apply-style-name="Bad" style:base-cell-address="'NGINX Results'.U8"/>
    </style:style>
    <style:style style:name="ce193" style:family="table-cell" style:parent-style-name="Default" style:data-style-name="N99">
      <style:map style:condition="cell-content()=0" style:apply-style-name="Bad" style:base-cell-address="'NGINX Results'.U9"/>
    </style:style>
    <style:style style:name="ce194" style:family="table-cell" style:parent-style-name="Default" style:data-style-name="N99">
      <style:map style:condition="cell-content()=0" style:apply-style-name="Bad" style:base-cell-address="'NGINX Results'.U10"/>
    </style:style>
    <style:style style:name="ce195" style:family="table-cell" style:parent-style-name="Default" style:data-style-name="N99">
      <style:map style:condition="cell-content()=0" style:apply-style-name="Bad" style:base-cell-address="'NGINX Results'.U11"/>
    </style:style>
    <style:style style:name="ce196" style:family="table-cell" style:parent-style-name="Default" style:data-style-name="N99">
      <style:map style:condition="cell-content()=0" style:apply-style-name="Bad" style:base-cell-address="'NGINX Results'.U12"/>
    </style:style>
    <style:style style:name="ce197" style:family="table-cell" style:parent-style-name="Default" style:data-style-name="N99">
      <style:map style:condition="cell-content()=0" style:apply-style-name="Bad" style:base-cell-address="'NGINX Results'.U13"/>
    </style:style>
    <style:style style:name="ce198" style:family="table-cell" style:parent-style-name="Default" style:data-style-name="N99">
      <style:map style:condition="cell-content()=0" style:apply-style-name="Bad" style:base-cell-address="'NGINX Results'.U14"/>
    </style:style>
    <style:style style:name="ce199" style:family="table-cell" style:parent-style-name="Default" style:data-style-name="N99">
      <style:map style:condition="cell-content()=0" style:apply-style-name="Bad" style:base-cell-address="'NGINX Results'.U15"/>
    </style:style>
    <style:style style:name="ce200" style:family="table-cell" style:parent-style-name="Default" style:data-style-name="N99">
      <style:map style:condition="cell-content()=0" style:apply-style-name="Bad" style:base-cell-address="'NGINX Results'.U16"/>
    </style:style>
    <style:style style:name="ce201" style:family="table-cell" style:parent-style-name="Default" style:data-style-name="N99">
      <style:map style:condition="cell-content()=0" style:apply-style-name="Bad" style:base-cell-address="'NGINX Results'.U17"/>
    </style:style>
    <style:style style:name="ce202" style:family="table-cell" style:parent-style-name="Default" style:data-style-name="N99">
      <style:map style:condition="cell-content()=0" style:apply-style-name="Bad" style:base-cell-address="'NGINX Results'.U18"/>
    </style:style>
    <style:style style:name="ce203" style:family="table-cell" style:parent-style-name="Default" style:data-style-name="N99">
      <style:map style:condition="cell-content()=0" style:apply-style-name="Bad" style:base-cell-address="'NGINX Results'.U19"/>
    </style:style>
    <style:style style:name="ce204" style:family="table-cell" style:parent-style-name="Default" style:data-style-name="N99">
      <style:map style:condition="cell-content()=0" style:apply-style-name="Bad" style:base-cell-address="'NGINX Results'.U20"/>
    </style:style>
    <style:style style:name="ce205" style:family="table-cell" style:parent-style-name="Default" style:data-style-name="N99">
      <style:map style:condition="cell-content()=0" style:apply-style-name="Bad" style:base-cell-address="'NGINX Results'.U21"/>
    </style:style>
    <style:style style:name="ce206" style:family="table-cell" style:parent-style-name="Default" style:data-style-name="N99">
      <style:map style:condition="cell-content()=0" style:apply-style-name="Bad" style:base-cell-address="'NGINX Results'.U22"/>
    </style:style>
    <style:style style:name="ce207" style:family="table-cell" style:parent-style-name="Default" style:data-style-name="N99">
      <style:map style:condition="cell-content()=0" style:apply-style-name="Bad" style:base-cell-address="'NGINX Results'.U23"/>
    </style:style>
    <style:style style:name="ce208" style:family="table-cell" style:parent-style-name="Default" style:data-style-name="N99">
      <style:map style:condition="cell-content()=0" style:apply-style-name="Bad" style:base-cell-address="'NGINX Results'.U24"/>
    </style:style>
    <style:style style:name="ce209" style:family="table-cell" style:parent-style-name="Default" style:data-style-name="N99">
      <style:map style:condition="cell-content()=0" style:apply-style-name="Bad" style:base-cell-address="'NGINX Results'.U25"/>
    </style:style>
    <style:style style:name="ce210" style:family="table-cell" style:parent-style-name="Default" style:data-style-name="N99">
      <style:map style:condition="cell-content()=0" style:apply-style-name="Bad" style:base-cell-address="'NGINX Results'.U26"/>
    </style:style>
    <style:style style:name="ce211" style:family="table-cell" style:parent-style-name="Default" style:data-style-name="N99">
      <style:map style:condition="cell-content()=0" style:apply-style-name="Bad" style:base-cell-address="'NGINX Results'.U27"/>
    </style:style>
    <style:style style:name="ce212" style:family="table-cell" style:parent-style-name="Default" style:data-style-name="N99">
      <style:map style:condition="cell-content()=0" style:apply-style-name="Bad" style:base-cell-address="'NGINX Results'.U28"/>
    </style:style>
    <style:style style:name="ce213" style:family="table-cell" style:parent-style-name="Default" style:data-style-name="N99">
      <style:map style:condition="cell-content()=0" style:apply-style-name="Bad" style:base-cell-address="'NGINX Results'.U29"/>
    </style:style>
    <style:style style:name="ce214" style:family="table-cell" style:parent-style-name="Default" style:data-style-name="N99">
      <style:map style:condition="cell-content()=0" style:apply-style-name="Bad" style:base-cell-address="'NGINX Results'.W2"/>
    </style:style>
    <style:style style:name="ce215" style:family="table-cell" style:parent-style-name="Default" style:data-style-name="N99">
      <style:map style:condition="cell-content()=0" style:apply-style-name="Bad" style:base-cell-address="'NGINX Results'.W3"/>
    </style:style>
    <style:style style:name="ce216" style:family="table-cell" style:parent-style-name="Default" style:data-style-name="N99">
      <style:map style:condition="cell-content()=0" style:apply-style-name="Bad" style:base-cell-address="'NGINX Results'.W4"/>
    </style:style>
    <style:style style:name="ce217" style:family="table-cell" style:parent-style-name="Default" style:data-style-name="N99">
      <style:map style:condition="cell-content()=0" style:apply-style-name="Bad" style:base-cell-address="'NGINX Results'.W5"/>
    </style:style>
    <style:style style:name="ce218" style:family="table-cell" style:parent-style-name="Default" style:data-style-name="N99">
      <style:map style:condition="cell-content()=0" style:apply-style-name="Bad" style:base-cell-address="'NGINX Results'.W6"/>
    </style:style>
    <style:style style:name="ce219" style:family="table-cell" style:parent-style-name="Default" style:data-style-name="N99">
      <style:map style:condition="cell-content()=0" style:apply-style-name="Bad" style:base-cell-address="'NGINX Results'.W7"/>
    </style:style>
    <style:style style:name="ce220" style:family="table-cell" style:parent-style-name="Default" style:data-style-name="N99">
      <style:map style:condition="cell-content()=0" style:apply-style-name="Bad" style:base-cell-address="'NGINX Results'.W8"/>
    </style:style>
    <style:style style:name="ce221" style:family="table-cell" style:parent-style-name="Default" style:data-style-name="N99">
      <style:map style:condition="cell-content()=0" style:apply-style-name="Bad" style:base-cell-address="'NGINX Results'.W9"/>
    </style:style>
    <style:style style:name="ce222" style:family="table-cell" style:parent-style-name="Default" style:data-style-name="N99">
      <style:map style:condition="cell-content()=0" style:apply-style-name="Bad" style:base-cell-address="'NGINX Results'.W10"/>
    </style:style>
    <style:style style:name="ce223" style:family="table-cell" style:parent-style-name="Default" style:data-style-name="N99">
      <style:map style:condition="cell-content()=0" style:apply-style-name="Bad" style:base-cell-address="'NGINX Results'.W11"/>
    </style:style>
    <style:style style:name="ce224" style:family="table-cell" style:parent-style-name="Default" style:data-style-name="N99">
      <style:map style:condition="cell-content()=0" style:apply-style-name="Bad" style:base-cell-address="'NGINX Results'.W12"/>
    </style:style>
    <style:style style:name="ce225" style:family="table-cell" style:parent-style-name="Default" style:data-style-name="N99">
      <style:map style:condition="cell-content()=0" style:apply-style-name="Bad" style:base-cell-address="'NGINX Results'.W13"/>
    </style:style>
    <style:style style:name="ce226" style:family="table-cell" style:parent-style-name="Default" style:data-style-name="N99">
      <style:map style:condition="cell-content()=0" style:apply-style-name="Bad" style:base-cell-address="'NGINX Results'.W14"/>
    </style:style>
    <style:style style:name="ce227" style:family="table-cell" style:parent-style-name="Default" style:data-style-name="N99">
      <style:map style:condition="cell-content()=0" style:apply-style-name="Bad" style:base-cell-address="'NGINX Results'.W15"/>
    </style:style>
    <style:style style:name="ce228" style:family="table-cell" style:parent-style-name="Default" style:data-style-name="N99">
      <style:map style:condition="cell-content()=0" style:apply-style-name="Bad" style:base-cell-address="'NGINX Results'.W16"/>
    </style:style>
    <style:style style:name="ce229" style:family="table-cell" style:parent-style-name="Default" style:data-style-name="N99">
      <style:map style:condition="cell-content()=0" style:apply-style-name="Bad" style:base-cell-address="'NGINX Results'.W17"/>
    </style:style>
    <style:style style:name="ce230" style:family="table-cell" style:parent-style-name="Default" style:data-style-name="N99">
      <style:map style:condition="cell-content()=0" style:apply-style-name="Bad" style:base-cell-address="'NGINX Results'.W18"/>
    </style:style>
    <style:style style:name="ce231" style:family="table-cell" style:parent-style-name="Default" style:data-style-name="N99">
      <style:map style:condition="cell-content()=0" style:apply-style-name="Bad" style:base-cell-address="'NGINX Results'.W19"/>
    </style:style>
    <style:style style:name="ce232" style:family="table-cell" style:parent-style-name="Default" style:data-style-name="N99">
      <style:map style:condition="cell-content()=0" style:apply-style-name="Bad" style:base-cell-address="'NGINX Results'.W20"/>
    </style:style>
    <style:style style:name="ce233" style:family="table-cell" style:parent-style-name="Default" style:data-style-name="N99">
      <style:map style:condition="cell-content()=0" style:apply-style-name="Bad" style:base-cell-address="'NGINX Results'.W21"/>
    </style:style>
    <style:style style:name="ce234" style:family="table-cell" style:parent-style-name="Default" style:data-style-name="N99">
      <style:map style:condition="cell-content()=0" style:apply-style-name="Bad" style:base-cell-address="'NGINX Results'.W22"/>
    </style:style>
    <style:style style:name="ce235" style:family="table-cell" style:parent-style-name="Default" style:data-style-name="N99">
      <style:map style:condition="cell-content()=0" style:apply-style-name="Bad" style:base-cell-address="'NGINX Results'.W23"/>
    </style:style>
    <style:style style:name="ce236" style:family="table-cell" style:parent-style-name="Default" style:data-style-name="N99">
      <style:map style:condition="cell-content()=0" style:apply-style-name="Bad" style:base-cell-address="'NGINX Results'.W24"/>
    </style:style>
    <style:style style:name="ce237" style:family="table-cell" style:parent-style-name="Default" style:data-style-name="N99">
      <style:map style:condition="cell-content()=0" style:apply-style-name="Bad" style:base-cell-address="'NGINX Results'.W25"/>
    </style:style>
    <style:style style:name="ce238" style:family="table-cell" style:parent-style-name="Default" style:data-style-name="N99">
      <style:map style:condition="cell-content()=0" style:apply-style-name="Bad" style:base-cell-address="'NGINX Results'.W26"/>
    </style:style>
    <style:style style:name="ce239" style:family="table-cell" style:parent-style-name="Default" style:data-style-name="N99">
      <style:map style:condition="cell-content()=0" style:apply-style-name="Bad" style:base-cell-address="'NGINX Results'.W27"/>
    </style:style>
    <style:style style:name="ce240" style:family="table-cell" style:parent-style-name="Default" style:data-style-name="N99">
      <style:map style:condition="cell-content()=0" style:apply-style-name="Bad" style:base-cell-address="'NGINX Results'.W28"/>
    </style:style>
    <style:style style:name="ce241" style:family="table-cell" style:parent-style-name="Default" style:data-style-name="N99">
      <style:map style:condition="cell-content()=0" style:apply-style-name="Bad" style:base-cell-address="'NGINX Results'.W29"/>
    </style:style>
    <style:style style:name="ce463" style:family="table-cell" style:parent-style-name="Default" style:data-style-name="N99">
      <style:map style:condition="cell-content()=0" style:apply-style-name="Bad" style:base-cell-address="'NGINX Results'.Y2"/>
    </style:style>
    <style:style style:name="ce464" style:family="table-cell" style:parent-style-name="Default" style:data-style-name="N99">
      <style:map style:condition="cell-content()=0" style:apply-style-name="Bad" style:base-cell-address="'NGINX Results'.Y3"/>
    </style:style>
    <style:style style:name="ce465" style:family="table-cell" style:parent-style-name="Default" style:data-style-name="N99">
      <style:map style:condition="cell-content()=0" style:apply-style-name="Bad" style:base-cell-address="'NGINX Results'.Y4"/>
    </style:style>
    <style:style style:name="ce466" style:family="table-cell" style:parent-style-name="Default" style:data-style-name="N99">
      <style:map style:condition="cell-content()=0" style:apply-style-name="Bad" style:base-cell-address="'NGINX Results'.Y5"/>
    </style:style>
    <style:style style:name="ce467" style:family="table-cell" style:parent-style-name="Default" style:data-style-name="N99">
      <style:map style:condition="cell-content()=0" style:apply-style-name="Bad" style:base-cell-address="'NGINX Results'.Y6"/>
    </style:style>
    <style:style style:name="ce468" style:family="table-cell" style:parent-style-name="Default" style:data-style-name="N99">
      <style:map style:condition="cell-content()=0" style:apply-style-name="Bad" style:base-cell-address="'NGINX Results'.Y7"/>
    </style:style>
    <style:style style:name="ce469" style:family="table-cell" style:parent-style-name="Default" style:data-style-name="N99">
      <style:map style:condition="cell-content()=0" style:apply-style-name="Bad" style:base-cell-address="'NGINX Results'.Y8"/>
    </style:style>
    <style:style style:name="ce470" style:family="table-cell" style:parent-style-name="Default" style:data-style-name="N99">
      <style:map style:condition="cell-content()=0" style:apply-style-name="Bad" style:base-cell-address="'NGINX Results'.Y9"/>
    </style:style>
    <style:style style:name="ce471" style:family="table-cell" style:parent-style-name="Default" style:data-style-name="N99">
      <style:map style:condition="cell-content()=0" style:apply-style-name="Bad" style:base-cell-address="'NGINX Results'.Y10"/>
    </style:style>
    <style:style style:name="ce472" style:family="table-cell" style:parent-style-name="Default" style:data-style-name="N99">
      <style:map style:condition="cell-content()=0" style:apply-style-name="Bad" style:base-cell-address="'NGINX Results'.Y11"/>
    </style:style>
    <style:style style:name="ce473" style:family="table-cell" style:parent-style-name="Default" style:data-style-name="N99">
      <style:map style:condition="cell-content()=0" style:apply-style-name="Bad" style:base-cell-address="'NGINX Results'.Y12"/>
    </style:style>
    <style:style style:name="ce474" style:family="table-cell" style:parent-style-name="Default" style:data-style-name="N99">
      <style:map style:condition="cell-content()=0" style:apply-style-name="Bad" style:base-cell-address="'NGINX Results'.Y13"/>
    </style:style>
    <style:style style:name="ce475" style:family="table-cell" style:parent-style-name="Default" style:data-style-name="N99">
      <style:map style:condition="cell-content()=0" style:apply-style-name="Bad" style:base-cell-address="'NGINX Results'.Y14"/>
    </style:style>
    <style:style style:name="ce476" style:family="table-cell" style:parent-style-name="Default" style:data-style-name="N99">
      <style:map style:condition="cell-content()=0" style:apply-style-name="Bad" style:base-cell-address="'NGINX Results'.Y15"/>
    </style:style>
    <style:style style:name="ce477" style:family="table-cell" style:parent-style-name="Default" style:data-style-name="N99">
      <style:map style:condition="cell-content()=0" style:apply-style-name="Bad" style:base-cell-address="'NGINX Results'.Y16"/>
    </style:style>
    <style:style style:name="ce478" style:family="table-cell" style:parent-style-name="Default" style:data-style-name="N99">
      <style:map style:condition="cell-content()=0" style:apply-style-name="Bad" style:base-cell-address="'NGINX Results'.Y17"/>
    </style:style>
    <style:style style:name="ce479" style:family="table-cell" style:parent-style-name="Default" style:data-style-name="N99">
      <style:map style:condition="cell-content()=0" style:apply-style-name="Bad" style:base-cell-address="'NGINX Results'.Y18"/>
    </style:style>
    <style:style style:name="ce480" style:family="table-cell" style:parent-style-name="Default" style:data-style-name="N99">
      <style:map style:condition="cell-content()=0" style:apply-style-name="Bad" style:base-cell-address="'NGINX Results'.Y19"/>
    </style:style>
    <style:style style:name="ce481" style:family="table-cell" style:parent-style-name="Default" style:data-style-name="N99">
      <style:map style:condition="cell-content()=0" style:apply-style-name="Bad" style:base-cell-address="'NGINX Results'.Y20"/>
    </style:style>
    <style:style style:name="ce482" style:family="table-cell" style:parent-style-name="Default" style:data-style-name="N99">
      <style:map style:condition="cell-content()=0" style:apply-style-name="Bad" style:base-cell-address="'NGINX Results'.Y21"/>
    </style:style>
    <style:style style:name="ce483" style:family="table-cell" style:parent-style-name="Default" style:data-style-name="N99">
      <style:map style:condition="cell-content()=0" style:apply-style-name="Bad" style:base-cell-address="'NGINX Results'.Y22"/>
    </style:style>
    <style:style style:name="ce484" style:family="table-cell" style:parent-style-name="Default" style:data-style-name="N99">
      <style:map style:condition="cell-content()=0" style:apply-style-name="Bad" style:base-cell-address="'NGINX Results'.Y23"/>
    </style:style>
    <style:style style:name="ce485" style:family="table-cell" style:parent-style-name="Default" style:data-style-name="N99">
      <style:map style:condition="cell-content()=0" style:apply-style-name="Bad" style:base-cell-address="'NGINX Results'.Y24"/>
    </style:style>
    <style:style style:name="ce486" style:family="table-cell" style:parent-style-name="Default" style:data-style-name="N99">
      <style:map style:condition="cell-content()=0" style:apply-style-name="Bad" style:base-cell-address="'NGINX Results'.Y25"/>
    </style:style>
    <style:style style:name="ce487" style:family="table-cell" style:parent-style-name="Default" style:data-style-name="N99">
      <style:map style:condition="cell-content()=0" style:apply-style-name="Bad" style:base-cell-address="'NGINX Results'.Y26"/>
    </style:style>
    <style:style style:name="ce488" style:family="table-cell" style:parent-style-name="Default" style:data-style-name="N99">
      <style:map style:condition="cell-content()=0" style:apply-style-name="Bad" style:base-cell-address="'NGINX Results'.Y27"/>
    </style:style>
    <style:style style:name="ce489" style:family="table-cell" style:parent-style-name="Default" style:data-style-name="N99">
      <style:map style:condition="cell-content()=0" style:apply-style-name="Bad" style:base-cell-address="'NGINX Results'.Y28"/>
    </style:style>
    <style:style style:name="ce490" style:family="table-cell" style:parent-style-name="Default" style:data-style-name="N99">
      <style:map style:condition="cell-content()=0" style:apply-style-name="Bad" style:base-cell-address="'NGINX Results'.Y29"/>
    </style:style>
    <style:style style:name="ce45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52" style:family="table-cell" style:parent-style-name="Pivot_20_Table_20_Category" style:data-style-name="N99">
      <style:table-cell-properties fo:border-bottom="none" fo:border-left="2.01pt solid #000000" fo:border-right="0.99pt solid #000000" fo:border-top="0.99pt solid #000000"/>
    </style:style>
    <style:style style:name="ce453" style:family="table-cell" style:parent-style-name="Pivot_20_Table_20_Category" style:data-style-name="N99">
      <style:table-cell-properties fo:border-bottom="0.99pt solid #000000" fo:border-left="2.01pt solid #000000" fo:border-right="0.99pt solid #000000" fo:border-top="none"/>
    </style:style>
    <style:style style:name="ce454" style:family="table-cell" style:parent-style-name="Pivot_20_Table_20_Title" style:data-style-name="N99">
      <style:table-cell-properties fo:border-bottom="2.01pt solid #000000" fo:border-left="2.01pt solid #000000" fo:border-right="none" fo:border-top="0.99pt solid #000000"/>
    </style:style>
    <style:style style:name="ce45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56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458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59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46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61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462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49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457" style:family="table-cell" style:parent-style-name="Default" style:data-style-name="N4"/>
    <style:style style:name="ce508" style:family="table-cell" style:parent-style-name="Default" style:data-style-name="N99">
      <style:table-cell-properties fo:background-color="#fff200"/>
    </style:style>
    <style:style style:name="ce509" style:family="table-cell" style:parent-style-name="Default" style:data-style-name="N0">
      <style:table-cell-properties fo:background-color="#fff200"/>
    </style:style>
    <style:style style:name="ce50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11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12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513" style:family="table-cell" style:parent-style-name="Pivot_20_Table_20_Category" style:data-style-name="N99">
      <style:table-cell-properties fo:border-bottom="none" fo:border-left="0.99pt solid #000000" fo:border-right="0.99pt solid #000000" fo:border-top="0.99pt solid #000000"/>
    </style:style>
    <style:style style:name="ce519" style:family="table-cell" style:parent-style-name="Pivot_20_Table_20_Category" style:data-style-name="N99">
      <style:table-cell-properties fo:border-bottom="0.99pt solid #000000" fo:border-left="0.99pt solid #000000" fo:border-right="0.99pt solid #000000" fo:border-top="none"/>
    </style:style>
    <style:style style:name="ce520" style:family="table-cell" style:parent-style-name="Pivot_20_Table_20_Title" style:data-style-name="N99">
      <style:table-cell-properties fo:border-bottom="2.01pt solid #000000" fo:border-left="none" fo:border-right="0.99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3" office:value-type="string" calcext:value-type="string">
            <text:p>Sheet</text:p>
          </table:table-cell>
          <table:table-cell table:style-name="ce33" office:value-type="string" calcext:value-type="string">
            <text:p>Description</text:p>
          </table:table-cell>
          <table:table-cell table:style-name="ce33" office:value-type="string" calcext:value-type="string">
            <text:p>Date Run</text:p>
          </table:table-cell>
          <table:table-cell table:style-name="ce3" office:value-type="string" calcext:value-type="string">
            <text:p>Trials per Test Case</text:p>
          </table:table-cell>
          <table:table-cell table:style-name="ce33" office:value-type="string" calcext:value-type="string">
            <text:p>Parameters Varied</text:p>
          </table:table-cell>
          <table:table-cell table:style-name="ce33" office:value-type="string" calcext:value-type="string">
            <text:p>Load Type</text:p>
          </table:table-cell>
          <table:table-cell table:style-name="ce33" office:value-type="string" calcext:value-type="string">
            <text:p>Added to Thesis</text:p>
          </table:table-cell>
        </table:table-row>
        <table:table-row table:style-name="ro1">
          <table:table-cell office:value-type="string" calcext:value-type="string">
            <text:p>NGINX Summary</text:p>
          </table:table-cell>
          <table:table-cell office:value-type="string" calcext:value-type="string">
            <text:p>Rough calculations for NGINX test cases.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NGINX Results</text:p>
          </table:table-cell>
          <table:table-cell office:value-type="string" calcext:value-type="string">
            <text:p>Results from NGINX test with constant load.</text:p>
          </table:table-cell>
          <table:table-cell table:style-name="ce2"/>
          <table:table-cell/>
          <table:table-cell office:value-type="string" calcext:value-type="string">
            <text:p>Samples per Sec, Max Pods, Scale CPU</text:p>
          </table:table-cell>
          <table:table-cell office:value-type="string" calcext:value-type="string">
            <text:p>Constant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GINX Analysis</text:p>
          </table:table-cell>
          <table:table-cell office:value-type="string" calcext:value-type="string">
            <text:p>Analysis of “NGINX Results” tab.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NGINX Results 2</text:p>
          </table:table-cell>
          <table:table-cell office:value-type="string" calcext:value-type="string">
            <text:p>Results from NGINX test with constant load.</text:p>
          </table:table-cell>
          <table:table-cell table:style-name="ce2" office:value-type="date" office:date-value="2019-10-31" calcext:value-type="date">
            <text:p>Thu 31 Oct 19</text:p>
          </table:table-cell>
          <table:table-cell/>
          <table:table-cell office:value-type="string" calcext:value-type="string">
            <text:p>Samples per Sec, Max Pods</text:p>
          </table:table-cell>
          <table:table-cell office:value-type="string" calcext:value-type="string">
            <text:p>Constant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GINX WATERS Results 1</text:p>
          </table:table-cell>
          <table:table-cell office:value-type="string" calcext:value-type="string">
            <text:p>Results from an early version of the NGINX WATERS model.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NGINX WATERS Results 2</text:p>
          </table:table-cell>
          <table:table-cell office:value-type="string" calcext:value-type="string">
            <text:p>Results from an early version of the NGINX WATERS model.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NodeJS Results</text:p>
          </table:table-cell>
          <table:table-cell office:value-type="string" calcext:value-type="string">
            <text:p>Results from testing the NodeJS application.</text:p>
          </table:table-cell>
          <table:table-cell table:style-name="ce2"/>
          <table:table-cell/>
          <table:table-cell office:value-type="string" calcext:value-type="string">
            <text:p>Samples per Sec, Max Pods, Scale CPU</text:p>
          </table:table-cell>
          <table:table-cell office:value-type="string" calcext:value-type="string">
            <text:p>Constant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Analysis</text:p>
          </table:table-cell>
          <table:table-cell office:value-type="string" calcext:value-type="string">
            <text:p>Analysis of “NodeJS Results” tab.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NodeJS Results 2</text:p>
          </table:table-cell>
          <table:table-cell office:value-type="string" calcext:value-type="string">
            <text:p>Varied Max Pods.</text:p>
          </table:table-cell>
          <table:table-cell table:style-name="ce2" office:value-type="date" office:date-value="2019-10-31" calcext:value-type="date">
            <text:p>Thu 31 Oct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S (High) (1-5), Max Pods (1-4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Results 3</text:p>
          </table:table-cell>
          <table:table-cell office:value-type="string" calcext:value-type="string">
            <text:p>Varied Initial Pods.</text:p>
          </table:table-cell>
          <table:table-cell table:style-name="ce2" office:value-type="date" office:date-value="2019-11-01" calcext:value-type="date">
            <text:p>Fri 1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S (High) (1-5), Initial Pods (1-4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Results 4</text:p>
          </table:table-cell>
          <table:table-cell office:value-type="string" calcext:value-type="string">
            <text:p>Varied Minimum Pods.</text:p>
          </table:table-cell>
          <table:table-cell table:style-name="ce2" office:value-type="date" office:date-value="2019-11-05" calcext:value-type="date">
            <text:p>Tue 5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S (High) (1-5), Min Pods (1-4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Results 5</text:p>
          </table:table-cell>
          <table:table-cell office:value-type="string" calcext:value-type="string">
            <text:p>Varied Application Response Time for low values</text:p>
          </table:table-cell>
          <table:table-cell table:style-name="ce2" office:value-type="date" office:date-value="2019-11-06" calcext:value-type="date">
            <text:p>Wed 6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lication Response Time (50-250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Results 6</text:p>
          </table:table-cell>
          <table:table-cell office:value-type="string" calcext:value-type="string">
            <text:p>Varied Application Response Time for high values</text:p>
          </table:table-cell>
          <table:table-cell table:style-name="ce2" office:value-type="date" office:date-value="2019-11-06" calcext:value-type="date">
            <text:p>Wed 6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lication Response Time (300-1000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Results 7</text:p>
          </table:table-cell>
          <table:table-cell office:value-type="string" calcext:value-type="string">
            <text:p>Varied Max Pods for Response Time of 700 ms.</text:p>
          </table:table-cell>
          <table:table-cell table:style-name="ce2" office:value-type="date" office:date-value="2019-11-07" calcext:value-type="date">
            <text:p>Thu 7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Pods (1-4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 table:number-rows-repeated="104856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GINX Summary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3" office:value-type="string" calcext:value-type="string">
            <text:p>Variable</text:p>
          </table:table-cell>
          <table:table-cell table:style-name="ce33" office:value-type="string" calcext:value-type="string">
            <text:p>Default Value</text:p>
          </table:table-cell>
          <table:table-cell table:style-name="ce33" office:value-type="string" calcext:value-type="string">
            <text:p>WATERS Setting</text:p>
          </table:table-cell>
          <table:table-cell table:style-name="ce33" office:value-type="string" calcext:value-type="string">
            <text:p>Kubernetes Setting</text:p>
          </table:table-cell>
          <table:table-cell table:style-name="ce33" office:value-type="string" calcext:value-type="string">
            <text:p>Jmeter Setting</text:p>
          </table:table-cell>
          <table:table-cell table:style-name="ce33" office:value-type="string" calcext:value-type="string">
            <text:p>Range to Test</text:p>
          </table:table-cell>
          <table:table-cell table:style-name="ce33" office:value-type="string" calcext:value-type="string">
            <text:p>Values to Test</text:p>
          </table:table-cell>
          <table:table-cell table:style-name="ce33" office:value-type="string" calcext:value-type="string">
            <text:p>Time (Minutes)</text:p>
          </table:table-cell>
          <table:table-cell table:style-name="ce33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MAX_REQUESTS_PER_SECOND</text:p>
          </table:table-cell>
          <table:table-cell office:value-type="float" office:value="500" calcext:value-type="float">
            <text:p>500</text:p>
          </table:table-cell>
          <table:table-cell table:formula="of:=&quot;-D&quot;&amp;[.A2]&amp;&quot;=&quot;&amp;[.B2]" office:value-type="string" office:string-value="-DMAX_REQUESTS_PER_SECOND=500" calcext:value-type="string">
            <text:p>-DMAX_REQUESTS_PER_SECOND=500</text:p>
          </table:table-cell>
          <table:table-cell office:value-type="string" calcext:value-type="string">
            <text:p>-</text:p>
          </table:table-cell>
          <table:table-cell table:style-name="ce34" table:formula="of:=&quot;-JMaxRequestsPerMinute=&quot;&amp;[.B2]*60" office:value-type="string" office:string-value="-JMaxRequestsPerMinute=30000" calcext:value-type="string">
            <text:p>-JMaxRequestsPerMinute=30000</text:p>
          </table:table-cell>
          <table:table-cell office:value-type="string" calcext:value-type="string">
            <text:p>100 - 10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S_INITIALLY_ON</text:p>
          </table:table-cell>
          <table:table-cell office:value-type="float" office:value="2" calcext:value-type="float">
            <text:p>2</text:p>
          </table:table-cell>
          <table:table-cell table:formula="of:=&quot;-D&quot;&amp;[.A3]&amp;&quot;=&quot;&amp;[.B3]" office:value-type="string" office:string-value="-DPODS_INITIALLY_ON=2" calcext:value-type="string">
            <text:p>-DPODS_INITIALLY_ON=2</text:p>
          </table:table-cell>
          <table:table-cell office:value-type="string" calcext:value-type="string">
            <text:p>replicas: 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- 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MAX</text:p>
          </table:table-cell>
          <table:table-cell office:value-type="float" office:value="4" calcext:value-type="float">
            <text:p>4</text:p>
          </table:table-cell>
          <table:table-cell table:formula="of:=&quot;-D&quot;&amp;[.A4]&amp;&quot;=&quot;&amp;[.B4]" office:value-type="string" office:string-value="-DPOD_MAX=4" calcext:value-type="string">
            <text:p>-DPOD_MAX=4</text:p>
          </table:table-cell>
          <table:table-cell office:value-type="string" calcext:value-type="string">
            <text:p>maxReplicas: 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- 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QUEUE_CAPACITY</text:p>
          </table:table-cell>
          <table:table-cell office:value-type="float" office:value="200" calcext:value-type="float">
            <text:p>200</text:p>
          </table:table-cell>
          <table:table-cell table:formula="of:=&quot;-D&quot;&amp;[.A5]&amp;&quot;=&quot;&amp;[.B5]" office:value-type="string" office:string-value="-DPOD_QUEUE_CAPACITY=200" calcext:value-type="string">
            <text:p>-DPOD_QUEUE_CAPACITY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_HANDLED_PER_SEC_PER_POD</text:p>
          </table:table-cell>
          <table:table-cell office:value-type="float" office:value="200" calcext:value-type="float">
            <text:p>200</text:p>
          </table:table-cell>
          <table:table-cell table:formula="of:=&quot;-D&quot;&amp;[.A6]&amp;&quot;=&quot;&amp;[.B6]" office:value-type="string" office:string-value="-DREQ_HANDLED_PER_SEC_PER_POD=200" calcext:value-type="string">
            <text:p>-DREQ_HANDLED_PER_SEC_PER_POD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AMOUNT</text:p>
          </table:table-cell>
          <table:table-cell office:value-type="float" office:value="1" calcext:value-type="float">
            <text:p>1</text:p>
          </table:table-cell>
          <table:table-cell table:formula="of:=&quot;-D&quot;&amp;[.A7]&amp;&quot;=&quot;&amp;[.B7]" office:value-type="string" office:string-value="-DSCALE_AMOUNT=1" calcext:value-type="string">
            <text:p>-DSCALE_AMOUNT=1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CPU_THRESHOLD</text:p>
          </table:table-cell>
          <table:table-cell office:value-type="float" office:value="50" calcext:value-type="float">
            <text:p>50</text:p>
          </table:table-cell>
          <table:table-cell table:formula="of:=&quot;-D&quot;&amp;[.A8]&amp;&quot;=&quot;&amp;[.B8]" office:value-type="string" office:string-value="-DSCALE_CPU_THRESHOLD=50" calcext:value-type="string">
            <text:p>-DSCALE_CPU_THRESHOLD=50</text:p>
          </table:table-cell>
          <table:table-cell office:value-type="string" calcext:value-type="string">
            <text:p>averageUtilization: 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 - 1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S Verification Time</text:p>
          </table:table-cell>
          <table:table-cell table:number-columns-repeated="2"/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6" office:value-type="string" calcext:value-type="string">
            <text:p>PRODUCT:</text:p>
          </table:table-cell>
          <table:table-cell table:style-name="ce49" table:formula="of:=PRODUCT([.G2:.G9])" office:value-type="float" office:value="1600" calcext:value-type="float">
            <text:p>1600</text:p>
          </table:table-cell>
          <table:table-cell table:style-name="ce49" table:formula="of:=20*[.G10]" office:value-type="float" office:value="32000" calcext:value-type="float">
            <text:p>32000</text:p>
          </table:table-cell>
          <table:table-cell table:style-name="ce36" table:formula="of:=ROUND([.H10]/60)" office:value-type="float" office:value="533" calcext:value-type="float">
            <text:p>533</text:p>
          </table:table-cell>
        </table:table-row>
        <table:table-row table:style-name="ro1">
          <table:table-cell table:number-columns-repeated="5"/>
          <table:table-cell table:style-name="ce37" office:value-type="string" calcext:value-type="string">
            <text:p>SUM:</text:p>
          </table:table-cell>
          <table:table-cell table:style-name="ce50" table:formula="of:=SUM([.G2:.G9])" office:value-type="float" office:value="28" calcext:value-type="float">
            <text:p>28</text:p>
          </table:table-cell>
          <table:table-cell table:style-name="ce50" table:formula="of:=20*[.G11]" office:value-type="float" office:value="560" calcext:value-type="float">
            <text:p>560</text:p>
          </table:table-cell>
          <table:table-cell table:style-name="ce37" table:formula="of:=ROUND([.H11]/60)"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NOTE: Each test takes 20 trials of 1 minute each (1 minute JMeter run x 20)</text:p>
          </table:table-cell>
          <table:table-cell table:number-columns-repeated="3"/>
        </table:table-row>
      </table:table>
      <table:table table:name="NGINX Result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61"/>
        <table:table-column table:style-name="co26" table:default-cell-style-name="Default"/>
        <table:table-column table:style-name="co7" table:default-cell-style-name="Default"/>
        <table:table-column table:style-name="co27" table:default-cell-style-name="ce275"/>
        <table:table-column table:style-name="co28" table:default-cell-style-name="Default"/>
        <table:table-column table:style-name="co29" table:default-cell-style-name="ce275"/>
        <table:table-column table:style-name="co28" table:default-cell-style-name="Default"/>
        <table:table-column table:style-name="co29" table:default-cell-style-name="ce275"/>
        <table:table-column table:style-name="co28" table:default-cell-style-name="Default"/>
        <table:table-column table:style-name="co29" table:default-cell-style-name="ce275"/>
        <table:table-column table:style-name="co28" table:default-cell-style-name="Default"/>
        <table:table-column table:style-name="co29" table:default-cell-style-name="ce275"/>
        <table:table-column table:style-name="co28" table:default-cell-style-name="Default"/>
        <table:table-column table:style-name="co29" table:default-cell-style-name="ce275"/>
        <table:table-column table:style-name="co28" table:default-cell-style-name="Default"/>
        <table:table-column table:style-name="co6" table:default-cell-style-name="ce275"/>
        <table:table-column table:style-name="co6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Samples/Sec.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Proportion of Trials Meeting SLA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  <table:table-cell table:style-name="ce33" office:value-type="string" calcext:value-type="string">
            <text:p>WATERS Accurate</text:p>
          </table:table-cell>
          <table:table-cell table:style-name="ce33" office:value-type="string" calcext:value-type="string">
            <text:p>Verification Time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Model “G”</text:p>
          </table:table-cell>
          <table:table-cell table:style-name="ce33" office:value-type="string" calcext:value-type="string">
            <text:p>Accurate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2]&gt;=0.5;1;0)" office:value-type="float" office:value="1" calcext:value-type="float">
            <text:p>1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4" table:formula="of:=[.$H2]=INT([.I2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2</text:p>
          </table:table-cell>
          <table:table-cell office:value-type="string" calcext:value-type="string">
            <text:p>true</text:p>
          </table:table-cell>
          <table:table-cell table:style-name="ce74" table:formula="of:=[.$H2]=INT([.L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2" table:formula="of:=[.$H2]=INT([.N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0" table:formula="of:=[.$H2]=INT([.P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58" table:formula="of:=[.$H2]=INT([.R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86" table:formula="of:=[.$H2]=INT([.T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14" table:formula="of:=[.$H2]=INT([.V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63" table:formula="of:=[.$H2]=INT([.X2])" office:value-type="boolean" office:boolean-value="true" calcext:value-type="boolean">
            <text:p>TRUE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table:formula="of:=IF([.G3]&gt;=0.5;1;0)" office:value-type="float" office:value="1" calcext:value-type="float">
            <text:p>1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6" table:formula="of:=[.$H3]=INT([.I3])" office:value-type="boolean" office:boolean-value="true" calcext:value-type="boolean">
            <text:p>TRUE</text:p>
          </table:table-cell>
          <table:table-cell office:value-type="float" office:value="0.214" calcext:value-type="float">
            <text:p>0.214</text:p>
          </table:table-cell>
          <table:table-cell office:value-type="string" calcext:value-type="string">
            <text:p>true</text:p>
          </table:table-cell>
          <table:table-cell table:style-name="ce75" table:formula="of:=[.$H3]=INT([.L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3" table:formula="of:=[.$H3]=INT([.N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1" table:formula="of:=[.$H3]=INT([.P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59" table:formula="of:=[.$H3]=INT([.R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87" table:formula="of:=[.$H3]=INT([.T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15" table:formula="of:=[.$H3]=INT([.V3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64" table:formula="of:=[.$H3]=INT([.X3])" office:value-type="boolean" office:boolean-value="false" calcext:value-type="boolean">
            <text:p>FALSE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59" table:formula="of:=IF([.G4]&gt;=0.5;1;0)" office:value-type="float" office:value="0" calcext:value-type="float">
            <text:p>0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35" table:formula="of:=[.$H4]=INT([.I4])" office:value-type="boolean" office:boolean-value="false" calcext:value-type="boolean">
            <text:p>FALSE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true</text:p>
          </table:table-cell>
          <table:table-cell table:style-name="ce76" table:formula="of:=[.$H4]=INT([.L4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104" table:formula="of:=[.$H4]=INT([.N4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132" table:formula="of:=[.$H4]=INT([.P4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160" table:formula="of:=[.$H4]=INT([.R4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188" table:formula="of:=[.$H4]=INT([.T4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16" table:formula="of:=[.$H4]=INT([.V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65" table:formula="of:=[.$H4]=INT([.X4])" office:value-type="boolean" office:boolean-value="true" calcext:value-type="boolean">
            <text:p>TRUE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59" table:formula="of:=IF([.G5]&gt;=0.5;1;0)" office:value-type="float" office:value="0" calcext:value-type="float">
            <text:p>0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38" table:formula="of:=[.$H5]=INT([.I5])" office:value-type="boolean" office:boolean-value="false" calcext:value-type="boolean">
            <text:p>FALSE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true</text:p>
          </table:table-cell>
          <table:table-cell table:style-name="ce77" table:formula="of:=[.$H5]=INT([.L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05" table:formula="of:=[.$H5]=INT([.N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33" table:formula="of:=[.$H5]=INT([.P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61" table:formula="of:=[.$H5]=INT([.R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89" table:formula="of:=[.$H5]=INT([.T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17" table:formula="of:=[.$H5]=INT([.V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66" table:formula="of:=[.$H5]=INT([.X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39" table:formula="of:=[.$H6]=INT([.I6])" office:value-type="boolean" office:boolean-value="true" calcext:value-type="boolean">
            <text:p>TRUE</text:p>
          </table:table-cell>
          <table:table-cell office:value-type="float" office:value="0.607" calcext:value-type="float">
            <text:p>0.607</text:p>
          </table:table-cell>
          <table:table-cell office:value-type="string" calcext:value-type="string">
            <text:p>true</text:p>
          </table:table-cell>
          <table:table-cell table:style-name="ce78" table:formula="of:=[.$H6]=INT([.L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6" table:formula="of:=[.$H6]=INT([.N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4" table:formula="of:=[.$H6]=INT([.P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2" table:formula="of:=[.$H6]=INT([.R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0" table:formula="of:=[.$H6]=INT([.T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18" table:formula="of:=[.$H6]=INT([.V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67" table:formula="of:=[.$H6]=INT([.X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0" table:formula="of:=[.$H7]=INT([.I7])" office:value-type="boolean" office:boolean-value="true" calcext:value-type="boolean">
            <text:p>TRUE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true</text:p>
          </table:table-cell>
          <table:table-cell table:style-name="ce79" table:formula="of:=[.$H7]=INT([.L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7" table:formula="of:=[.$H7]=INT([.N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5" table:formula="of:=[.$H7]=INT([.P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3" table:formula="of:=[.$H7]=INT([.R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1" table:formula="of:=[.$H7]=INT([.T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19" table:formula="of:=[.$H7]=INT([.V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68" table:formula="of:=[.$H7]=INT([.X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1" table:formula="of:=[.$H8]=INT([.I8])" office:value-type="boolean" office:boolean-value="true" calcext:value-type="boolean">
            <text:p>TRUE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true</text:p>
          </table:table-cell>
          <table:table-cell table:style-name="ce80" table:formula="of:=[.$H8]=INT([.L8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8" table:formula="of:=[.$H8]=INT([.N8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6" table:formula="of:=[.$H8]=INT([.P8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4" table:formula="of:=[.$H8]=INT([.R8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2" table:formula="of:=[.$H8]=INT([.T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20" table:formula="of:=[.$H8]=INT([.V8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69" table:formula="of:=[.$H8]=INT([.X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table:style-name="ce59" table:formula="of:=IF([.G9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42" table:formula="of:=[.$H9]=INT([.I9])" office:value-type="boolean" office:boolean-value="false" calcext:value-type="boolean">
            <text:p>FALSE</text:p>
          </table:table-cell>
          <table:table-cell office:value-type="float" office:value="1.105" calcext:value-type="float">
            <text:p>1.105</text:p>
          </table:table-cell>
          <table:table-cell office:value-type="string" calcext:value-type="string">
            <text:p>true</text:p>
          </table:table-cell>
          <table:table-cell table:style-name="ce81" table:formula="of:=[.$H9]=INT([.L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09" table:formula="of:=[.$H9]=INT([.N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37" table:formula="of:=[.$H9]=INT([.P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65" table:formula="of:=[.$H9]=INT([.R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93" table:formula="of:=[.$H9]=INT([.T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21" table:formula="of:=[.$H9]=INT([.V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70" table:formula="of:=[.$H9]=INT([.X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3" table:formula="of:=[.$H10]=INT([.I10])" office:value-type="boolean" office:boolean-value="true" calcext:value-type="boolean">
            <text:p>TRUE</text:p>
          </table:table-cell>
          <table:table-cell office:value-type="float" office:value="0.358" calcext:value-type="float">
            <text:p>0.358</text:p>
          </table:table-cell>
          <table:table-cell office:value-type="string" calcext:value-type="string">
            <text:p>true</text:p>
          </table:table-cell>
          <table:table-cell table:style-name="ce82" table:formula="of:=[.$H10]=INT([.L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0" table:formula="of:=[.$H10]=INT([.N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8" table:formula="of:=[.$H10]=INT([.P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6" table:formula="of:=[.$H10]=INT([.R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4" table:formula="of:=[.$H10]=INT([.T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22" table:formula="of:=[.$H10]=INT([.V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71" table:formula="of:=[.$H10]=INT([.X1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1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4" table:formula="of:=[.$H11]=INT([.I11])" office:value-type="boolean" office:boolean-value="true" calcext:value-type="boolean">
            <text:p>TRUE</text:p>
          </table:table-cell>
          <table:table-cell office:value-type="float" office:value="0.655" calcext:value-type="float">
            <text:p>0.655</text:p>
          </table:table-cell>
          <table:table-cell office:value-type="string" calcext:value-type="string">
            <text:p>true</text:p>
          </table:table-cell>
          <table:table-cell table:style-name="ce83" table:formula="of:=[.$H11]=INT([.L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1" table:formula="of:=[.$H11]=INT([.N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9" table:formula="of:=[.$H11]=INT([.P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7" table:formula="of:=[.$H11]=INT([.R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5" table:formula="of:=[.$H11]=INT([.T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23" table:formula="of:=[.$H11]=INT([.V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72" table:formula="of:=[.$H11]=INT([.X1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5" table:formula="of:=[.$H12]=INT([.I12])" office:value-type="boolean" office:boolean-value="true" calcext:value-type="boolean">
            <text:p>TRUE</text:p>
          </table:table-cell>
          <table:table-cell office:value-type="float" office:value="1.162" calcext:value-type="float">
            <text:p>1.162</text:p>
          </table:table-cell>
          <table:table-cell office:value-type="string" calcext:value-type="string">
            <text:p>true</text:p>
          </table:table-cell>
          <table:table-cell table:style-name="ce84" table:formula="of:=[.$H12]=INT([.L1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2" table:formula="of:=[.$H12]=INT([.N1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40" table:formula="of:=[.$H12]=INT([.P1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8" table:formula="of:=[.$H12]=INT([.R1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6" table:formula="of:=[.$H12]=INT([.T12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24" table:formula="of:=[.$H12]=INT([.V12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73" table:formula="of:=[.$H12]=INT([.X1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6" table:formula="of:=[.$H13]=INT([.I13])" office:value-type="boolean" office:boolean-value="true" calcext:value-type="boolean">
            <text:p>TRUE</text:p>
          </table:table-cell>
          <table:table-cell office:value-type="float" office:value="1.939" calcext:value-type="float">
            <text:p>1.939</text:p>
          </table:table-cell>
          <table:table-cell office:value-type="string" calcext:value-type="string">
            <text:p>true</text:p>
          </table:table-cell>
          <table:table-cell table:style-name="ce85" table:formula="of:=[.$H13]=INT([.L13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13" table:formula="of:=[.$H13]=INT([.N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41" table:formula="of:=[.$H13]=INT([.P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69" table:formula="of:=[.$H13]=INT([.R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97" table:formula="of:=[.$H13]=INT([.T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25" table:formula="of:=[.$H13]=INT([.V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74" table:formula="of:=[.$H13]=INT([.X1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7" table:formula="of:=[.$H14]=INT([.I14])" office:value-type="boolean" office:boolean-value="true" calcext:value-type="boolean">
            <text:p>TRUE</text:p>
          </table:table-cell>
          <table:table-cell office:value-type="float" office:value="0.568" calcext:value-type="float">
            <text:p>0.568</text:p>
          </table:table-cell>
          <table:table-cell office:value-type="string" calcext:value-type="string">
            <text:p>true</text:p>
          </table:table-cell>
          <table:table-cell table:style-name="ce86" table:formula="of:=[.$H14]=INT([.L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4" table:formula="of:=[.$H14]=INT([.N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42" table:formula="of:=[.$H14]=INT([.P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70" table:formula="of:=[.$H14]=INT([.R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8" table:formula="of:=[.$H14]=INT([.T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26" table:formula="of:=[.$H14]=INT([.V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75" table:formula="of:=[.$H14]=INT([.X1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8" table:formula="of:=[.$H15]=INT([.I15])" office:value-type="boolean" office:boolean-value="true" calcext:value-type="boolean">
            <text:p>TRUE</text:p>
          </table:table-cell>
          <table:table-cell office:value-type="float" office:value="1.356" calcext:value-type="float">
            <text:p>1.356</text:p>
          </table:table-cell>
          <table:table-cell office:value-type="string" calcext:value-type="string">
            <text:p>true</text:p>
          </table:table-cell>
          <table:table-cell table:style-name="ce87" table:formula="of:=[.$H15]=INT([.L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5" table:formula="of:=[.$H15]=INT([.N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43" table:formula="of:=[.$H15]=INT([.P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71" table:formula="of:=[.$H15]=INT([.R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9" table:formula="of:=[.$H15]=INT([.T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27" table:formula="of:=[.$H15]=INT([.V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76" table:formula="of:=[.$H15]=INT([.X1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1" table:formula="of:=[.$H16]=INT([.I16])" office:value-type="boolean" office:boolean-value="true" calcext:value-type="boolean">
            <text:p>TRUE</text:p>
          </table:table-cell>
          <table:table-cell office:value-type="float" office:value="2.79" calcext:value-type="float">
            <text:p>2.79</text:p>
          </table:table-cell>
          <table:table-cell office:value-type="string" calcext:value-type="string">
            <text:p>true</text:p>
          </table:table-cell>
          <table:table-cell table:style-name="ce88" table:formula="of:=[.$H16]=INT([.L1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6" table:formula="of:=[.$H16]=INT([.N1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44" table:formula="of:=[.$H16]=INT([.P1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72" table:formula="of:=[.$H16]=INT([.R1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00" table:formula="of:=[.$H16]=INT([.T16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28" table:formula="of:=[.$H16]=INT([.V16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77" table:formula="of:=[.$H16]=INT([.X1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2" table:formula="of:=[.$H17]=INT([.I17])" office:value-type="boolean" office:boolean-value="true" calcext:value-type="boolean">
            <text:p>TRUE</text:p>
          </table:table-cell>
          <table:table-cell office:value-type="float" office:value="5.195" calcext:value-type="float">
            <text:p>5.195</text:p>
          </table:table-cell>
          <table:table-cell office:value-type="string" calcext:value-type="string">
            <text:p>true</text:p>
          </table:table-cell>
          <table:table-cell table:style-name="ce89" table:formula="of:=[.$H17]=INT([.L1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17" table:formula="of:=[.$H17]=INT([.N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45" table:formula="of:=[.$H17]=INT([.P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3" table:formula="of:=[.$H17]=INT([.R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1" table:formula="of:=[.$H17]=INT([.T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29" table:formula="of:=[.$H17]=INT([.V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78" table:formula="of:=[.$H17]=INT([.X1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59" table:formula="of:=IF([.G18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53" table:formula="of:=[.$H18]=INT([.I18])" office:value-type="boolean" office:boolean-value="false" calcext:value-type="boolean">
            <text:p>FALSE</text:p>
          </table:table-cell>
          <table:table-cell office:value-type="float" office:value="1.159" calcext:value-type="float">
            <text:p>1.159</text:p>
          </table:table-cell>
          <table:table-cell office:value-type="string" calcext:value-type="string">
            <text:p>true</text:p>
          </table:table-cell>
          <table:table-cell table:style-name="ce90" table:formula="of:=[.$H18]=INT([.L1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18" table:formula="of:=[.$H18]=INT([.N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46" table:formula="of:=[.$H18]=INT([.P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74" table:formula="of:=[.$H18]=INT([.R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02" table:formula="of:=[.$H18]=INT([.T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30" table:formula="of:=[.$H18]=INT([.V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79" table:formula="of:=[.$H18]=INT([.X1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1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4" table:formula="of:=[.$H19]=INT([.I19])" office:value-type="boolean" office:boolean-value="true" calcext:value-type="boolean">
            <text:p>TRUE</text:p>
          </table:table-cell>
          <table:table-cell office:value-type="float" office:value="2.038" calcext:value-type="float">
            <text:p>2.038</text:p>
          </table:table-cell>
          <table:table-cell office:value-type="string" calcext:value-type="string">
            <text:p>true</text:p>
          </table:table-cell>
          <table:table-cell table:style-name="ce91" table:formula="of:=[.$H19]=INT([.L1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19" table:formula="of:=[.$H19]=INT([.N1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47" table:formula="of:=[.$H19]=INT([.P1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5" table:formula="of:=[.$H19]=INT([.R1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3" table:formula="of:=[.$H19]=INT([.T1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1" table:formula="of:=[.$H19]=INT([.V19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80" table:formula="of:=[.$H19]=INT([.X1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2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5" table:formula="of:=[.$H20]=INT([.I20])" office:value-type="boolean" office:boolean-value="true" calcext:value-type="boolean">
            <text:p>TRUE</text:p>
          </table:table-cell>
          <table:table-cell office:value-type="float" office:value="5.542" calcext:value-type="float">
            <text:p>5.542</text:p>
          </table:table-cell>
          <table:table-cell office:value-type="string" calcext:value-type="string">
            <text:p>true</text:p>
          </table:table-cell>
          <table:table-cell table:style-name="ce92" table:formula="of:=[.$H20]=INT([.L20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0" table:formula="of:=[.$H20]=INT([.N20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48" table:formula="of:=[.$H20]=INT([.P20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6" table:formula="of:=[.$H20]=INT([.R20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4" table:formula="of:=[.$H20]=INT([.T20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2" table:formula="of:=[.$H20]=INT([.V20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81" table:formula="of:=[.$H20]=INT([.X2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59" table:formula="of:=IF([.G21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56" table:formula="of:=[.$H21]=INT([.I21])" office:value-type="boolean" office:boolean-value="false" calcext:value-type="boolean">
            <text:p>FALSE</text:p>
          </table:table-cell>
          <table:table-cell office:value-type="float" office:value="1.121" calcext:value-type="float">
            <text:p>1.121</text:p>
          </table:table-cell>
          <table:table-cell office:value-type="string" calcext:value-type="string">
            <text:p>true</text:p>
          </table:table-cell>
          <table:table-cell table:style-name="ce93" table:formula="of:=[.$H21]=INT([.L21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21" table:formula="of:=[.$H21]=INT([.N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49" table:formula="of:=[.$H21]=INT([.P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77" table:formula="of:=[.$H21]=INT([.R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05" table:formula="of:=[.$H21]=INT([.T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33" table:formula="of:=[.$H21]=INT([.V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82" table:formula="of:=[.$H21]=INT([.X2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8" table:formula="of:=[.$H22]=INT([.I22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office:value-type="string" calcext:value-type="string">
            <text:p>true</text:p>
          </table:table-cell>
          <table:table-cell table:style-name="ce94" table:formula="of:=[.$H22]=INT([.L22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2" table:formula="of:=[.$H22]=INT([.N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0" table:formula="of:=[.$H22]=INT([.P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8" table:formula="of:=[.$H22]=INT([.R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6" table:formula="of:=[.$H22]=INT([.T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4" table:formula="of:=[.$H22]=INT([.V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3" table:formula="of:=[.$H22]=INT([.X2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65" table:formula="of:=[.$H23]=INT([.I23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office:value-type="string" calcext:value-type="string">
            <text:p>true</text:p>
          </table:table-cell>
          <table:table-cell table:style-name="ce95" table:formula="of:=[.$H23]=INT([.L23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3" table:formula="of:=[.$H23]=INT([.N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1" table:formula="of:=[.$H23]=INT([.P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9" table:formula="of:=[.$H23]=INT([.R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7" table:formula="of:=[.$H23]=INT([.T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5" table:formula="of:=[.$H23]=INT([.V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4" table:formula="of:=[.$H23]=INT([.X2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table:style-name="ce59" table:formula="of:=IF([.G24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66" table:formula="of:=[.$H24]=INT([.I24])" office:value-type="boolean" office:boolean-value="false" calcext:value-type="boolean">
            <text:p>FALSE</text:p>
          </table:table-cell>
          <table:table-cell office:value-type="float" office:value="1.091" calcext:value-type="float">
            <text:p>1.091</text:p>
          </table:table-cell>
          <table:table-cell office:value-type="string" calcext:value-type="string">
            <text:p>true</text:p>
          </table:table-cell>
          <table:table-cell table:style-name="ce96" table:formula="of:=[.$H24]=INT([.L24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24" table:formula="of:=[.$H24]=INT([.N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52" table:formula="of:=[.$H24]=INT([.P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80" table:formula="of:=[.$H24]=INT([.R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08" table:formula="of:=[.$H24]=INT([.T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36" table:formula="of:=[.$H24]=INT([.V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85" table:formula="of:=[.$H24]=INT([.X2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67" table:formula="of:=[.$H25]=INT([.I25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office:value-type="string" calcext:value-type="string">
            <text:p>true</text:p>
          </table:table-cell>
          <table:table-cell table:style-name="ce97" table:formula="of:=[.$H25]=INT([.L2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5" table:formula="of:=[.$H25]=INT([.N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3" table:formula="of:=[.$H25]=INT([.P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81" table:formula="of:=[.$H25]=INT([.R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9" table:formula="of:=[.$H25]=INT([.T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7" table:formula="of:=[.$H25]=INT([.V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6" table:formula="of:=[.$H25]=INT([.X2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68" table:formula="of:=[.$H26]=INT([.I26])" office:value-type="boolean" office:boolean-value="true" calcext:value-type="boolean">
            <text:p>TRUE</text:p>
          </table:table-cell>
          <table:table-cell office:value-type="float" office:value="5.185" calcext:value-type="float">
            <text:p>5.185</text:p>
          </table:table-cell>
          <table:table-cell office:value-type="string" calcext:value-type="string">
            <text:p>true</text:p>
          </table:table-cell>
          <table:table-cell table:style-name="ce98" table:formula="of:=[.$H26]=INT([.L26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6" table:formula="of:=[.$H26]=INT([.N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4" table:formula="of:=[.$H26]=INT([.P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82" table:formula="of:=[.$H26]=INT([.R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10" table:formula="of:=[.$H26]=INT([.T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8" table:formula="of:=[.$H26]=INT([.V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7" table:formula="of:=[.$H26]=INT([.X2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table:style-name="ce59" table:formula="of:=IF([.G27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69" table:formula="of:=[.$H27]=INT([.I27])" office:value-type="boolean" office:boolean-value="false" calcext:value-type="boolean">
            <text:p>FALSE</text:p>
          </table:table-cell>
          <table:table-cell office:value-type="float" office:value="1.055" calcext:value-type="float">
            <text:p>1.055</text:p>
          </table:table-cell>
          <table:table-cell office:value-type="string" calcext:value-type="string">
            <text:p>true</text:p>
          </table:table-cell>
          <table:table-cell table:style-name="ce99" table:formula="of:=[.$H27]=INT([.L2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27" table:formula="of:=[.$H27]=INT([.N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55" table:formula="of:=[.$H27]=INT([.P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83" table:formula="of:=[.$H27]=INT([.R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11" table:formula="of:=[.$H27]=INT([.T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39" table:formula="of:=[.$H27]=INT([.V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88" table:formula="of:=[.$H27]=INT([.X2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70" table:formula="of:=[.$H28]=INT([.I28])" office:value-type="boolean" office:boolean-value="true" calcext:value-type="boolean">
            <text:p>TRUE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true</text:p>
          </table:table-cell>
          <table:table-cell table:style-name="ce100" table:formula="of:=[.$H28]=INT([.L2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8" table:formula="of:=[.$H28]=INT([.N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6" table:formula="of:=[.$H28]=INT([.P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84" table:formula="of:=[.$H28]=INT([.R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12" table:formula="of:=[.$H28]=INT([.T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40" table:formula="of:=[.$H28]=INT([.V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9" table:formula="of:=[.$H28]=INT([.X2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71" table:formula="of:=[.$H29]=INT([.I29])" office:value-type="boolean" office:boolean-value="true" calcext:value-type="boolean">
            <text:p>TRUE</text:p>
          </table:table-cell>
          <table:table-cell office:value-type="float" office:value="5.382" calcext:value-type="float">
            <text:p>5.382</text:p>
          </table:table-cell>
          <table:table-cell office:value-type="string" calcext:value-type="string">
            <text:p>true</text:p>
          </table:table-cell>
          <table:table-cell table:style-name="ce101" table:formula="of:=[.$H29]=INT([.L2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9" table:formula="of:=[.$H29]=INT([.N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7" table:formula="of:=[.$H29]=INT([.P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85" table:formula="of:=[.$H29]=INT([.R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13" table:formula="of:=[.$H29]=INT([.T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41" table:formula="of:=[.$H29]=INT([.V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90" table:formula="of:=[.$H29]=INT([.X29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8"/>
          <table:table-cell table:style-name="Default"/>
          <table:table-cell table:style-name="ce15" table:formula="of:=AVERAGE([.J2:.J29])" office:value-type="float" office:value="0.75" calcext:value-type="float">
            <text:p>0.75</text:p>
          </table:table-cell>
          <table:table-cell/>
          <table:table-cell table:style-name="Default"/>
          <table:table-cell table:style-name="ce15" table:formula="of:=AVERAGE([.M2:.M29])" office:value-type="float" office:value="0.75" calcext:value-type="float">
            <text:p>0.75</text:p>
          </table:table-cell>
          <table:table-cell table:style-name="Default"/>
          <table:table-cell table:style-name="ce15" table:formula="of:=AVERAGE([.O2:.O29])" office:value-type="float" office:value="0.607142857142857" calcext:value-type="float">
            <text:p>0.61</text:p>
          </table:table-cell>
          <table:table-cell table:style-name="Default"/>
          <table:table-cell table:style-name="ce15" table:formula="of:=AVERAGE([.Q2:.Q29])" office:value-type="float" office:value="0.607142857142857" calcext:value-type="float">
            <text:p>0.61</text:p>
          </table:table-cell>
          <table:table-cell table:style-name="Default"/>
          <table:table-cell table:style-name="ce15" table:formula="of:=AVERAGE([.S2:.S29])" office:value-type="float" office:value="0.607142857142857" calcext:value-type="float">
            <text:p>0.61</text:p>
          </table:table-cell>
          <table:table-cell table:style-name="Default"/>
          <table:table-cell table:style-name="ce15" table:formula="of:=AVERAGE([.U2:.U29])" office:value-type="float" office:value="0.607142857142857" calcext:value-type="float">
            <text:p>0.61</text:p>
          </table:table-cell>
          <table:table-cell table:style-name="Default"/>
          <table:table-cell table:style-name="ce15" table:formula="of:=AVERAGE([.W2:.W29])" office:value-type="float" office:value="0.535714285714286" calcext:value-type="float">
            <text:p>0.54</text:p>
          </table:table-cell>
          <table:table-cell table:style-name="Default"/>
          <table:table-cell table:style-name="ce15" table:formula="of:=AVERAGE([.Y2:.Y29])" office:value-type="float" office:value="0.678571428571429" calcext:value-type="float">
            <text:p>0.68</text:p>
          </table:table-cell>
        </table:table-row>
        <table:table-row table:style-name="ro1" table:number-rows-repeated="11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calcext:conditional-formats>
          <calcext:conditional-format calcext:target-range-address="'NGINX Results'.M2:'NGINX Results'.M2">
            <calcext:condition calcext:apply-style-name="Bad" calcext:value="=0" calcext:base-cell-address="'NGINX Results'.M2"/>
          </calcext:conditional-format>
          <calcext:conditional-format calcext:target-range-address="'NGINX Results'.M3:'NGINX Results'.M3">
            <calcext:condition calcext:apply-style-name="Bad" calcext:value="=0" calcext:base-cell-address="'NGINX Results'.M3"/>
          </calcext:conditional-format>
          <calcext:conditional-format calcext:target-range-address="'NGINX Results'.M4:'NGINX Results'.M4">
            <calcext:condition calcext:apply-style-name="Bad" calcext:value="=0" calcext:base-cell-address="'NGINX Results'.M4"/>
          </calcext:conditional-format>
          <calcext:conditional-format calcext:target-range-address="'NGINX Results'.M5:'NGINX Results'.M5">
            <calcext:condition calcext:apply-style-name="Bad" calcext:value="=0" calcext:base-cell-address="'NGINX Results'.M5"/>
          </calcext:conditional-format>
          <calcext:conditional-format calcext:target-range-address="'NGINX Results'.M6:'NGINX Results'.M6">
            <calcext:condition calcext:apply-style-name="Bad" calcext:value="=0" calcext:base-cell-address="'NGINX Results'.M6"/>
          </calcext:conditional-format>
          <calcext:conditional-format calcext:target-range-address="'NGINX Results'.M7:'NGINX Results'.M7">
            <calcext:condition calcext:apply-style-name="Bad" calcext:value="=0" calcext:base-cell-address="'NGINX Results'.M7"/>
          </calcext:conditional-format>
          <calcext:conditional-format calcext:target-range-address="'NGINX Results'.M8:'NGINX Results'.M8">
            <calcext:condition calcext:apply-style-name="Bad" calcext:value="=0" calcext:base-cell-address="'NGINX Results'.M8"/>
          </calcext:conditional-format>
          <calcext:conditional-format calcext:target-range-address="'NGINX Results'.M9:'NGINX Results'.M9">
            <calcext:condition calcext:apply-style-name="Bad" calcext:value="=0" calcext:base-cell-address="'NGINX Results'.M9"/>
          </calcext:conditional-format>
          <calcext:conditional-format calcext:target-range-address="'NGINX Results'.M10:'NGINX Results'.M10">
            <calcext:condition calcext:apply-style-name="Bad" calcext:value="=0" calcext:base-cell-address="'NGINX Results'.M10"/>
          </calcext:conditional-format>
          <calcext:conditional-format calcext:target-range-address="'NGINX Results'.M11:'NGINX Results'.M11">
            <calcext:condition calcext:apply-style-name="Bad" calcext:value="=0" calcext:base-cell-address="'NGINX Results'.M11"/>
          </calcext:conditional-format>
          <calcext:conditional-format calcext:target-range-address="'NGINX Results'.M12:'NGINX Results'.M12">
            <calcext:condition calcext:apply-style-name="Bad" calcext:value="=0" calcext:base-cell-address="'NGINX Results'.M12"/>
          </calcext:conditional-format>
          <calcext:conditional-format calcext:target-range-address="'NGINX Results'.M13:'NGINX Results'.M13">
            <calcext:condition calcext:apply-style-name="Bad" calcext:value="=0" calcext:base-cell-address="'NGINX Results'.M13"/>
          </calcext:conditional-format>
          <calcext:conditional-format calcext:target-range-address="'NGINX Results'.M14:'NGINX Results'.M14">
            <calcext:condition calcext:apply-style-name="Bad" calcext:value="=0" calcext:base-cell-address="'NGINX Results'.M14"/>
          </calcext:conditional-format>
          <calcext:conditional-format calcext:target-range-address="'NGINX Results'.M15:'NGINX Results'.M15">
            <calcext:condition calcext:apply-style-name="Bad" calcext:value="=0" calcext:base-cell-address="'NGINX Results'.M15"/>
          </calcext:conditional-format>
          <calcext:conditional-format calcext:target-range-address="'NGINX Results'.M16:'NGINX Results'.M16">
            <calcext:condition calcext:apply-style-name="Bad" calcext:value="=0" calcext:base-cell-address="'NGINX Results'.M16"/>
          </calcext:conditional-format>
          <calcext:conditional-format calcext:target-range-address="'NGINX Results'.M17:'NGINX Results'.M17">
            <calcext:condition calcext:apply-style-name="Bad" calcext:value="=0" calcext:base-cell-address="'NGINX Results'.M17"/>
          </calcext:conditional-format>
          <calcext:conditional-format calcext:target-range-address="'NGINX Results'.M18:'NGINX Results'.M18">
            <calcext:condition calcext:apply-style-name="Bad" calcext:value="=0" calcext:base-cell-address="'NGINX Results'.M18"/>
          </calcext:conditional-format>
          <calcext:conditional-format calcext:target-range-address="'NGINX Results'.M19:'NGINX Results'.M19">
            <calcext:condition calcext:apply-style-name="Bad" calcext:value="=0" calcext:base-cell-address="'NGINX Results'.M19"/>
          </calcext:conditional-format>
          <calcext:conditional-format calcext:target-range-address="'NGINX Results'.M20:'NGINX Results'.M20">
            <calcext:condition calcext:apply-style-name="Bad" calcext:value="=0" calcext:base-cell-address="'NGINX Results'.M20"/>
          </calcext:conditional-format>
          <calcext:conditional-format calcext:target-range-address="'NGINX Results'.M21:'NGINX Results'.M21">
            <calcext:condition calcext:apply-style-name="Bad" calcext:value="=0" calcext:base-cell-address="'NGINX Results'.M21"/>
          </calcext:conditional-format>
          <calcext:conditional-format calcext:target-range-address="'NGINX Results'.M22:'NGINX Results'.M22">
            <calcext:condition calcext:apply-style-name="Bad" calcext:value="=0" calcext:base-cell-address="'NGINX Results'.M22"/>
          </calcext:conditional-format>
          <calcext:conditional-format calcext:target-range-address="'NGINX Results'.M23:'NGINX Results'.M23">
            <calcext:condition calcext:apply-style-name="Bad" calcext:value="=0" calcext:base-cell-address="'NGINX Results'.M23"/>
          </calcext:conditional-format>
          <calcext:conditional-format calcext:target-range-address="'NGINX Results'.M24:'NGINX Results'.M24">
            <calcext:condition calcext:apply-style-name="Bad" calcext:value="=0" calcext:base-cell-address="'NGINX Results'.M24"/>
          </calcext:conditional-format>
          <calcext:conditional-format calcext:target-range-address="'NGINX Results'.M25:'NGINX Results'.M25">
            <calcext:condition calcext:apply-style-name="Bad" calcext:value="=0" calcext:base-cell-address="'NGINX Results'.M25"/>
          </calcext:conditional-format>
          <calcext:conditional-format calcext:target-range-address="'NGINX Results'.M26:'NGINX Results'.M26">
            <calcext:condition calcext:apply-style-name="Bad" calcext:value="=0" calcext:base-cell-address="'NGINX Results'.M26"/>
          </calcext:conditional-format>
          <calcext:conditional-format calcext:target-range-address="'NGINX Results'.M27:'NGINX Results'.M27">
            <calcext:condition calcext:apply-style-name="Bad" calcext:value="=0" calcext:base-cell-address="'NGINX Results'.M27"/>
          </calcext:conditional-format>
          <calcext:conditional-format calcext:target-range-address="'NGINX Results'.M28:'NGINX Results'.M28">
            <calcext:condition calcext:apply-style-name="Bad" calcext:value="=0" calcext:base-cell-address="'NGINX Results'.M28"/>
          </calcext:conditional-format>
          <calcext:conditional-format calcext:target-range-address="'NGINX Results'.M29:'NGINX Results'.M29">
            <calcext:condition calcext:apply-style-name="Bad" calcext:value="=0" calcext:base-cell-address="'NGINX Results'.M29"/>
          </calcext:conditional-format>
          <calcext:conditional-format calcext:target-range-address="'NGINX Results'.O2:'NGINX Results'.O2">
            <calcext:condition calcext:apply-style-name="Bad" calcext:value="=0" calcext:base-cell-address="'NGINX Results'.O2"/>
          </calcext:conditional-format>
          <calcext:conditional-format calcext:target-range-address="'NGINX Results'.O3:'NGINX Results'.O3">
            <calcext:condition calcext:apply-style-name="Bad" calcext:value="=0" calcext:base-cell-address="'NGINX Results'.O3"/>
          </calcext:conditional-format>
          <calcext:conditional-format calcext:target-range-address="'NGINX Results'.O4:'NGINX Results'.O4">
            <calcext:condition calcext:apply-style-name="Bad" calcext:value="=0" calcext:base-cell-address="'NGINX Results'.O4"/>
          </calcext:conditional-format>
          <calcext:conditional-format calcext:target-range-address="'NGINX Results'.O5:'NGINX Results'.O5">
            <calcext:condition calcext:apply-style-name="Bad" calcext:value="=0" calcext:base-cell-address="'NGINX Results'.O5"/>
          </calcext:conditional-format>
          <calcext:conditional-format calcext:target-range-address="'NGINX Results'.O6:'NGINX Results'.O6">
            <calcext:condition calcext:apply-style-name="Bad" calcext:value="=0" calcext:base-cell-address="'NGINX Results'.O6"/>
          </calcext:conditional-format>
          <calcext:conditional-format calcext:target-range-address="'NGINX Results'.O7:'NGINX Results'.O7">
            <calcext:condition calcext:apply-style-name="Bad" calcext:value="=0" calcext:base-cell-address="'NGINX Results'.O7"/>
          </calcext:conditional-format>
          <calcext:conditional-format calcext:target-range-address="'NGINX Results'.O8:'NGINX Results'.O8">
            <calcext:condition calcext:apply-style-name="Bad" calcext:value="=0" calcext:base-cell-address="'NGINX Results'.O8"/>
          </calcext:conditional-format>
          <calcext:conditional-format calcext:target-range-address="'NGINX Results'.O9:'NGINX Results'.O9">
            <calcext:condition calcext:apply-style-name="Bad" calcext:value="=0" calcext:base-cell-address="'NGINX Results'.O9"/>
          </calcext:conditional-format>
          <calcext:conditional-format calcext:target-range-address="'NGINX Results'.O10:'NGINX Results'.O10">
            <calcext:condition calcext:apply-style-name="Bad" calcext:value="=0" calcext:base-cell-address="'NGINX Results'.O10"/>
          </calcext:conditional-format>
          <calcext:conditional-format calcext:target-range-address="'NGINX Results'.O11:'NGINX Results'.O11">
            <calcext:condition calcext:apply-style-name="Bad" calcext:value="=0" calcext:base-cell-address="'NGINX Results'.O11"/>
          </calcext:conditional-format>
          <calcext:conditional-format calcext:target-range-address="'NGINX Results'.O12:'NGINX Results'.O12">
            <calcext:condition calcext:apply-style-name="Bad" calcext:value="=0" calcext:base-cell-address="'NGINX Results'.O12"/>
          </calcext:conditional-format>
          <calcext:conditional-format calcext:target-range-address="'NGINX Results'.O13:'NGINX Results'.O13">
            <calcext:condition calcext:apply-style-name="Bad" calcext:value="=0" calcext:base-cell-address="'NGINX Results'.O13"/>
          </calcext:conditional-format>
          <calcext:conditional-format calcext:target-range-address="'NGINX Results'.O14:'NGINX Results'.O14">
            <calcext:condition calcext:apply-style-name="Bad" calcext:value="=0" calcext:base-cell-address="'NGINX Results'.O14"/>
          </calcext:conditional-format>
          <calcext:conditional-format calcext:target-range-address="'NGINX Results'.O15:'NGINX Results'.O15">
            <calcext:condition calcext:apply-style-name="Bad" calcext:value="=0" calcext:base-cell-address="'NGINX Results'.O15"/>
          </calcext:conditional-format>
          <calcext:conditional-format calcext:target-range-address="'NGINX Results'.O16:'NGINX Results'.O16">
            <calcext:condition calcext:apply-style-name="Bad" calcext:value="=0" calcext:base-cell-address="'NGINX Results'.O16"/>
          </calcext:conditional-format>
          <calcext:conditional-format calcext:target-range-address="'NGINX Results'.O17:'NGINX Results'.O17">
            <calcext:condition calcext:apply-style-name="Bad" calcext:value="=0" calcext:base-cell-address="'NGINX Results'.O17"/>
          </calcext:conditional-format>
          <calcext:conditional-format calcext:target-range-address="'NGINX Results'.O18:'NGINX Results'.O18">
            <calcext:condition calcext:apply-style-name="Bad" calcext:value="=0" calcext:base-cell-address="'NGINX Results'.O18"/>
          </calcext:conditional-format>
          <calcext:conditional-format calcext:target-range-address="'NGINX Results'.O19:'NGINX Results'.O19">
            <calcext:condition calcext:apply-style-name="Bad" calcext:value="=0" calcext:base-cell-address="'NGINX Results'.O19"/>
          </calcext:conditional-format>
          <calcext:conditional-format calcext:target-range-address="'NGINX Results'.O20:'NGINX Results'.O20">
            <calcext:condition calcext:apply-style-name="Bad" calcext:value="=0" calcext:base-cell-address="'NGINX Results'.O20"/>
          </calcext:conditional-format>
          <calcext:conditional-format calcext:target-range-address="'NGINX Results'.O21:'NGINX Results'.O21">
            <calcext:condition calcext:apply-style-name="Bad" calcext:value="=0" calcext:base-cell-address="'NGINX Results'.O21"/>
          </calcext:conditional-format>
          <calcext:conditional-format calcext:target-range-address="'NGINX Results'.O22:'NGINX Results'.O22">
            <calcext:condition calcext:apply-style-name="Bad" calcext:value="=0" calcext:base-cell-address="'NGINX Results'.O22"/>
          </calcext:conditional-format>
          <calcext:conditional-format calcext:target-range-address="'NGINX Results'.O23:'NGINX Results'.O23">
            <calcext:condition calcext:apply-style-name="Bad" calcext:value="=0" calcext:base-cell-address="'NGINX Results'.O23"/>
          </calcext:conditional-format>
          <calcext:conditional-format calcext:target-range-address="'NGINX Results'.O24:'NGINX Results'.O24">
            <calcext:condition calcext:apply-style-name="Bad" calcext:value="=0" calcext:base-cell-address="'NGINX Results'.O24"/>
          </calcext:conditional-format>
          <calcext:conditional-format calcext:target-range-address="'NGINX Results'.O25:'NGINX Results'.O25">
            <calcext:condition calcext:apply-style-name="Bad" calcext:value="=0" calcext:base-cell-address="'NGINX Results'.O25"/>
          </calcext:conditional-format>
          <calcext:conditional-format calcext:target-range-address="'NGINX Results'.O26:'NGINX Results'.O26">
            <calcext:condition calcext:apply-style-name="Bad" calcext:value="=0" calcext:base-cell-address="'NGINX Results'.O26"/>
          </calcext:conditional-format>
          <calcext:conditional-format calcext:target-range-address="'NGINX Results'.O27:'NGINX Results'.O27">
            <calcext:condition calcext:apply-style-name="Bad" calcext:value="=0" calcext:base-cell-address="'NGINX Results'.O27"/>
          </calcext:conditional-format>
          <calcext:conditional-format calcext:target-range-address="'NGINX Results'.O28:'NGINX Results'.O28">
            <calcext:condition calcext:apply-style-name="Bad" calcext:value="=0" calcext:base-cell-address="'NGINX Results'.O28"/>
          </calcext:conditional-format>
          <calcext:conditional-format calcext:target-range-address="'NGINX Results'.O29:'NGINX Results'.O29">
            <calcext:condition calcext:apply-style-name="Bad" calcext:value="=0" calcext:base-cell-address="'NGINX Results'.O29"/>
          </calcext:conditional-format>
          <calcext:conditional-format calcext:target-range-address="'NGINX Results'.S2:'NGINX Results'.S2">
            <calcext:condition calcext:apply-style-name="Bad" calcext:value="=0" calcext:base-cell-address="'NGINX Results'.S2"/>
          </calcext:conditional-format>
          <calcext:conditional-format calcext:target-range-address="'NGINX Results'.S3:'NGINX Results'.S3">
            <calcext:condition calcext:apply-style-name="Bad" calcext:value="=0" calcext:base-cell-address="'NGINX Results'.S3"/>
          </calcext:conditional-format>
          <calcext:conditional-format calcext:target-range-address="'NGINX Results'.S4:'NGINX Results'.S4">
            <calcext:condition calcext:apply-style-name="Bad" calcext:value="=0" calcext:base-cell-address="'NGINX Results'.S4"/>
          </calcext:conditional-format>
          <calcext:conditional-format calcext:target-range-address="'NGINX Results'.S5:'NGINX Results'.S5">
            <calcext:condition calcext:apply-style-name="Bad" calcext:value="=0" calcext:base-cell-address="'NGINX Results'.S5"/>
          </calcext:conditional-format>
          <calcext:conditional-format calcext:target-range-address="'NGINX Results'.S6:'NGINX Results'.S6">
            <calcext:condition calcext:apply-style-name="Bad" calcext:value="=0" calcext:base-cell-address="'NGINX Results'.S6"/>
          </calcext:conditional-format>
          <calcext:conditional-format calcext:target-range-address="'NGINX Results'.S7:'NGINX Results'.S7">
            <calcext:condition calcext:apply-style-name="Bad" calcext:value="=0" calcext:base-cell-address="'NGINX Results'.S7"/>
          </calcext:conditional-format>
          <calcext:conditional-format calcext:target-range-address="'NGINX Results'.S8:'NGINX Results'.S8">
            <calcext:condition calcext:apply-style-name="Bad" calcext:value="=0" calcext:base-cell-address="'NGINX Results'.S8"/>
          </calcext:conditional-format>
          <calcext:conditional-format calcext:target-range-address="'NGINX Results'.S9:'NGINX Results'.S9">
            <calcext:condition calcext:apply-style-name="Bad" calcext:value="=0" calcext:base-cell-address="'NGINX Results'.S9"/>
          </calcext:conditional-format>
          <calcext:conditional-format calcext:target-range-address="'NGINX Results'.S10:'NGINX Results'.S10">
            <calcext:condition calcext:apply-style-name="Bad" calcext:value="=0" calcext:base-cell-address="'NGINX Results'.S10"/>
          </calcext:conditional-format>
          <calcext:conditional-format calcext:target-range-address="'NGINX Results'.S11:'NGINX Results'.S11">
            <calcext:condition calcext:apply-style-name="Bad" calcext:value="=0" calcext:base-cell-address="'NGINX Results'.S11"/>
          </calcext:conditional-format>
          <calcext:conditional-format calcext:target-range-address="'NGINX Results'.S12:'NGINX Results'.S12">
            <calcext:condition calcext:apply-style-name="Bad" calcext:value="=0" calcext:base-cell-address="'NGINX Results'.S12"/>
          </calcext:conditional-format>
          <calcext:conditional-format calcext:target-range-address="'NGINX Results'.S13:'NGINX Results'.S13">
            <calcext:condition calcext:apply-style-name="Bad" calcext:value="=0" calcext:base-cell-address="'NGINX Results'.S13"/>
          </calcext:conditional-format>
          <calcext:conditional-format calcext:target-range-address="'NGINX Results'.S14:'NGINX Results'.S14">
            <calcext:condition calcext:apply-style-name="Bad" calcext:value="=0" calcext:base-cell-address="'NGINX Results'.S14"/>
          </calcext:conditional-format>
          <calcext:conditional-format calcext:target-range-address="'NGINX Results'.S15:'NGINX Results'.S15">
            <calcext:condition calcext:apply-style-name="Bad" calcext:value="=0" calcext:base-cell-address="'NGINX Results'.S15"/>
          </calcext:conditional-format>
          <calcext:conditional-format calcext:target-range-address="'NGINX Results'.S16:'NGINX Results'.S16">
            <calcext:condition calcext:apply-style-name="Bad" calcext:value="=0" calcext:base-cell-address="'NGINX Results'.S16"/>
          </calcext:conditional-format>
          <calcext:conditional-format calcext:target-range-address="'NGINX Results'.S17:'NGINX Results'.S17">
            <calcext:condition calcext:apply-style-name="Bad" calcext:value="=0" calcext:base-cell-address="'NGINX Results'.S17"/>
          </calcext:conditional-format>
          <calcext:conditional-format calcext:target-range-address="'NGINX Results'.S18:'NGINX Results'.S18">
            <calcext:condition calcext:apply-style-name="Bad" calcext:value="=0" calcext:base-cell-address="'NGINX Results'.S18"/>
          </calcext:conditional-format>
          <calcext:conditional-format calcext:target-range-address="'NGINX Results'.S19:'NGINX Results'.S19">
            <calcext:condition calcext:apply-style-name="Bad" calcext:value="=0" calcext:base-cell-address="'NGINX Results'.S19"/>
          </calcext:conditional-format>
          <calcext:conditional-format calcext:target-range-address="'NGINX Results'.S20:'NGINX Results'.S20">
            <calcext:condition calcext:apply-style-name="Bad" calcext:value="=0" calcext:base-cell-address="'NGINX Results'.S20"/>
          </calcext:conditional-format>
          <calcext:conditional-format calcext:target-range-address="'NGINX Results'.S21:'NGINX Results'.S21">
            <calcext:condition calcext:apply-style-name="Bad" calcext:value="=0" calcext:base-cell-address="'NGINX Results'.S21"/>
          </calcext:conditional-format>
          <calcext:conditional-format calcext:target-range-address="'NGINX Results'.S22:'NGINX Results'.S22">
            <calcext:condition calcext:apply-style-name="Bad" calcext:value="=0" calcext:base-cell-address="'NGINX Results'.S22"/>
          </calcext:conditional-format>
          <calcext:conditional-format calcext:target-range-address="'NGINX Results'.S23:'NGINX Results'.S23">
            <calcext:condition calcext:apply-style-name="Bad" calcext:value="=0" calcext:base-cell-address="'NGINX Results'.S23"/>
          </calcext:conditional-format>
          <calcext:conditional-format calcext:target-range-address="'NGINX Results'.S24:'NGINX Results'.S24">
            <calcext:condition calcext:apply-style-name="Bad" calcext:value="=0" calcext:base-cell-address="'NGINX Results'.S24"/>
          </calcext:conditional-format>
          <calcext:conditional-format calcext:target-range-address="'NGINX Results'.S25:'NGINX Results'.S25">
            <calcext:condition calcext:apply-style-name="Bad" calcext:value="=0" calcext:base-cell-address="'NGINX Results'.S25"/>
          </calcext:conditional-format>
          <calcext:conditional-format calcext:target-range-address="'NGINX Results'.S26:'NGINX Results'.S26">
            <calcext:condition calcext:apply-style-name="Bad" calcext:value="=0" calcext:base-cell-address="'NGINX Results'.S26"/>
          </calcext:conditional-format>
          <calcext:conditional-format calcext:target-range-address="'NGINX Results'.S27:'NGINX Results'.S27">
            <calcext:condition calcext:apply-style-name="Bad" calcext:value="=0" calcext:base-cell-address="'NGINX Results'.S27"/>
          </calcext:conditional-format>
          <calcext:conditional-format calcext:target-range-address="'NGINX Results'.S28:'NGINX Results'.S28">
            <calcext:condition calcext:apply-style-name="Bad" calcext:value="=0" calcext:base-cell-address="'NGINX Results'.S28"/>
          </calcext:conditional-format>
          <calcext:conditional-format calcext:target-range-address="'NGINX Results'.S29:'NGINX Results'.S29">
            <calcext:condition calcext:apply-style-name="Bad" calcext:value="=0" calcext:base-cell-address="'NGINX Results'.S29"/>
          </calcext:conditional-format>
          <calcext:conditional-format calcext:target-range-address="'NGINX Results'.U2:'NGINX Results'.U2">
            <calcext:condition calcext:apply-style-name="Bad" calcext:value="=0" calcext:base-cell-address="'NGINX Results'.U2"/>
          </calcext:conditional-format>
          <calcext:conditional-format calcext:target-range-address="'NGINX Results'.U3:'NGINX Results'.U3">
            <calcext:condition calcext:apply-style-name="Bad" calcext:value="=0" calcext:base-cell-address="'NGINX Results'.U3"/>
          </calcext:conditional-format>
          <calcext:conditional-format calcext:target-range-address="'NGINX Results'.U4:'NGINX Results'.U4">
            <calcext:condition calcext:apply-style-name="Bad" calcext:value="=0" calcext:base-cell-address="'NGINX Results'.U4"/>
          </calcext:conditional-format>
          <calcext:conditional-format calcext:target-range-address="'NGINX Results'.U5:'NGINX Results'.U5">
            <calcext:condition calcext:apply-style-name="Bad" calcext:value="=0" calcext:base-cell-address="'NGINX Results'.U5"/>
          </calcext:conditional-format>
          <calcext:conditional-format calcext:target-range-address="'NGINX Results'.U6:'NGINX Results'.U6">
            <calcext:condition calcext:apply-style-name="Bad" calcext:value="=0" calcext:base-cell-address="'NGINX Results'.U6"/>
          </calcext:conditional-format>
          <calcext:conditional-format calcext:target-range-address="'NGINX Results'.U7:'NGINX Results'.U7">
            <calcext:condition calcext:apply-style-name="Bad" calcext:value="=0" calcext:base-cell-address="'NGINX Results'.U7"/>
          </calcext:conditional-format>
          <calcext:conditional-format calcext:target-range-address="'NGINX Results'.U8:'NGINX Results'.U8">
            <calcext:condition calcext:apply-style-name="Bad" calcext:value="=0" calcext:base-cell-address="'NGINX Results'.U8"/>
          </calcext:conditional-format>
          <calcext:conditional-format calcext:target-range-address="'NGINX Results'.U9:'NGINX Results'.U9">
            <calcext:condition calcext:apply-style-name="Bad" calcext:value="=0" calcext:base-cell-address="'NGINX Results'.U9"/>
          </calcext:conditional-format>
          <calcext:conditional-format calcext:target-range-address="'NGINX Results'.U10:'NGINX Results'.U10">
            <calcext:condition calcext:apply-style-name="Bad" calcext:value="=0" calcext:base-cell-address="'NGINX Results'.U10"/>
          </calcext:conditional-format>
          <calcext:conditional-format calcext:target-range-address="'NGINX Results'.U11:'NGINX Results'.U11">
            <calcext:condition calcext:apply-style-name="Bad" calcext:value="=0" calcext:base-cell-address="'NGINX Results'.U11"/>
          </calcext:conditional-format>
          <calcext:conditional-format calcext:target-range-address="'NGINX Results'.U12:'NGINX Results'.U12">
            <calcext:condition calcext:apply-style-name="Bad" calcext:value="=0" calcext:base-cell-address="'NGINX Results'.U12"/>
          </calcext:conditional-format>
          <calcext:conditional-format calcext:target-range-address="'NGINX Results'.U13:'NGINX Results'.U13">
            <calcext:condition calcext:apply-style-name="Bad" calcext:value="=0" calcext:base-cell-address="'NGINX Results'.U13"/>
          </calcext:conditional-format>
          <calcext:conditional-format calcext:target-range-address="'NGINX Results'.U14:'NGINX Results'.U14">
            <calcext:condition calcext:apply-style-name="Bad" calcext:value="=0" calcext:base-cell-address="'NGINX Results'.U14"/>
          </calcext:conditional-format>
          <calcext:conditional-format calcext:target-range-address="'NGINX Results'.U15:'NGINX Results'.U15">
            <calcext:condition calcext:apply-style-name="Bad" calcext:value="=0" calcext:base-cell-address="'NGINX Results'.U15"/>
          </calcext:conditional-format>
          <calcext:conditional-format calcext:target-range-address="'NGINX Results'.U16:'NGINX Results'.U16">
            <calcext:condition calcext:apply-style-name="Bad" calcext:value="=0" calcext:base-cell-address="'NGINX Results'.U16"/>
          </calcext:conditional-format>
          <calcext:conditional-format calcext:target-range-address="'NGINX Results'.U17:'NGINX Results'.U17">
            <calcext:condition calcext:apply-style-name="Bad" calcext:value="=0" calcext:base-cell-address="'NGINX Results'.U17"/>
          </calcext:conditional-format>
          <calcext:conditional-format calcext:target-range-address="'NGINX Results'.U18:'NGINX Results'.U18">
            <calcext:condition calcext:apply-style-name="Bad" calcext:value="=0" calcext:base-cell-address="'NGINX Results'.U18"/>
          </calcext:conditional-format>
          <calcext:conditional-format calcext:target-range-address="'NGINX Results'.U19:'NGINX Results'.U19">
            <calcext:condition calcext:apply-style-name="Bad" calcext:value="=0" calcext:base-cell-address="'NGINX Results'.U19"/>
          </calcext:conditional-format>
          <calcext:conditional-format calcext:target-range-address="'NGINX Results'.U20:'NGINX Results'.U20">
            <calcext:condition calcext:apply-style-name="Bad" calcext:value="=0" calcext:base-cell-address="'NGINX Results'.U20"/>
          </calcext:conditional-format>
          <calcext:conditional-format calcext:target-range-address="'NGINX Results'.U21:'NGINX Results'.U21">
            <calcext:condition calcext:apply-style-name="Bad" calcext:value="=0" calcext:base-cell-address="'NGINX Results'.U21"/>
          </calcext:conditional-format>
          <calcext:conditional-format calcext:target-range-address="'NGINX Results'.U22:'NGINX Results'.U22">
            <calcext:condition calcext:apply-style-name="Bad" calcext:value="=0" calcext:base-cell-address="'NGINX Results'.U22"/>
          </calcext:conditional-format>
          <calcext:conditional-format calcext:target-range-address="'NGINX Results'.U23:'NGINX Results'.U23">
            <calcext:condition calcext:apply-style-name="Bad" calcext:value="=0" calcext:base-cell-address="'NGINX Results'.U23"/>
          </calcext:conditional-format>
          <calcext:conditional-format calcext:target-range-address="'NGINX Results'.U24:'NGINX Results'.U24">
            <calcext:condition calcext:apply-style-name="Bad" calcext:value="=0" calcext:base-cell-address="'NGINX Results'.U24"/>
          </calcext:conditional-format>
          <calcext:conditional-format calcext:target-range-address="'NGINX Results'.U25:'NGINX Results'.U25">
            <calcext:condition calcext:apply-style-name="Bad" calcext:value="=0" calcext:base-cell-address="'NGINX Results'.U25"/>
          </calcext:conditional-format>
          <calcext:conditional-format calcext:target-range-address="'NGINX Results'.U26:'NGINX Results'.U26">
            <calcext:condition calcext:apply-style-name="Bad" calcext:value="=0" calcext:base-cell-address="'NGINX Results'.U26"/>
          </calcext:conditional-format>
          <calcext:conditional-format calcext:target-range-address="'NGINX Results'.U27:'NGINX Results'.U27">
            <calcext:condition calcext:apply-style-name="Bad" calcext:value="=0" calcext:base-cell-address="'NGINX Results'.U27"/>
          </calcext:conditional-format>
          <calcext:conditional-format calcext:target-range-address="'NGINX Results'.U28:'NGINX Results'.U28">
            <calcext:condition calcext:apply-style-name="Bad" calcext:value="=0" calcext:base-cell-address="'NGINX Results'.U28"/>
          </calcext:conditional-format>
          <calcext:conditional-format calcext:target-range-address="'NGINX Results'.U29:'NGINX Results'.U29">
            <calcext:condition calcext:apply-style-name="Bad" calcext:value="=0" calcext:base-cell-address="'NGINX Results'.U29"/>
          </calcext:conditional-format>
          <calcext:conditional-format calcext:target-range-address="'NGINX Results'.W2:'NGINX Results'.W2">
            <calcext:condition calcext:apply-style-name="Bad" calcext:value="=0" calcext:base-cell-address="'NGINX Results'.W2"/>
          </calcext:conditional-format>
          <calcext:conditional-format calcext:target-range-address="'NGINX Results'.W3:'NGINX Results'.W3">
            <calcext:condition calcext:apply-style-name="Bad" calcext:value="=0" calcext:base-cell-address="'NGINX Results'.W3"/>
          </calcext:conditional-format>
          <calcext:conditional-format calcext:target-range-address="'NGINX Results'.W4:'NGINX Results'.W4">
            <calcext:condition calcext:apply-style-name="Bad" calcext:value="=0" calcext:base-cell-address="'NGINX Results'.W4"/>
          </calcext:conditional-format>
          <calcext:conditional-format calcext:target-range-address="'NGINX Results'.W5:'NGINX Results'.W5">
            <calcext:condition calcext:apply-style-name="Bad" calcext:value="=0" calcext:base-cell-address="'NGINX Results'.W5"/>
          </calcext:conditional-format>
          <calcext:conditional-format calcext:target-range-address="'NGINX Results'.W6:'NGINX Results'.W6">
            <calcext:condition calcext:apply-style-name="Bad" calcext:value="=0" calcext:base-cell-address="'NGINX Results'.W6"/>
          </calcext:conditional-format>
          <calcext:conditional-format calcext:target-range-address="'NGINX Results'.W7:'NGINX Results'.W7">
            <calcext:condition calcext:apply-style-name="Bad" calcext:value="=0" calcext:base-cell-address="'NGINX Results'.W7"/>
          </calcext:conditional-format>
          <calcext:conditional-format calcext:target-range-address="'NGINX Results'.W8:'NGINX Results'.W8">
            <calcext:condition calcext:apply-style-name="Bad" calcext:value="=0" calcext:base-cell-address="'NGINX Results'.W8"/>
          </calcext:conditional-format>
          <calcext:conditional-format calcext:target-range-address="'NGINX Results'.W9:'NGINX Results'.W9">
            <calcext:condition calcext:apply-style-name="Bad" calcext:value="=0" calcext:base-cell-address="'NGINX Results'.W9"/>
          </calcext:conditional-format>
          <calcext:conditional-format calcext:target-range-address="'NGINX Results'.W10:'NGINX Results'.W10">
            <calcext:condition calcext:apply-style-name="Bad" calcext:value="=0" calcext:base-cell-address="'NGINX Results'.W10"/>
          </calcext:conditional-format>
          <calcext:conditional-format calcext:target-range-address="'NGINX Results'.W11:'NGINX Results'.W11">
            <calcext:condition calcext:apply-style-name="Bad" calcext:value="=0" calcext:base-cell-address="'NGINX Results'.W11"/>
          </calcext:conditional-format>
          <calcext:conditional-format calcext:target-range-address="'NGINX Results'.W12:'NGINX Results'.W12">
            <calcext:condition calcext:apply-style-name="Bad" calcext:value="=0" calcext:base-cell-address="'NGINX Results'.W12"/>
          </calcext:conditional-format>
          <calcext:conditional-format calcext:target-range-address="'NGINX Results'.W13:'NGINX Results'.W13">
            <calcext:condition calcext:apply-style-name="Bad" calcext:value="=0" calcext:base-cell-address="'NGINX Results'.W13"/>
          </calcext:conditional-format>
          <calcext:conditional-format calcext:target-range-address="'NGINX Results'.W14:'NGINX Results'.W14">
            <calcext:condition calcext:apply-style-name="Bad" calcext:value="=0" calcext:base-cell-address="'NGINX Results'.W14"/>
          </calcext:conditional-format>
          <calcext:conditional-format calcext:target-range-address="'NGINX Results'.W15:'NGINX Results'.W15">
            <calcext:condition calcext:apply-style-name="Bad" calcext:value="=0" calcext:base-cell-address="'NGINX Results'.W15"/>
          </calcext:conditional-format>
          <calcext:conditional-format calcext:target-range-address="'NGINX Results'.W16:'NGINX Results'.W16">
            <calcext:condition calcext:apply-style-name="Bad" calcext:value="=0" calcext:base-cell-address="'NGINX Results'.W16"/>
          </calcext:conditional-format>
          <calcext:conditional-format calcext:target-range-address="'NGINX Results'.W17:'NGINX Results'.W17">
            <calcext:condition calcext:apply-style-name="Bad" calcext:value="=0" calcext:base-cell-address="'NGINX Results'.W17"/>
          </calcext:conditional-format>
          <calcext:conditional-format calcext:target-range-address="'NGINX Results'.W18:'NGINX Results'.W18">
            <calcext:condition calcext:apply-style-name="Bad" calcext:value="=0" calcext:base-cell-address="'NGINX Results'.W18"/>
          </calcext:conditional-format>
          <calcext:conditional-format calcext:target-range-address="'NGINX Results'.W19:'NGINX Results'.W19">
            <calcext:condition calcext:apply-style-name="Bad" calcext:value="=0" calcext:base-cell-address="'NGINX Results'.W19"/>
          </calcext:conditional-format>
          <calcext:conditional-format calcext:target-range-address="'NGINX Results'.W20:'NGINX Results'.W20">
            <calcext:condition calcext:apply-style-name="Bad" calcext:value="=0" calcext:base-cell-address="'NGINX Results'.W20"/>
          </calcext:conditional-format>
          <calcext:conditional-format calcext:target-range-address="'NGINX Results'.W21:'NGINX Results'.W21">
            <calcext:condition calcext:apply-style-name="Bad" calcext:value="=0" calcext:base-cell-address="'NGINX Results'.W21"/>
          </calcext:conditional-format>
          <calcext:conditional-format calcext:target-range-address="'NGINX Results'.W22:'NGINX Results'.W22">
            <calcext:condition calcext:apply-style-name="Bad" calcext:value="=0" calcext:base-cell-address="'NGINX Results'.W22"/>
          </calcext:conditional-format>
          <calcext:conditional-format calcext:target-range-address="'NGINX Results'.W23:'NGINX Results'.W23">
            <calcext:condition calcext:apply-style-name="Bad" calcext:value="=0" calcext:base-cell-address="'NGINX Results'.W23"/>
          </calcext:conditional-format>
          <calcext:conditional-format calcext:target-range-address="'NGINX Results'.W24:'NGINX Results'.W24">
            <calcext:condition calcext:apply-style-name="Bad" calcext:value="=0" calcext:base-cell-address="'NGINX Results'.W24"/>
          </calcext:conditional-format>
          <calcext:conditional-format calcext:target-range-address="'NGINX Results'.W25:'NGINX Results'.W25">
            <calcext:condition calcext:apply-style-name="Bad" calcext:value="=0" calcext:base-cell-address="'NGINX Results'.W25"/>
          </calcext:conditional-format>
          <calcext:conditional-format calcext:target-range-address="'NGINX Results'.W26:'NGINX Results'.W26">
            <calcext:condition calcext:apply-style-name="Bad" calcext:value="=0" calcext:base-cell-address="'NGINX Results'.W26"/>
          </calcext:conditional-format>
          <calcext:conditional-format calcext:target-range-address="'NGINX Results'.W27:'NGINX Results'.W27">
            <calcext:condition calcext:apply-style-name="Bad" calcext:value="=0" calcext:base-cell-address="'NGINX Results'.W27"/>
          </calcext:conditional-format>
          <calcext:conditional-format calcext:target-range-address="'NGINX Results'.W28:'NGINX Results'.W28">
            <calcext:condition calcext:apply-style-name="Bad" calcext:value="=0" calcext:base-cell-address="'NGINX Results'.W28"/>
          </calcext:conditional-format>
          <calcext:conditional-format calcext:target-range-address="'NGINX Results'.W29:'NGINX Results'.W29">
            <calcext:condition calcext:apply-style-name="Bad" calcext:value="=0" calcext:base-cell-address="'NGINX Results'.W29"/>
          </calcext:conditional-format>
          <calcext:conditional-format calcext:target-range-address="'NGINX Results'.J2:'NGINX Results'.J2">
            <calcext:condition calcext:apply-style-name="Bad" calcext:value="=0" calcext:base-cell-address="'NGINX Results'.J2"/>
          </calcext:conditional-format>
          <calcext:conditional-format calcext:target-range-address="'NGINX Results'.J3:'NGINX Results'.J3">
            <calcext:condition calcext:apply-style-name="Bad" calcext:value="=0" calcext:base-cell-address="'NGINX Results'.J3"/>
          </calcext:conditional-format>
          <calcext:conditional-format calcext:target-range-address="'NGINX Results'.J4:'NGINX Results'.J4">
            <calcext:condition calcext:apply-style-name="Bad" calcext:value="=0" calcext:base-cell-address="'NGINX Results'.J4"/>
          </calcext:conditional-format>
          <calcext:conditional-format calcext:target-range-address="'NGINX Results'.J5:'NGINX Results'.J5">
            <calcext:condition calcext:apply-style-name="Bad" calcext:value="=0" calcext:base-cell-address="'NGINX Results'.J5"/>
          </calcext:conditional-format>
          <calcext:conditional-format calcext:target-range-address="'NGINX Results'.J6:'NGINX Results'.J6">
            <calcext:condition calcext:apply-style-name="Bad" calcext:value="=0" calcext:base-cell-address="'NGINX Results'.J6"/>
          </calcext:conditional-format>
          <calcext:conditional-format calcext:target-range-address="'NGINX Results'.J7:'NGINX Results'.J7">
            <calcext:condition calcext:apply-style-name="Bad" calcext:value="=0" calcext:base-cell-address="'NGINX Results'.J7"/>
          </calcext:conditional-format>
          <calcext:conditional-format calcext:target-range-address="'NGINX Results'.J8:'NGINX Results'.J8">
            <calcext:condition calcext:apply-style-name="Bad" calcext:value="=0" calcext:base-cell-address="'NGINX Results'.J8"/>
          </calcext:conditional-format>
          <calcext:conditional-format calcext:target-range-address="'NGINX Results'.J9:'NGINX Results'.J9">
            <calcext:condition calcext:apply-style-name="Bad" calcext:value="=0" calcext:base-cell-address="'NGINX Results'.J9"/>
          </calcext:conditional-format>
          <calcext:conditional-format calcext:target-range-address="'NGINX Results'.J10:'NGINX Results'.J10">
            <calcext:condition calcext:apply-style-name="Bad" calcext:value="=0" calcext:base-cell-address="'NGINX Results'.J10"/>
          </calcext:conditional-format>
          <calcext:conditional-format calcext:target-range-address="'NGINX Results'.J11:'NGINX Results'.J11">
            <calcext:condition calcext:apply-style-name="Bad" calcext:value="=0" calcext:base-cell-address="'NGINX Results'.J11"/>
          </calcext:conditional-format>
          <calcext:conditional-format calcext:target-range-address="'NGINX Results'.J12:'NGINX Results'.J12">
            <calcext:condition calcext:apply-style-name="Bad" calcext:value="=0" calcext:base-cell-address="'NGINX Results'.J12"/>
          </calcext:conditional-format>
          <calcext:conditional-format calcext:target-range-address="'NGINX Results'.J13:'NGINX Results'.J13">
            <calcext:condition calcext:apply-style-name="Bad" calcext:value="=0" calcext:base-cell-address="'NGINX Results'.J13"/>
          </calcext:conditional-format>
          <calcext:conditional-format calcext:target-range-address="'NGINX Results'.J14:'NGINX Results'.J14">
            <calcext:condition calcext:apply-style-name="Bad" calcext:value="=0" calcext:base-cell-address="'NGINX Results'.J14"/>
          </calcext:conditional-format>
          <calcext:conditional-format calcext:target-range-address="'NGINX Results'.J15:'NGINX Results'.J15">
            <calcext:condition calcext:apply-style-name="Bad" calcext:value="=0" calcext:base-cell-address="'NGINX Results'.J15"/>
          </calcext:conditional-format>
          <calcext:conditional-format calcext:target-range-address="'NGINX Results'.J16:'NGINX Results'.J16">
            <calcext:condition calcext:apply-style-name="Bad" calcext:value="=0" calcext:base-cell-address="'NGINX Results'.J16"/>
          </calcext:conditional-format>
          <calcext:conditional-format calcext:target-range-address="'NGINX Results'.J17:'NGINX Results'.J17">
            <calcext:condition calcext:apply-style-name="Bad" calcext:value="=0" calcext:base-cell-address="'NGINX Results'.J17"/>
          </calcext:conditional-format>
          <calcext:conditional-format calcext:target-range-address="'NGINX Results'.J18:'NGINX Results'.J18">
            <calcext:condition calcext:apply-style-name="Bad" calcext:value="=0" calcext:base-cell-address="'NGINX Results'.J18"/>
          </calcext:conditional-format>
          <calcext:conditional-format calcext:target-range-address="'NGINX Results'.J19:'NGINX Results'.J19">
            <calcext:condition calcext:apply-style-name="Bad" calcext:value="=0" calcext:base-cell-address="'NGINX Results'.J19"/>
          </calcext:conditional-format>
          <calcext:conditional-format calcext:target-range-address="'NGINX Results'.J20:'NGINX Results'.J20">
            <calcext:condition calcext:apply-style-name="Bad" calcext:value="=0" calcext:base-cell-address="'NGINX Results'.J20"/>
          </calcext:conditional-format>
          <calcext:conditional-format calcext:target-range-address="'NGINX Results'.J21:'NGINX Results'.J21">
            <calcext:condition calcext:apply-style-name="Bad" calcext:value="=0" calcext:base-cell-address="'NGINX Results'.J21"/>
          </calcext:conditional-format>
          <calcext:conditional-format calcext:target-range-address="'NGINX Results'.J22:'NGINX Results'.J22">
            <calcext:condition calcext:apply-style-name="Bad" calcext:value="=0" calcext:base-cell-address="'NGINX Results'.J22"/>
          </calcext:conditional-format>
          <calcext:conditional-format calcext:target-range-address="'NGINX Results'.J23:'NGINX Results'.J23">
            <calcext:condition calcext:apply-style-name="Bad" calcext:value="=0" calcext:base-cell-address="'NGINX Results'.J23"/>
          </calcext:conditional-format>
          <calcext:conditional-format calcext:target-range-address="'NGINX Results'.J24:'NGINX Results'.J24">
            <calcext:condition calcext:apply-style-name="Bad" calcext:value="=0" calcext:base-cell-address="'NGINX Results'.J24"/>
          </calcext:conditional-format>
          <calcext:conditional-format calcext:target-range-address="'NGINX Results'.J25:'NGINX Results'.J25">
            <calcext:condition calcext:apply-style-name="Bad" calcext:value="=0" calcext:base-cell-address="'NGINX Results'.J25"/>
          </calcext:conditional-format>
          <calcext:conditional-format calcext:target-range-address="'NGINX Results'.J26:'NGINX Results'.J26">
            <calcext:condition calcext:apply-style-name="Bad" calcext:value="=0" calcext:base-cell-address="'NGINX Results'.J26"/>
          </calcext:conditional-format>
          <calcext:conditional-format calcext:target-range-address="'NGINX Results'.J27:'NGINX Results'.J27">
            <calcext:condition calcext:apply-style-name="Bad" calcext:value="=0" calcext:base-cell-address="'NGINX Results'.J27"/>
          </calcext:conditional-format>
          <calcext:conditional-format calcext:target-range-address="'NGINX Results'.J28:'NGINX Results'.J28">
            <calcext:condition calcext:apply-style-name="Bad" calcext:value="=0" calcext:base-cell-address="'NGINX Results'.J28"/>
          </calcext:conditional-format>
          <calcext:conditional-format calcext:target-range-address="'NGINX Results'.J29:'NGINX Results'.J29">
            <calcext:condition calcext:apply-style-name="Bad" calcext:value="=0" calcext:base-cell-address="'NGINX Results'.J29"/>
          </calcext:conditional-format>
          <calcext:conditional-format calcext:target-range-address="'NGINX Results'.Q2:'NGINX Results'.Q2">
            <calcext:condition calcext:apply-style-name="Bad" calcext:value="=0" calcext:base-cell-address="'NGINX Results'.Q2"/>
          </calcext:conditional-format>
          <calcext:conditional-format calcext:target-range-address="'NGINX Results'.Q3:'NGINX Results'.Q3">
            <calcext:condition calcext:apply-style-name="Bad" calcext:value="=0" calcext:base-cell-address="'NGINX Results'.Q3"/>
          </calcext:conditional-format>
          <calcext:conditional-format calcext:target-range-address="'NGINX Results'.Q4:'NGINX Results'.Q4">
            <calcext:condition calcext:apply-style-name="Bad" calcext:value="=0" calcext:base-cell-address="'NGINX Results'.Q4"/>
          </calcext:conditional-format>
          <calcext:conditional-format calcext:target-range-address="'NGINX Results'.Q5:'NGINX Results'.Q5">
            <calcext:condition calcext:apply-style-name="Bad" calcext:value="=0" calcext:base-cell-address="'NGINX Results'.Q5"/>
          </calcext:conditional-format>
          <calcext:conditional-format calcext:target-range-address="'NGINX Results'.Q6:'NGINX Results'.Q6">
            <calcext:condition calcext:apply-style-name="Bad" calcext:value="=0" calcext:base-cell-address="'NGINX Results'.Q6"/>
          </calcext:conditional-format>
          <calcext:conditional-format calcext:target-range-address="'NGINX Results'.Q7:'NGINX Results'.Q7">
            <calcext:condition calcext:apply-style-name="Bad" calcext:value="=0" calcext:base-cell-address="'NGINX Results'.Q7"/>
          </calcext:conditional-format>
          <calcext:conditional-format calcext:target-range-address="'NGINX Results'.Q8:'NGINX Results'.Q8">
            <calcext:condition calcext:apply-style-name="Bad" calcext:value="=0" calcext:base-cell-address="'NGINX Results'.Q8"/>
          </calcext:conditional-format>
          <calcext:conditional-format calcext:target-range-address="'NGINX Results'.Q9:'NGINX Results'.Q9">
            <calcext:condition calcext:apply-style-name="Bad" calcext:value="=0" calcext:base-cell-address="'NGINX Results'.Q9"/>
          </calcext:conditional-format>
          <calcext:conditional-format calcext:target-range-address="'NGINX Results'.Q10:'NGINX Results'.Q10">
            <calcext:condition calcext:apply-style-name="Bad" calcext:value="=0" calcext:base-cell-address="'NGINX Results'.Q10"/>
          </calcext:conditional-format>
          <calcext:conditional-format calcext:target-range-address="'NGINX Results'.Q11:'NGINX Results'.Q11">
            <calcext:condition calcext:apply-style-name="Bad" calcext:value="=0" calcext:base-cell-address="'NGINX Results'.Q11"/>
          </calcext:conditional-format>
          <calcext:conditional-format calcext:target-range-address="'NGINX Results'.Q12:'NGINX Results'.Q12">
            <calcext:condition calcext:apply-style-name="Bad" calcext:value="=0" calcext:base-cell-address="'NGINX Results'.Q12"/>
          </calcext:conditional-format>
          <calcext:conditional-format calcext:target-range-address="'NGINX Results'.Q13:'NGINX Results'.Q13">
            <calcext:condition calcext:apply-style-name="Bad" calcext:value="=0" calcext:base-cell-address="'NGINX Results'.Q13"/>
          </calcext:conditional-format>
          <calcext:conditional-format calcext:target-range-address="'NGINX Results'.Q14:'NGINX Results'.Q14">
            <calcext:condition calcext:apply-style-name="Bad" calcext:value="=0" calcext:base-cell-address="'NGINX Results'.Q14"/>
          </calcext:conditional-format>
          <calcext:conditional-format calcext:target-range-address="'NGINX Results'.Q15:'NGINX Results'.Q15">
            <calcext:condition calcext:apply-style-name="Bad" calcext:value="=0" calcext:base-cell-address="'NGINX Results'.Q15"/>
          </calcext:conditional-format>
          <calcext:conditional-format calcext:target-range-address="'NGINX Results'.Q16:'NGINX Results'.Q16">
            <calcext:condition calcext:apply-style-name="Bad" calcext:value="=0" calcext:base-cell-address="'NGINX Results'.Q16"/>
          </calcext:conditional-format>
          <calcext:conditional-format calcext:target-range-address="'NGINX Results'.Q17:'NGINX Results'.Q17">
            <calcext:condition calcext:apply-style-name="Bad" calcext:value="=0" calcext:base-cell-address="'NGINX Results'.Q17"/>
          </calcext:conditional-format>
          <calcext:conditional-format calcext:target-range-address="'NGINX Results'.Q18:'NGINX Results'.Q18">
            <calcext:condition calcext:apply-style-name="Bad" calcext:value="=0" calcext:base-cell-address="'NGINX Results'.Q18"/>
          </calcext:conditional-format>
          <calcext:conditional-format calcext:target-range-address="'NGINX Results'.Q19:'NGINX Results'.Q19">
            <calcext:condition calcext:apply-style-name="Bad" calcext:value="=0" calcext:base-cell-address="'NGINX Results'.Q19"/>
          </calcext:conditional-format>
          <calcext:conditional-format calcext:target-range-address="'NGINX Results'.Q20:'NGINX Results'.Q20">
            <calcext:condition calcext:apply-style-name="Bad" calcext:value="=0" calcext:base-cell-address="'NGINX Results'.Q20"/>
          </calcext:conditional-format>
          <calcext:conditional-format calcext:target-range-address="'NGINX Results'.Q21:'NGINX Results'.Q21">
            <calcext:condition calcext:apply-style-name="Bad" calcext:value="=0" calcext:base-cell-address="'NGINX Results'.Q21"/>
          </calcext:conditional-format>
          <calcext:conditional-format calcext:target-range-address="'NGINX Results'.Q22:'NGINX Results'.Q22">
            <calcext:condition calcext:apply-style-name="Bad" calcext:value="=0" calcext:base-cell-address="'NGINX Results'.Q22"/>
          </calcext:conditional-format>
          <calcext:conditional-format calcext:target-range-address="'NGINX Results'.Q23:'NGINX Results'.Q23">
            <calcext:condition calcext:apply-style-name="Bad" calcext:value="=0" calcext:base-cell-address="'NGINX Results'.Q23"/>
          </calcext:conditional-format>
          <calcext:conditional-format calcext:target-range-address="'NGINX Results'.Q24:'NGINX Results'.Q24">
            <calcext:condition calcext:apply-style-name="Bad" calcext:value="=0" calcext:base-cell-address="'NGINX Results'.Q24"/>
          </calcext:conditional-format>
          <calcext:conditional-format calcext:target-range-address="'NGINX Results'.Q25:'NGINX Results'.Q25">
            <calcext:condition calcext:apply-style-name="Bad" calcext:value="=0" calcext:base-cell-address="'NGINX Results'.Q25"/>
          </calcext:conditional-format>
          <calcext:conditional-format calcext:target-range-address="'NGINX Results'.Q26:'NGINX Results'.Q26">
            <calcext:condition calcext:apply-style-name="Bad" calcext:value="=0" calcext:base-cell-address="'NGINX Results'.Q26"/>
          </calcext:conditional-format>
          <calcext:conditional-format calcext:target-range-address="'NGINX Results'.Q27:'NGINX Results'.Q27">
            <calcext:condition calcext:apply-style-name="Bad" calcext:value="=0" calcext:base-cell-address="'NGINX Results'.Q27"/>
          </calcext:conditional-format>
          <calcext:conditional-format calcext:target-range-address="'NGINX Results'.Q28:'NGINX Results'.Q28">
            <calcext:condition calcext:apply-style-name="Bad" calcext:value="=0" calcext:base-cell-address="'NGINX Results'.Q28"/>
          </calcext:conditional-format>
          <calcext:conditional-format calcext:target-range-address="'NGINX Results'.Q29:'NGINX Results'.Q29">
            <calcext:condition calcext:apply-style-name="Bad" calcext:value="=0" calcext:base-cell-address="'NGINX Results'.Q29"/>
          </calcext:conditional-format>
          <calcext:conditional-format calcext:target-range-address="'NGINX Results'.Y2:'NGINX Results'.Y2">
            <calcext:condition calcext:apply-style-name="Bad" calcext:value="=0" calcext:base-cell-address="'NGINX Results'.Y2"/>
          </calcext:conditional-format>
          <calcext:conditional-format calcext:target-range-address="'NGINX Results'.Y3:'NGINX Results'.Y3">
            <calcext:condition calcext:apply-style-name="Bad" calcext:value="=0" calcext:base-cell-address="'NGINX Results'.Y3"/>
          </calcext:conditional-format>
          <calcext:conditional-format calcext:target-range-address="'NGINX Results'.Y4:'NGINX Results'.Y4">
            <calcext:condition calcext:apply-style-name="Bad" calcext:value="=0" calcext:base-cell-address="'NGINX Results'.Y4"/>
          </calcext:conditional-format>
          <calcext:conditional-format calcext:target-range-address="'NGINX Results'.Y5:'NGINX Results'.Y5">
            <calcext:condition calcext:apply-style-name="Bad" calcext:value="=0" calcext:base-cell-address="'NGINX Results'.Y5"/>
          </calcext:conditional-format>
          <calcext:conditional-format calcext:target-range-address="'NGINX Results'.Y6:'NGINX Results'.Y6">
            <calcext:condition calcext:apply-style-name="Bad" calcext:value="=0" calcext:base-cell-address="'NGINX Results'.Y6"/>
          </calcext:conditional-format>
          <calcext:conditional-format calcext:target-range-address="'NGINX Results'.Y7:'NGINX Results'.Y7">
            <calcext:condition calcext:apply-style-name="Bad" calcext:value="=0" calcext:base-cell-address="'NGINX Results'.Y7"/>
          </calcext:conditional-format>
          <calcext:conditional-format calcext:target-range-address="'NGINX Results'.Y8:'NGINX Results'.Y8">
            <calcext:condition calcext:apply-style-name="Bad" calcext:value="=0" calcext:base-cell-address="'NGINX Results'.Y8"/>
          </calcext:conditional-format>
          <calcext:conditional-format calcext:target-range-address="'NGINX Results'.Y9:'NGINX Results'.Y9">
            <calcext:condition calcext:apply-style-name="Bad" calcext:value="=0" calcext:base-cell-address="'NGINX Results'.Y9"/>
          </calcext:conditional-format>
          <calcext:conditional-format calcext:target-range-address="'NGINX Results'.Y10:'NGINX Results'.Y10">
            <calcext:condition calcext:apply-style-name="Bad" calcext:value="=0" calcext:base-cell-address="'NGINX Results'.Y10"/>
          </calcext:conditional-format>
          <calcext:conditional-format calcext:target-range-address="'NGINX Results'.Y11:'NGINX Results'.Y11">
            <calcext:condition calcext:apply-style-name="Bad" calcext:value="=0" calcext:base-cell-address="'NGINX Results'.Y11"/>
          </calcext:conditional-format>
          <calcext:conditional-format calcext:target-range-address="'NGINX Results'.Y12:'NGINX Results'.Y12">
            <calcext:condition calcext:apply-style-name="Bad" calcext:value="=0" calcext:base-cell-address="'NGINX Results'.Y12"/>
          </calcext:conditional-format>
          <calcext:conditional-format calcext:target-range-address="'NGINX Results'.Y13:'NGINX Results'.Y13">
            <calcext:condition calcext:apply-style-name="Bad" calcext:value="=0" calcext:base-cell-address="'NGINX Results'.Y13"/>
          </calcext:conditional-format>
          <calcext:conditional-format calcext:target-range-address="'NGINX Results'.Y14:'NGINX Results'.Y14">
            <calcext:condition calcext:apply-style-name="Bad" calcext:value="=0" calcext:base-cell-address="'NGINX Results'.Y14"/>
          </calcext:conditional-format>
          <calcext:conditional-format calcext:target-range-address="'NGINX Results'.Y15:'NGINX Results'.Y15">
            <calcext:condition calcext:apply-style-name="Bad" calcext:value="=0" calcext:base-cell-address="'NGINX Results'.Y15"/>
          </calcext:conditional-format>
          <calcext:conditional-format calcext:target-range-address="'NGINX Results'.Y16:'NGINX Results'.Y16">
            <calcext:condition calcext:apply-style-name="Bad" calcext:value="=0" calcext:base-cell-address="'NGINX Results'.Y16"/>
          </calcext:conditional-format>
          <calcext:conditional-format calcext:target-range-address="'NGINX Results'.Y17:'NGINX Results'.Y17">
            <calcext:condition calcext:apply-style-name="Bad" calcext:value="=0" calcext:base-cell-address="'NGINX Results'.Y17"/>
          </calcext:conditional-format>
          <calcext:conditional-format calcext:target-range-address="'NGINX Results'.Y18:'NGINX Results'.Y18">
            <calcext:condition calcext:apply-style-name="Bad" calcext:value="=0" calcext:base-cell-address="'NGINX Results'.Y18"/>
          </calcext:conditional-format>
          <calcext:conditional-format calcext:target-range-address="'NGINX Results'.Y19:'NGINX Results'.Y19">
            <calcext:condition calcext:apply-style-name="Bad" calcext:value="=0" calcext:base-cell-address="'NGINX Results'.Y19"/>
          </calcext:conditional-format>
          <calcext:conditional-format calcext:target-range-address="'NGINX Results'.Y20:'NGINX Results'.Y20">
            <calcext:condition calcext:apply-style-name="Bad" calcext:value="=0" calcext:base-cell-address="'NGINX Results'.Y20"/>
          </calcext:conditional-format>
          <calcext:conditional-format calcext:target-range-address="'NGINX Results'.Y21:'NGINX Results'.Y21">
            <calcext:condition calcext:apply-style-name="Bad" calcext:value="=0" calcext:base-cell-address="'NGINX Results'.Y21"/>
          </calcext:conditional-format>
          <calcext:conditional-format calcext:target-range-address="'NGINX Results'.Y22:'NGINX Results'.Y22">
            <calcext:condition calcext:apply-style-name="Bad" calcext:value="=0" calcext:base-cell-address="'NGINX Results'.Y22"/>
          </calcext:conditional-format>
          <calcext:conditional-format calcext:target-range-address="'NGINX Results'.Y23:'NGINX Results'.Y23">
            <calcext:condition calcext:apply-style-name="Bad" calcext:value="=0" calcext:base-cell-address="'NGINX Results'.Y23"/>
          </calcext:conditional-format>
          <calcext:conditional-format calcext:target-range-address="'NGINX Results'.Y24:'NGINX Results'.Y24">
            <calcext:condition calcext:apply-style-name="Bad" calcext:value="=0" calcext:base-cell-address="'NGINX Results'.Y24"/>
          </calcext:conditional-format>
          <calcext:conditional-format calcext:target-range-address="'NGINX Results'.Y25:'NGINX Results'.Y25">
            <calcext:condition calcext:apply-style-name="Bad" calcext:value="=0" calcext:base-cell-address="'NGINX Results'.Y25"/>
          </calcext:conditional-format>
          <calcext:conditional-format calcext:target-range-address="'NGINX Results'.Y26:'NGINX Results'.Y26">
            <calcext:condition calcext:apply-style-name="Bad" calcext:value="=0" calcext:base-cell-address="'NGINX Results'.Y26"/>
          </calcext:conditional-format>
          <calcext:conditional-format calcext:target-range-address="'NGINX Results'.Y27:'NGINX Results'.Y27">
            <calcext:condition calcext:apply-style-name="Bad" calcext:value="=0" calcext:base-cell-address="'NGINX Results'.Y27"/>
          </calcext:conditional-format>
          <calcext:conditional-format calcext:target-range-address="'NGINX Results'.Y28:'NGINX Results'.Y28">
            <calcext:condition calcext:apply-style-name="Bad" calcext:value="=0" calcext:base-cell-address="'NGINX Results'.Y28"/>
          </calcext:conditional-format>
          <calcext:conditional-format calcext:target-range-address="'NGINX Results'.Y29:'NGINX Results'.Y29">
            <calcext:condition calcext:apply-style-name="Bad" calcext:value="=0" calcext:base-cell-address="'NGINX Results'.Y29"/>
          </calcext:conditional-format>
        </calcext:conditional-formats>
      </table:table>
      <table:table table:name="NGINX Analysis" table:style-name="ta1">
        <table:table-column table:style-name="co6" table:default-cell-style-name="ce451"/>
        <table:table-column table:style-name="co6" table:default-cell-style-name="ce455"/>
        <table:table-column table:style-name="co30" table:default-cell-style-name="ce460"/>
        <table:table-row table:style-name="ro1">
          <table:table-cell office:value-type="string" calcext:value-type="string">
            <text:p>WATERS Prediction</text:p>
          </table:table-cell>
          <table:table-cell office:value-type="string" calcext:value-type="string">
            <text:p>Meets SLA?</text:p>
          </table:table-cell>
          <table:table-cell office:value-type="string" calcext:value-type="string">
            <text:p>Count - Meets SLA?</text:p>
          </table:table-cell>
        </table:table-row>
        <table:table-row table:style-name="ro1">
          <table:table-cell table:style-name="ce452" office:value-type="boolean" office:boolean-value="true" calcext:value-type="boolean">
            <text:p>TRUE</text:p>
          </table:table-cell>
          <table:table-cell table:style-name="ce456" office:value-type="float" office:value="0" calcext:value-type="float">
            <text:p>0</text:p>
          </table:table-cell>
          <table:table-cell table:style-name="ce461" office:value-type="float" office:value="7" calcext:value-type="float">
            <text:p>7</text:p>
          </table:table-cell>
        </table:table-row>
        <table:table-row table:style-name="ro1">
          <table:table-cell table:style-name="ce453"/>
          <table:table-cell table:style-name="ce458" office:value-type="float" office:value="1" calcext:value-type="float">
            <text:p>1</text:p>
          </table:table-cell>
          <table:table-cell table:style-name="ce462" office:value-type="float" office:value="21" calcext:value-type="float">
            <text:p>21</text:p>
          </table:table-cell>
        </table:table-row>
        <table:table-row table:style-name="ro1">
          <table:table-cell table:style-name="ce454" office:value-type="string" calcext:value-type="string">
            <text:p>Total Result</text:p>
          </table:table-cell>
          <table:table-cell table:style-name="ce459"/>
          <table:table-cell table:style-name="ce491" office:value-type="float" office:value="28" calcext:value-type="float">
            <text:p>28</text:p>
          </table:table-cell>
        </table:table-row>
      </table:table>
      <table:table table:name="NGINX Results 2" table:style-name="ta1">
        <table:table-column table:style-name="co31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2" table:number-columns-repeated="3" table:default-cell-style-name="Default"/>
        <table:table-column table:style-name="co33" table:default-cell-style-name="ce457"/>
        <table:table-column table:style-name="co6" table:default-cell-style-name="ce275"/>
        <table:table-column table:style-name="co34" table:default-cell-style-name="ce275"/>
        <table:table-column table:style-name="co6" table:default-cell-style-name="ce61"/>
        <table:table-column table:style-name="co35" table:default-cell-style-name="ce457"/>
        <table:table-column table:style-name="co36" table:default-cell-style-name="ce275"/>
        <table:table-column table:style-name="co37" table:default-cell-style-name="ce61"/>
        <table:table-column table:style-name="co38" table:default-cell-style-name="ce457"/>
        <table:table-column table:style-name="co39" table:default-cell-style-name="ce275"/>
        <table:table-column table:style-name="co37" table:default-cell-style-name="ce61"/>
        <table:table-column table:style-name="co38" table:default-cell-style-name="ce457"/>
        <table:table-column table:style-name="co39" table:default-cell-style-name="ce275"/>
        <table:table-column table:style-name="co37" table:default-cell-style-name="ce61"/>
        <table:table-column table:style-name="co38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Users</text:p>
          </table:table-cell>
          <table:table-cell table:style-name="ce33" office:value-type="string" calcext:value-type="string">
            <text:p>RPS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Trial 1</text:p>
          </table:table-cell>
          <table:table-cell table:style-name="ce33" office:value-type="string" calcext:value-type="string">
            <text:p>Trial 2</text:p>
          </table:table-cell>
          <table:table-cell table:style-name="ce33" office:value-type="string" calcext:value-type="string">
            <text:p>Trial 3</text:p>
          </table:table-cell>
          <table:table-cell table:style-name="ce15" office:value-type="string" calcext:value-type="string">
            <text:p>Average</text:p>
          </table:table-cell>
          <table:table-cell table:style-name="ce33" office:value-type="string" calcext:value-type="string">
            <text:p>Meets SLO?</text:p>
          </table:table-cell>
          <table:table-cell table:style-name="ce33" office:value-type="string" calcext:value-type="string">
            <text:p>WATERS Prediction (“G”) with RT=6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Verification Time (s)</text:p>
          </table:table-cell>
          <table:table-cell table:style-name="ce33" office:value-type="string" calcext:value-type="string">
            <text:p>RT=9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  <table:table-cell table:style-name="ce33" office:value-type="string" calcext:value-type="string">
            <text:p>RT=12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  <table:table-cell table:style-name="ce33" office:value-type="string" calcext:value-type="string">
            <text:p>RT=18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2])=INT([.M2])" office:value-type="boolean" office:boolean-value="true" calcext:value-type="boolean">
            <text:p>TRUE</text:p>
          </table:table-cell>
          <table:table-cell office:value-type="float" office:value="0.406" calcext:value-type="float">
            <text:p>0.41</text:p>
          </table:table-cell>
          <table:table-cell office:value-type="string" calcext:value-type="string">
            <text:p>true</text:p>
          </table:table-cell>
          <table:table-cell table:formula="of:=INT([.$L2])=INT([.P2])" office:value-type="boolean" office:boolean-value="true" calcext:value-type="boolean">
            <text:p>TRUE</text:p>
          </table:table-cell>
          <table:table-cell office:value-type="float" office:value="0.146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2])=INT([.S2])" office:value-type="boolean" office:boolean-value="false" calcext:value-type="boolean">
            <text:p>FALSE</text:p>
          </table:table-cell>
          <table:table-cell office:value-type="float" office:value="0.181" calcext:value-type="float">
            <text:p>0.18</text:p>
          </table:table-cell>
          <table:table-cell office:value-type="string" calcext:value-type="string">
            <text:p>false</text:p>
          </table:table-cell>
          <table:table-cell table:formula="of:=INT([.$L2])=INT([.V2])" office:value-type="boolean" office:boolean-value="false" calcext:value-type="boolean">
            <text:p>FALSE</text:p>
          </table:table-cell>
          <table:table-cell office:value-type="float" office:value="0.154" calcext:value-type="float">
            <text:p>0.1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3])=INT([.M3])" office:value-type="boolean" office:boolean-value="true" calcext:value-type="boolean">
            <text:p>TRUE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true</text:p>
          </table:table-cell>
          <table:table-cell table:formula="of:=INT([.$L3])=INT([.P3])" office:value-type="boolean" office:boolean-value="true" calcext:value-type="boolean">
            <text:p>TRUE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true</text:p>
          </table:table-cell>
          <table:table-cell table:formula="of:=INT([.$L3])=INT([.S3])" office:value-type="boolean" office:boolean-value="true" calcext:value-type="boolean">
            <text:p>TRUE</text:p>
          </table:table-cell>
          <table:table-cell office:value-type="float" office:value="0.249" calcext:value-type="float">
            <text:p>0.25</text:p>
          </table:table-cell>
          <table:table-cell office:value-type="string" calcext:value-type="string">
            <text:p>true</text:p>
          </table:table-cell>
          <table:table-cell table:formula="of:=INT([.$L3])=INT([.V3])" office:value-type="boolean" office:boolean-value="true" calcext:value-type="boolean">
            <text:p>TRUE</text:p>
          </table:table-cell>
          <table:table-cell office:value-type="float" office:value="0.219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4])=INT([.M4])" office:value-type="boolean" office:boolean-value="true" calcext:value-type="boolean">
            <text:p>TRUE</text:p>
          </table:table-cell>
          <table:table-cell office:value-type="float" office:value="0.204" calcext:value-type="float">
            <text:p>0.20</text:p>
          </table:table-cell>
          <table:table-cell office:value-type="string" calcext:value-type="string">
            <text:p>true</text:p>
          </table:table-cell>
          <table:table-cell table:formula="of:=INT([.$L4])=INT([.P4])" office:value-type="boolean" office:boolean-value="true" calcext:value-type="boolean">
            <text:p>TRUE</text:p>
          </table:table-cell>
          <table:table-cell office:value-type="float" office:value="0.218" calcext:value-type="float">
            <text:p>0.22</text:p>
          </table:table-cell>
          <table:table-cell office:value-type="string" calcext:value-type="string">
            <text:p>true</text:p>
          </table:table-cell>
          <table:table-cell table:formula="of:=INT([.$L4])=INT([.S4])" office:value-type="boolean" office:boolean-value="true" calcext:value-type="boolean">
            <text:p>TRUE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true</text:p>
          </table:table-cell>
          <table:table-cell table:formula="of:=INT([.$L4])=INT([.V4])" office:value-type="boolean" office:boolean-value="true" calcext:value-type="boolean">
            <text:p>TRUE</text:p>
          </table:table-cell>
          <table:table-cell office:value-type="float" office:value="0.251" calcext:value-type="float">
            <text:p>0.2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5])=INT([.M5])" office:value-type="boolean" office:boolean-value="true" calcext:value-type="boolean">
            <text:p>TRUE</text:p>
          </table:table-cell>
          <table:table-cell office:value-type="float" office:value="0.234" calcext:value-type="float">
            <text:p>0.23</text:p>
          </table:table-cell>
          <table:table-cell office:value-type="string" calcext:value-type="string">
            <text:p>true</text:p>
          </table:table-cell>
          <table:table-cell table:formula="of:=INT([.$L5])=INT([.P5])" office:value-type="boolean" office:boolean-value="true" calcext:value-type="boolean">
            <text:p>TRUE</text:p>
          </table:table-cell>
          <table:table-cell office:value-type="float" office:value="0.249" calcext:value-type="float">
            <text:p>0.25</text:p>
          </table:table-cell>
          <table:table-cell office:value-type="string" calcext:value-type="string">
            <text:p>true</text:p>
          </table:table-cell>
          <table:table-cell table:formula="of:=INT([.$L5])=INT([.S5])" office:value-type="boolean" office:boolean-value="true" calcext:value-type="boolean">
            <text:p>TRUE</text:p>
          </table:table-cell>
          <table:table-cell office:value-type="float" office:value="0.312" calcext:value-type="float">
            <text:p>0.31</text:p>
          </table:table-cell>
          <table:table-cell office:value-type="string" calcext:value-type="string">
            <text:p>true</text:p>
          </table:table-cell>
          <table:table-cell table:formula="of:=INT([.$L5])=INT([.V5])" office:value-type="boolean" office:boolean-value="true" calcext:value-type="boolean">
            <text:p>TRUE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L6])=INT([.M6])" office:value-type="boolean" office:boolean-value="false" calcext:value-type="boolean">
            <text:p>FALSE</text:p>
          </table:table-cell>
          <table:table-cell office:value-type="float" office:value="0.147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6])=INT([.P6])" office:value-type="boolean" office:boolean-value="true" calcext:value-type="boolean">
            <text:p>TRUE</text:p>
          </table:table-cell>
          <table:table-cell office:value-type="float" office:value="0.171" calcext:value-type="float">
            <text:p>0.17</text:p>
          </table:table-cell>
          <table:table-cell office:value-type="string" calcext:value-type="string">
            <text:p>false</text:p>
          </table:table-cell>
          <table:table-cell table:formula="of:=INT([.$L6])=INT([.S6])" office:value-type="boolean" office:boolean-value="true" calcext:value-type="boolean">
            <text:p>TRUE</text:p>
          </table:table-cell>
          <table:table-cell office:value-type="float" office:value="0.199" calcext:value-type="float">
            <text:p>0.20</text:p>
          </table:table-cell>
          <table:table-cell office:value-type="string" calcext:value-type="string">
            <text:p>false</text:p>
          </table:table-cell>
          <table:table-cell table:formula="of:=INT([.$L6])=INT([.V6])" office:value-type="boolean" office:boolean-value="true" calcext:value-type="boolean">
            <text:p>TRUE</text:p>
          </table:table-cell>
          <table:table-cell office:value-type="float" office:value="0.148" calcext:value-type="float">
            <text:p>0.1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7])=INT([.M7])" office:value-type="boolean" office:boolean-value="true" calcext:value-type="boolean">
            <text:p>TRUE</text:p>
          </table:table-cell>
          <table:table-cell office:value-type="float" office:value="0.176" calcext:value-type="float">
            <text:p>0.18</text:p>
          </table:table-cell>
          <table:table-cell office:value-type="string" calcext:value-type="string">
            <text:p>true</text:p>
          </table:table-cell>
          <table:table-cell table:formula="of:=INT([.$L7])=INT([.P7])" office:value-type="boolean" office:boolean-value="true" calcext:value-type="boolean">
            <text:p>TRUE</text:p>
          </table:table-cell>
          <table:table-cell office:value-type="float" office:value="0.2" calcext:value-type="float">
            <text:p>0.20</text:p>
          </table:table-cell>
          <table:table-cell office:value-type="string" calcext:value-type="string">
            <text:p>true</text:p>
          </table:table-cell>
          <table:table-cell table:formula="of:=INT([.$L7])=INT([.S7])" office:value-type="boolean" office:boolean-value="true" calcext:value-type="boolean">
            <text:p>TRUE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false</text:p>
          </table:table-cell>
          <table:table-cell table:formula="of:=INT([.$L7])=INT([.V7])" office:value-type="boolean" office:boolean-value="false" calcext:value-type="boolean">
            <text:p>FALSE</text:p>
          </table:table-cell>
          <table:table-cell office:value-type="float" office:value="0.188" calcext:value-type="float">
            <text:p>0.1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8])=INT([.M8])" office:value-type="boolean" office:boolean-value="true" calcext:value-type="boolean">
            <text:p>TRUE</text:p>
          </table:table-cell>
          <table:table-cell office:value-type="float" office:value="0.215" calcext:value-type="float">
            <text:p>0.22</text:p>
          </table:table-cell>
          <table:table-cell office:value-type="string" calcext:value-type="string">
            <text:p>true</text:p>
          </table:table-cell>
          <table:table-cell table:formula="of:=INT([.$L8])=INT([.P8])" office:value-type="boolean" office:boolean-value="true" calcext:value-type="boolean">
            <text:p>TRUE</text:p>
          </table:table-cell>
          <table:table-cell office:value-type="float" office:value="0.241" calcext:value-type="float">
            <text:p>0.24</text:p>
          </table:table-cell>
          <table:table-cell office:value-type="string" calcext:value-type="string">
            <text:p>true</text:p>
          </table:table-cell>
          <table:table-cell table:formula="of:=INT([.$L8])=INT([.S8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  <table:table-cell office:value-type="string" calcext:value-type="string">
            <text:p>false</text:p>
          </table:table-cell>
          <table:table-cell table:formula="of:=INT([.$L8])=INT([.V8])" office:value-type="boolean" office:boolean-value="false" calcext:value-type="boolean">
            <text:p>FALSE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9])=INT([.M9])" office:value-type="boolean" office:boolean-value="true" calcext:value-type="boolean">
            <text:p>TRUE</text:p>
          </table:table-cell>
          <table:table-cell office:value-type="float" office:value="0.235" calcext:value-type="float">
            <text:p>0.24</text:p>
          </table:table-cell>
          <table:table-cell office:value-type="string" calcext:value-type="string">
            <text:p>true</text:p>
          </table:table-cell>
          <table:table-cell table:formula="of:=INT([.$L9])=INT([.P9])" office:value-type="boolean" office:boolean-value="true" calcext:value-type="boolean">
            <text:p>TRUE</text:p>
          </table:table-cell>
          <table:table-cell office:value-type="float" office:value="0.282" calcext:value-type="float">
            <text:p>0.28</text:p>
          </table:table-cell>
          <table:table-cell office:value-type="string" calcext:value-type="string">
            <text:p>true</text:p>
          </table:table-cell>
          <table:table-cell table:formula="of:=INT([.$L9])=INT([.S9])" office:value-type="boolean" office:boolean-value="true" calcext:value-type="boolean">
            <text:p>TRUE</text:p>
          </table:table-cell>
          <table:table-cell office:value-type="float" office:value="0.315" calcext:value-type="float">
            <text:p>0.32</text:p>
          </table:table-cell>
          <table:table-cell office:value-type="string" calcext:value-type="string">
            <text:p>false</text:p>
          </table:table-cell>
          <table:table-cell table:formula="of:=INT([.$L9])=INT([.V9])" office:value-type="boolean" office:boolean-value="false" calcext:value-type="boolean">
            <text:p>FALSE</text:p>
          </table:table-cell>
          <table:table-cell office:value-type="float" office:value="0.279" calcext:value-type="float">
            <text:p>0.28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L10])=INT([.M10])" office:value-type="boolean" office:boolean-value="true" calcext:value-type="boolean">
            <text:p>TRUE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false</text:p>
          </table:table-cell>
          <table:table-cell table:formula="of:=INT([.$L10])=INT([.P10])" office:value-type="boolean" office:boolean-value="true" calcext:value-type="boolean">
            <text:p>TRUE</text:p>
          </table:table-cell>
          <table:table-cell office:value-type="float" office:value="0.168" calcext:value-type="float">
            <text:p>0.17</text:p>
          </table:table-cell>
          <table:table-cell office:value-type="string" calcext:value-type="string">
            <text:p>false</text:p>
          </table:table-cell>
          <table:table-cell table:formula="of:=INT([.$L10])=INT([.S10])" office:value-type="boolean" office:boolean-value="true" calcext:value-type="boolean">
            <text:p>TRUE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false</text:p>
          </table:table-cell>
          <table:table-cell table:formula="of:=INT([.$L10])=INT([.V10])" office:value-type="boolean" office:boolean-value="true" calcext:value-type="boolean">
            <text:p>TRUE</text:p>
          </table:table-cell>
          <table:table-cell office:value-type="float" office:value="0.148" calcext:value-type="float">
            <text:p>0.1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11])=INT([.M11])" office:value-type="boolean" office:boolean-value="true" calcext:value-type="boolean">
            <text:p>TRUE</text:p>
          </table:table-cell>
          <table:table-cell office:value-type="float" office:value="0.217" calcext:value-type="float">
            <text:p>0.22</text:p>
          </table:table-cell>
          <table:table-cell office:value-type="string" calcext:value-type="string">
            <text:p>true</text:p>
          </table:table-cell>
          <table:table-cell table:formula="of:=INT([.$L11])=INT([.P11])" office:value-type="boolean" office:boolean-value="true" calcext:value-type="boolean">
            <text:p>TRUE</text:p>
          </table:table-cell>
          <table:table-cell office:value-type="float" office:value="0.204" calcext:value-type="float">
            <text:p>0.20</text:p>
          </table:table-cell>
          <table:table-cell office:value-type="string" calcext:value-type="string">
            <text:p>false</text:p>
          </table:table-cell>
          <table:table-cell table:formula="of:=INT([.$L11])=INT([.S11])" office:value-type="boolean" office:boolean-value="false" calcext:value-type="boolean">
            <text:p>FALSE</text:p>
          </table:table-cell>
          <table:table-cell office:value-type="float" office:value="0.209" calcext:value-type="float">
            <text:p>0.21</text:p>
          </table:table-cell>
          <table:table-cell office:value-type="string" calcext:value-type="string">
            <text:p>false</text:p>
          </table:table-cell>
          <table:table-cell table:formula="of:=INT([.$L11])=INT([.V11])" office:value-type="boolean" office:boolean-value="false" calcext:value-type="boolean">
            <text:p>FALSE</text:p>
          </table:table-cell>
          <table:table-cell office:value-type="float" office:value="0.192" calcext:value-type="float">
            <text:p>0.1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12])=INT([.M12])" office:value-type="boolean" office:boolean-value="true" calcext:value-type="boolean">
            <text:p>TRUE</text:p>
          </table:table-cell>
          <table:table-cell office:value-type="float" office:value="0.254" calcext:value-type="float">
            <text:p>0.25</text:p>
          </table:table-cell>
          <table:table-cell office:value-type="string" calcext:value-type="string">
            <text:p>true</text:p>
          </table:table-cell>
          <table:table-cell table:formula="of:=INT([.$L12])=INT([.P12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  <table:table-cell office:value-type="string" calcext:value-type="string">
            <text:p>false</text:p>
          </table:table-cell>
          <table:table-cell table:formula="of:=INT([.$L12])=INT([.S12])" office:value-type="boolean" office:boolean-value="false" calcext:value-type="boolean">
            <text:p>FALSE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false</text:p>
          </table:table-cell>
          <table:table-cell table:formula="of:=INT([.$L12])=INT([.V12])" office:value-type="boolean" office:boolean-value="false" calcext:value-type="boolean">
            <text:p>FALSE</text:p>
          </table:table-cell>
          <table:table-cell office:value-type="float" office:value="0.222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13])=INT([.M13])" office:value-type="boolean" office:boolean-value="true" calcext:value-type="boolean">
            <text:p>TRUE</text:p>
          </table:table-cell>
          <table:table-cell office:value-type="float" office:value="0.284" calcext:value-type="float">
            <text:p>0.28</text:p>
          </table:table-cell>
          <table:table-cell office:value-type="string" calcext:value-type="string">
            <text:p>true</text:p>
          </table:table-cell>
          <table:table-cell table:formula="of:=INT([.$L13])=INT([.P13])" office:value-type="boolean" office:boolean-value="true" calcext:value-type="boolean">
            <text:p>TRUE</text:p>
          </table:table-cell>
          <table:table-cell office:value-type="float" office:value="0.335" calcext:value-type="float">
            <text:p>0.34</text:p>
          </table:table-cell>
          <table:table-cell office:value-type="string" calcext:value-type="string">
            <text:p>false</text:p>
          </table:table-cell>
          <table:table-cell table:formula="of:=INT([.$L13])=INT([.S13])" office:value-type="boolean" office:boolean-value="false" calcext:value-type="boolean">
            <text:p>FALSE</text:p>
          </table:table-cell>
          <table:table-cell office:value-type="float" office:value="0.272" calcext:value-type="float">
            <text:p>0.27</text:p>
          </table:table-cell>
          <table:table-cell office:value-type="string" calcext:value-type="string">
            <text:p>false</text:p>
          </table:table-cell>
          <table:table-cell table:formula="of:=INT([.$L13])=INT([.V13])" office:value-type="boolean" office:boolean-value="false" calcext:value-type="boolean">
            <text:p>FALSE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L14])=INT([.M14])" office:value-type="boolean" office:boolean-value="true" calcext:value-type="boolean">
            <text:p>TRUE</text:p>
          </table:table-cell>
          <table:table-cell office:value-type="float" office:value="0.162" calcext:value-type="float">
            <text:p>0.16</text:p>
          </table:table-cell>
          <table:table-cell office:value-type="string" calcext:value-type="string">
            <text:p>false</text:p>
          </table:table-cell>
          <table:table-cell table:formula="of:=INT([.$L14])=INT([.P14])" office:value-type="boolean" office:boolean-value="true" calcext:value-type="boolean">
            <text:p>TRUE</text:p>
          </table:table-cell>
          <table:table-cell office:value-type="float" office:value="0.154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14])=INT([.S14])" office:value-type="boolean" office:boolean-value="true" calcext:value-type="boolean">
            <text:p>TRUE</text:p>
          </table:table-cell>
          <table:table-cell office:value-type="float" office:value="0.156" calcext:value-type="float">
            <text:p>0.16</text:p>
          </table:table-cell>
          <table:table-cell office:value-type="string" calcext:value-type="string">
            <text:p>false</text:p>
          </table:table-cell>
          <table:table-cell table:formula="of:=INT([.$L14])=INT([.V14])" office:value-type="boolean" office:boolean-value="true" calcext:value-type="boolean">
            <text:p>TRUE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L15])=INT([.M15])" office:value-type="boolean" office:boolean-value="false" calcext:value-type="boolean">
            <text:p>FALSE</text:p>
          </table:table-cell>
          <table:table-cell office:value-type="float" office:value="0.195" calcext:value-type="float">
            <text:p>0.20</text:p>
          </table:table-cell>
          <table:table-cell office:value-type="string" calcext:value-type="string">
            <text:p>true</text:p>
          </table:table-cell>
          <table:table-cell table:formula="of:=INT([.$L15])=INT([.P15])" office:value-type="boolean" office:boolean-value="false" calcext:value-type="boolean">
            <text:p>FALSE</text:p>
          </table:table-cell>
          <table:table-cell office:value-type="float" office:value="0.184" calcext:value-type="float">
            <text:p>0.18</text:p>
          </table:table-cell>
          <table:table-cell office:value-type="string" calcext:value-type="string">
            <text:p>false</text:p>
          </table:table-cell>
          <table:table-cell table:formula="of:=INT([.$L15])=INT([.S15])" office:value-type="boolean" office:boolean-value="true" calcext:value-type="boolean">
            <text:p>TRUE</text:p>
          </table:table-cell>
          <table:table-cell office:value-type="float" office:value="0.206" calcext:value-type="float">
            <text:p>0.21</text:p>
          </table:table-cell>
          <table:table-cell office:value-type="string" calcext:value-type="string">
            <text:p>false</text:p>
          </table:table-cell>
          <table:table-cell table:formula="of:=INT([.$L15])=INT([.V15])" office:value-type="boolean" office:boolean-value="true" calcext:value-type="boolean">
            <text:p>TRUE</text:p>
          </table:table-cell>
          <table:table-cell office:value-type="float" office:value="0.193" calcext:value-type="float">
            <text:p>0.1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L16])=INT([.M16])" office:value-type="boolean" office:boolean-value="false" calcext:value-type="boolean">
            <text:p>FALSE</text:p>
          </table:table-cell>
          <table:table-cell office:value-type="float" office:value="0.242" calcext:value-type="float">
            <text:p>0.24</text:p>
          </table:table-cell>
          <table:table-cell office:value-type="string" calcext:value-type="string">
            <text:p>true</text:p>
          </table:table-cell>
          <table:table-cell table:formula="of:=INT([.$L16])=INT([.P16])" office:value-type="boolean" office:boolean-value="false" calcext:value-type="boolean">
            <text:p>FALSE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false</text:p>
          </table:table-cell>
          <table:table-cell table:formula="of:=INT([.$L16])=INT([.S16])" office:value-type="boolean" office:boolean-value="true" calcext:value-type="boolean">
            <text:p>TRUE</text:p>
          </table:table-cell>
          <table:table-cell office:value-type="float" office:value="0.239" calcext:value-type="float">
            <text:p>0.24</text:p>
          </table:table-cell>
          <table:table-cell office:value-type="string" calcext:value-type="string">
            <text:p>false</text:p>
          </table:table-cell>
          <table:table-cell table:formula="of:=INT([.$L16])=INT([.V16])" office:value-type="boolean" office:boolean-value="true" calcext:value-type="boolean">
            <text:p>TRUE</text:p>
          </table:table-cell>
          <table:table-cell office:value-type="float" office:value="0.228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17])=INT([.M17])" office:value-type="boolean" office:boolean-value="true" calcext:value-type="boolean">
            <text:p>TRUE</text:p>
          </table:table-cell>
          <table:table-cell office:value-type="float" office:value="0.282" calcext:value-type="float">
            <text:p>0.28</text:p>
          </table:table-cell>
          <table:table-cell office:value-type="string" calcext:value-type="string">
            <text:p>true</text:p>
          </table:table-cell>
          <table:table-cell table:formula="of:=INT([.$L17])=INT([.P17])" office:value-type="boolean" office:boolean-value="true" calcext:value-type="boolean">
            <text:p>TRUE</text:p>
          </table:table-cell>
          <table:table-cell office:value-type="float" office:value="0.272" calcext:value-type="float">
            <text:p>0.27</text:p>
          </table:table-cell>
          <table:table-cell office:value-type="string" calcext:value-type="string">
            <text:p>false</text:p>
          </table:table-cell>
          <table:table-cell table:formula="of:=INT([.$L17])=INT([.S17])" office:value-type="boolean" office:boolean-value="false" calcext:value-type="boolean">
            <text:p>FALSE</text:p>
          </table:table-cell>
          <table:table-cell office:value-type="float" office:value="0.271" calcext:value-type="float">
            <text:p>0.27</text:p>
          </table:table-cell>
          <table:table-cell office:value-type="string" calcext:value-type="string">
            <text:p>false</text:p>
          </table:table-cell>
          <table:table-cell table:formula="of:=INT([.$L17])=INT([.V17])" office:value-type="boolean" office:boolean-value="false" calcext:value-type="boolean">
            <text:p>FALSE</text:p>
          </table:table-cell>
          <table:table-cell office:value-type="float" office:value="0.263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L18])=INT([.M18])" office:value-type="boolean" office:boolean-value="true" calcext:value-type="boolean">
            <text:p>TRUE</text:p>
          </table:table-cell>
          <table:table-cell office:value-type="float" office:value="0.154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18])=INT([.P18])" office:value-type="boolean" office:boolean-value="true" calcext:value-type="boolean">
            <text:p>TRUE</text:p>
          </table:table-cell>
          <table:table-cell office:value-type="float" office:value="0.148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18])=INT([.S18])" office:value-type="boolean" office:boolean-value="true" calcext:value-type="boolean">
            <text:p>TRUE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18])=INT([.V18])" office:value-type="boolean" office:boolean-value="true" calcext:value-type="boolean">
            <text:p>TRUE</text:p>
          </table:table-cell>
          <table:table-cell office:value-type="float" office:value="0.197" calcext:value-type="float">
            <text:p>0.20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L19])=INT([.M19])" office:value-type="boolean" office:boolean-value="false" calcext:value-type="boolean">
            <text:p>FALSE</text:p>
          </table:table-cell>
          <table:table-cell office:value-type="float" office:value="0.204" calcext:value-type="float">
            <text:p>0.20</text:p>
          </table:table-cell>
          <table:table-cell office:value-type="string" calcext:value-type="string">
            <text:p>false</text:p>
          </table:table-cell>
          <table:table-cell table:formula="of:=INT([.$L19])=INT([.P19])" office:value-type="boolean" office:boolean-value="true" calcext:value-type="boolean">
            <text:p>TRUE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false</text:p>
          </table:table-cell>
          <table:table-cell table:formula="of:=INT([.$L19])=INT([.S19])" office:value-type="boolean" office:boolean-value="true" calcext:value-type="boolean">
            <text:p>TRUE</text:p>
          </table:table-cell>
          <table:table-cell office:value-type="float" office:value="0.179" calcext:value-type="float">
            <text:p>0.18</text:p>
          </table:table-cell>
          <table:table-cell office:value-type="string" calcext:value-type="string">
            <text:p>false</text:p>
          </table:table-cell>
          <table:table-cell table:formula="of:=INT([.$L19])=INT([.V19])" office:value-type="boolean" office:boolean-value="true" calcext:value-type="boolean">
            <text:p>TRUE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L20])=INT([.M20])" office:value-type="boolean" office:boolean-value="false" calcext:value-type="boolean">
            <text:p>FALSE</text:p>
          </table:table-cell>
          <table:table-cell office:value-type="float" office:value="0.246" calcext:value-type="float">
            <text:p>0.25</text:p>
          </table:table-cell>
          <table:table-cell office:value-type="string" calcext:value-type="string">
            <text:p>false</text:p>
          </table:table-cell>
          <table:table-cell table:formula="of:=INT([.$L20])=INT([.P20])" office:value-type="boolean" office:boolean-value="true" calcext:value-type="boolean">
            <text:p>TRUE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false</text:p>
          </table:table-cell>
          <table:table-cell table:formula="of:=INT([.$L20])=INT([.S20])" office:value-type="boolean" office:boolean-value="true" calcext:value-type="boolean">
            <text:p>TRUE</text:p>
          </table:table-cell>
          <table:table-cell office:value-type="float" office:value="0.228" calcext:value-type="float">
            <text:p>0.23</text:p>
          </table:table-cell>
          <table:table-cell office:value-type="string" calcext:value-type="string">
            <text:p>false</text:p>
          </table:table-cell>
          <table:table-cell table:formula="of:=INT([.$L20])=INT([.V20])" office:value-type="boolean" office:boolean-value="true" calcext:value-type="boolean">
            <text:p>TRUE</text:p>
          </table:table-cell>
          <table:table-cell office:value-type="float" office:value="0.239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21])=INT([.M21])" office:value-type="boolean" office:boolean-value="true" calcext:value-type="boolean">
            <text:p>TRUE</text:p>
          </table:table-cell>
          <table:table-cell office:value-type="float" office:value="0.291" calcext:value-type="float">
            <text:p>0.29</text:p>
          </table:table-cell>
          <table:table-cell office:value-type="string" calcext:value-type="string">
            <text:p>false</text:p>
          </table:table-cell>
          <table:table-cell table:formula="of:=INT([.$L21])=INT([.P21])" office:value-type="boolean" office:boolean-value="false" calcext:value-type="boolean">
            <text:p>FALSE</text:p>
          </table:table-cell>
          <table:table-cell office:value-type="float" office:value="0.279" calcext:value-type="float">
            <text:p>0.28</text:p>
          </table:table-cell>
          <table:table-cell office:value-type="string" calcext:value-type="string">
            <text:p>false</text:p>
          </table:table-cell>
          <table:table-cell table:formula="of:=INT([.$L21])=INT([.S21])" office:value-type="boolean" office:boolean-value="false" calcext:value-type="boolean">
            <text:p>FALSE</text:p>
          </table:table-cell>
          <table:table-cell office:value-type="float" office:value="0.282" calcext:value-type="float">
            <text:p>0.28</text:p>
          </table:table-cell>
          <table:table-cell office:value-type="string" calcext:value-type="string">
            <text:p>false</text:p>
          </table:table-cell>
          <table:table-cell table:formula="of:=INT([.$L21])=INT([.V21])" office:value-type="boolean" office:boolean-value="false" calcext:value-type="boolean">
            <text:p>FALSE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number-columns-repeated="11"/>
          <table:table-cell table:style-name="Default" table:number-columns-repeated="2"/>
          <table:table-cell table:style-name="ce33" table:formula="of:=AVERAGE([.N2:.N21])" office:value-type="float" office:value="0.75" calcext:value-type="float">
            <text:p>0.75</text:p>
          </table:table-cell>
          <table:table-cell table:style-name="ce15" table:formula="of:=AVERAGE([.O2:.O21])" office:value-type="float" office:value="0.2249" calcext:value-type="float">
            <text:p>0.22</text:p>
          </table:table-cell>
          <table:table-cell table:style-name="ce15"/>
          <table:table-cell table:style-name="ce33" table:formula="of:=AVERAGE([.Q2:.Q21])" office:value-type="float" office:value="0.85" calcext:value-type="float">
            <text:p>0.85</text:p>
          </table:table-cell>
          <table:table-cell table:style-name="ce15" table:formula="of:=AVERAGE([.R2:.R21])" office:value-type="float" office:value="0.2176" calcext:value-type="float">
            <text:p>0.22</text:p>
          </table:table-cell>
          <table:table-cell table:style-name="ce15"/>
          <table:table-cell table:style-name="ce33" table:formula="of:=AVERAGE([.T2:.T21])" office:value-type="float" office:value="0.7" calcext:value-type="float">
            <text:p>0.7</text:p>
          </table:table-cell>
          <table:table-cell table:style-name="ce15" table:formula="of:=AVERAGE([.U2:.U21])" office:value-type="float" office:value="0.23145" calcext:value-type="float">
            <text:p>0.23</text:p>
          </table:table-cell>
          <table:table-cell table:style-name="Default"/>
          <table:table-cell table:style-name="ce33" table:formula="of:=AVERAGE([.W2:.W21])" office:value-type="float" office:value="0.55" calcext:value-type="float">
            <text:p>0.55</text:p>
          </table:table-cell>
          <table:table-cell table:style-name="ce15" table:formula="of:=AVERAGE([.X2:.X21])" office:value-type="float" office:value="0.21805" calcext:value-type="float">
            <text:p>0.22</text:p>
          </table:table-cell>
        </table:table-row>
      </table:table>
      <table:table table:name="NGINX WATERS Results 1" table:style-name="ta1">
        <table:table-column table:style-name="co6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0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5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3" office:value-type="string" calcext:value-type="string">
            <text:p>Test Case</text:p>
          </table:table-cell>
          <table:table-cell table:style-name="ce33" office:value-type="string" calcext:value-type="string">
            <text:p>POD_MAX</text:p>
          </table:table-cell>
          <table:table-cell table:style-name="ce33" office:value-type="string" calcext:value-type="string">
            <text:p>POD_QUEUE_CAPACITY</text:p>
          </table:table-cell>
          <table:table-cell table:style-name="ce33" office:value-type="string" calcext:value-type="string">
            <text:p>PODS_INITIALLY_ON</text:p>
          </table:table-cell>
          <table:table-cell table:style-name="ce33" office:value-type="string" calcext:value-type="string">
            <text:p>REQ_HANDLED_PER_SEC_PER_POD</text:p>
          </table:table-cell>
          <table:table-cell table:style-name="ce33" office:value-type="string" calcext:value-type="string">
            <text:p>SCALE_AMOUNT</text:p>
          </table:table-cell>
          <table:table-cell table:style-name="ce33" office:value-type="string" calcext:value-type="string">
            <text:p>SCALE_CPU_THRESHOLD</text:p>
          </table:table-cell>
          <table:table-cell table:style-name="ce33" office:value-type="string" calcext:value-type="string">
            <text:p>Meets SLA</text:p>
          </table:table-cell>
          <table:table-cell table:style-name="ce33" office:value-type="string" calcext:value-type="string">
            <text:p>Verification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6.104" calcext:value-type="float">
            <text:p>6.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float" office:value="5.957" calcext:value-type="float">
            <text:p>5.9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float" office:value="5.704" calcext:value-type="float">
            <text:p>5.7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float" office:value="5.693" calcext:value-type="float">
            <text:p>5.6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float" office:value="6.103" calcext:value-type="float">
            <text:p>6.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office:value-type="float" office:value="5.736" calcext:value-type="float">
            <text:p>5.7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office:value-type="float" office:value="5.934" calcext:value-type="float">
            <text:p>5.9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office:value-type="float" office:value="7.114" calcext:value-type="float">
            <text:p>7.1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float" office:value="6.01" calcext:value-type="float">
            <text:p>6.01</text:p>
          </table:table-cell>
        </table:table-row>
      </table:table>
      <table:table table:name="NGINX WATERS Results 2" table:style-name="ta1">
        <table:table-column table:style-name="co45" table:default-cell-style-name="Default"/>
        <table:table-column table:style-name="co40" table:default-cell-style-name="Default"/>
        <table:table-column table:style-name="co46" table:default-cell-style-name="ce275"/>
        <table:table-column table:style-name="co7" table:default-cell-style-name="Default"/>
        <table:table-row table:style-name="ro1">
          <table:table-cell table:style-name="ce33" office:value-type="string" calcext:value-type="string">
            <text:p>MAX_REQUESTS_PER_SECOND</text:p>
          </table:table-cell>
          <table:table-cell table:style-name="ce33" office:value-type="string" calcext:value-type="string">
            <text:p>PODS_INITIALLY_ON</text:p>
          </table:table-cell>
          <table:table-cell table:style-name="ce33" office:value-type="string" calcext:value-type="string">
            <text:p>meets_sla</text:p>
          </table:table-cell>
          <table:table-cell table:style-name="ce33" office:value-type="string" calcext:value-type="string">
            <text:p>verification_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.468" calcext:value-type="float">
            <text:p>1.4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.709" calcext:value-type="float">
            <text:p>1.7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.762" calcext:value-type="float">
            <text:p>1.7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5" calcext:value-type="float">
            <text:p>1.1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2.885" calcext:value-type="float">
            <text:p>2.8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3.745" calcext:value-type="float">
            <text:p>3.7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.911" calcext:value-type="float">
            <text:p>3.9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5.457" calcext:value-type="float">
            <text:p>5.4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6.797" calcext:value-type="float">
            <text:p>6.7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6.988" calcext:value-type="float">
            <text:p>6.9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67" calcext:value-type="float">
            <text:p>5.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1.136" calcext:value-type="float">
            <text:p>11.1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1.057" calcext:value-type="float">
            <text:p>11.0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13" calcext:value-type="float">
            <text:p>5.81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7.436" calcext:value-type="float">
            <text:p>17.43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7.032" calcext:value-type="float">
            <text:p>17.03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66" calcext:value-type="float">
            <text:p>5.76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295" calcext:value-type="float">
            <text:p>17.29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24.91" calcext:value-type="float">
            <text:p>24.9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95" calcext:value-type="float">
            <text:p>5.79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16" calcext:value-type="float">
            <text:p>16.9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4.171" calcext:value-type="float">
            <text:p>34.17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32" calcext:value-type="float">
            <text:p>5.73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6" calcext:value-type="float">
            <text:p>16.9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545" calcext:value-type="float">
            <text:p>34.5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02" calcext:value-type="float">
            <text:p>5.8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095" calcext:value-type="float">
            <text:p>17.0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412" calcext:value-type="float">
            <text:p>34.412</text:p>
          </table:table-cell>
        </table:table-row>
      </table:table>
      <table:table table:name="NodeJS Results" table:style-name="ta1">
        <table:table-column table:style-name="co17" table:default-cell-style-name="ce57"/>
        <table:table-column table:style-name="co32" table:default-cell-style-name="ce57"/>
        <table:table-column table:style-name="co4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4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61"/>
        <table:table-column table:style-name="co26" table:default-cell-style-name="ce61"/>
        <table:table-column table:style-name="co7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Users</text:p>
          </table:table-cell>
          <table:table-cell table:style-name="ce33" office:value-type="string" calcext:value-type="string">
            <text:p>Samples per Second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 Threshold</text:p>
          </table:table-cell>
          <table:table-cell table:style-name="ce33" office:value-type="string" calcext:value-type="string">
            <text:p>Proportion of Trials Meeting SLA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  <table:table-cell table:style-name="ce33" office:value-type="string" calcext:value-type="string">
            <text:p>WATERS Accurate</text:p>
          </table:table-cell>
          <table:table-cell table:style-name="ce33" office:value-type="string" calcext:value-type="string">
            <text:p>Verification Time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2]=[.J2]" office:value-type="boolean" office:boolean-value="true" calcext:value-type="boolean">
            <text:p>TRUE</text:p>
          </table:table-cell>
          <table:table-cell table:style-name="ce34" office:value-type="float" office:value="0.217" calcext:value-type="float">
            <text:p>0.21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3]=[.J3]" office:value-type="boolean" office:boolean-value="true" calcext:value-type="boolean">
            <text:p>TRUE</text:p>
          </table:table-cell>
          <table:table-cell table:style-name="ce34" office:value-type="float" office:value="0.215" calcext:value-type="float">
            <text:p>0.21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4]=[.J4]" office:value-type="boolean" office:boolean-value="true" calcext:value-type="boolean">
            <text:p>TRUE</text:p>
          </table:table-cell>
          <table:table-cell table:style-name="ce34"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table:formula="of:=IF([.H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5]=[.J5]" office:value-type="boolean" office:boolean-value="true" calcext:value-type="boolean">
            <text:p>TRUE</text:p>
          </table:table-cell>
          <table:table-cell table:style-name="ce34"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6]=[.J6]" office:value-type="boolean" office:boolean-value="true" calcext:value-type="boolean">
            <text:p>TRUE</text:p>
          </table:table-cell>
          <table:table-cell table:style-name="ce34" office:value-type="float" office:value="0.234" calcext:value-type="float">
            <text:p>0.234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7]=[.J7]" office:value-type="boolean" office:boolean-value="true" calcext:value-type="boolean">
            <text:p>TRUE</text:p>
          </table:table-cell>
          <table:table-cell table:style-name="ce34" office:value-type="float" office:value="0.233" calcext:value-type="float">
            <text:p>0.233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8]=[.J8]" office:value-type="boolean" office:boolean-value="true" calcext:value-type="boolean">
            <text:p>TRUE</text:p>
          </table:table-cell>
          <table:table-cell table:style-name="ce34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9]=[.J9]" office:value-type="boolean" office:boolean-value="true" calcext:value-type="boolean">
            <text:p>TRUE</text:p>
          </table:table-cell>
          <table:table-cell table:style-name="ce34"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0]=[.J10]" office:value-type="boolean" office:boolean-value="true" calcext:value-type="boolean">
            <text:p>TRUE</text:p>
          </table:table-cell>
          <table:table-cell table:style-name="ce34" office:value-type="float" office:value="0.219" calcext:value-type="float">
            <text:p>0.219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1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1]=[.J11]" office:value-type="boolean" office:boolean-value="true" calcext:value-type="boolean">
            <text:p>TRUE</text:p>
          </table:table-cell>
          <table:table-cell table:style-name="ce34" office:value-type="float" office:value="0.216" calcext:value-type="float">
            <text:p>0.216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2]=[.J12]" office:value-type="boolean" office:boolean-value="true" calcext:value-type="boolean">
            <text:p>TRUE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3]=[.J13]" office:value-type="boolean" office:boolean-value="true" calcext:value-type="boolean">
            <text:p>TRUE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4]=[.J14]" office:value-type="boolean" office:boolean-value="true" calcext:value-type="boolean">
            <text:p>TRUE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5]=[.J15]" office:value-type="boolean" office:boolean-value="true" calcext:value-type="boolean">
            <text:p>TRUE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6]=[.J16]" office:value-type="boolean" office:boolean-value="true" calcext:value-type="boolean">
            <text:p>TRUE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7]=[.J17]" office:value-type="boolean" office:boolean-value="true" calcext:value-type="boolean">
            <text:p>TRUE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formula="of:=IF([.H18]&gt;=0.5;1;0)" office:value-type="float" office:value="1" calcext:value-type="float">
            <text:p>1</text:p>
          </table:table-cell>
          <table:table-cell table:style-name="ce59"/>
          <table:table-cell table:style-name="ce508"/>
          <table:table-cell table:style-name="ce59"/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H19]&gt;=0.5;1;0)" office:value-type="float" office:value="1" calcext:value-type="float">
            <text:p>1</text:p>
          </table:table-cell>
          <table:table-cell table:style-name="ce59"/>
          <table:table-cell table:style-name="ce509"/>
          <table:table-cell table:style-name="ce59"/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formula="of:=IF([.H20]&gt;=0.5;1;0)" office:value-type="float" office:value="1" calcext:value-type="float">
            <text:p>1</text:p>
          </table:table-cell>
          <table:table-cell table:style-name="ce59"/>
          <table:table-cell table:style-name="ce509"/>
          <table:table-cell table:style-name="ce59"/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style-name="ce34"/>
          <table:table-cell/>
        </table:table-row>
        <table:table-row table:style-name="ro1" table:number-rows-repeated="5">
          <table:table-cell table:style-name="Default" table:number-columns-repeated="2"/>
          <table:table-cell table:number-columns-repeated="8"/>
          <table:table-cell table:style-name="ce34"/>
          <table:table-cell/>
        </table:table-row>
        <table:table-row table:style-name="ro1" table:number-rows-repeated="5">
          <table:table-cell table:style-name="Default" table:number-columns-repeated="2"/>
          <table:table-cell table:number-columns-repeated="8"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Default"/>
          <table:table-cell/>
        </table:table-row>
      </table:table>
      <table:table table:name="NodeJS Analysis" table:style-name="ta1">
        <table:table-column table:style-name="co6" table:default-cell-style-name="ce451"/>
        <table:table-column table:style-name="co6" table:default-cell-style-name="ce455"/>
        <table:table-column table:style-name="co30" table:default-cell-style-name="ce460"/>
        <table:table-row table:style-name="ro1">
          <table:table-cell office:value-type="string" calcext:value-type="string">
            <text:p>Meets SLA?</text:p>
          </table:table-cell>
          <table:table-cell office:value-type="string" calcext:value-type="string">
            <text:p>WATERS Prediction</text:p>
          </table:table-cell>
          <table:table-cell office:value-type="string" calcext:value-type="string">
            <text:p>Count - Meets SLA?</text:p>
          </table:table-cell>
        </table:table-row>
        <table:table-row table:style-name="ro1">
          <table:table-cell table:style-name="ce507" office:value-type="float" office:value="1" calcext:value-type="float">
            <text:p>1</text:p>
          </table:table-cell>
          <table:table-cell table:style-name="ce513" office:value-type="boolean" office:boolean-value="true" calcext:value-type="boolean">
            <text:p>TRUE</text:p>
          </table:table-cell>
          <table:table-cell table:style-name="ce461" office:value-type="float" office:value="16" calcext:value-type="float">
            <text:p>16</text:p>
          </table:table-cell>
        </table:table-row>
        <table:table-row table:style-name="ro1">
          <table:table-cell table:style-name="ce511"/>
          <table:table-cell table:style-name="ce519" office:value-type="string" calcext:value-type="string">
            <text:p>(empty)</text:p>
          </table:table-cell>
          <table:table-cell table:style-name="ce462" office:value-type="float" office:value="3" calcext:value-type="float">
            <text:p>3</text:p>
          </table:table-cell>
        </table:table-row>
        <table:table-row table:style-name="ro1">
          <table:table-cell table:style-name="ce512" office:value-type="string" calcext:value-type="string">
            <text:p>Total Result</text:p>
          </table:table-cell>
          <table:table-cell table:style-name="ce520"/>
          <table:table-cell table:style-name="ce491" office:value-type="float" office:value="19" calcext:value-type="float">
            <text:p>19</text:p>
          </table:table-cell>
        </table:table-row>
      </table:table>
      <table:table table:name="NodeJS Results 2" table:style-name="ta1">
        <table:table-column table:style-name="co48" table:default-cell-style-name="Default"/>
        <table:table-column table:style-name="co26" table:default-cell-style-name="Default"/>
        <table:table-column table:style-name="co4" table:default-cell-style-name="Default"/>
        <table:table-column table:style-name="co49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24" table:default-cell-style-name="Default"/>
        <table:table-column table:style-name="co54" table:default-cell-style-name="Default"/>
        <table:table-column table:style-name="co6" table:default-cell-style-name="ce61"/>
        <table:table-column table:style-name="co35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Avg. Burst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”)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Verification Time (s)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02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2])=INT([.P2])" office:value-type="boolean" office:boolean-value="true" calcext:value-type="boolean">
            <text:p>TRUE</text:p>
          </table:table-cell>
          <table:table-cell office:value-type="float" office:value="0.365" calcext:value-type="float">
            <text:p>0.37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1.66%</text:p>
          </table:table-cell>
          <table:table-cell table:style-name="ce457" office:value-type="float" office:value="1.46601941747573" calcext:value-type="float">
            <text:p>1.4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3])=INT([.P3])" office:value-type="boolean" office:boolean-value="true" calcext:value-type="boolean">
            <text:p>TRUE</text:p>
          </table:table-cell>
          <table:table-cell office:value-type="float" office:value="0.381" calcext:value-type="float">
            <text:p>0.3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9.19%</text:p>
          </table:table-cell>
          <table:table-cell table:style-name="ce457" office:value-type="float" office:value="1.93577981651376" calcext:value-type="float">
            <text:p>1.94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4])=INT([.P4])" office:value-type="boolean" office:boolean-value="true" calcext:value-type="boolean">
            <text:p>TRUE</text:p>
          </table:table-cell>
          <table:table-cell office:value-type="float" office:value="0.364" calcext:value-type="float">
            <text:p>0.36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5.39%</text:p>
          </table:table-cell>
          <table:table-cell table:style-name="ce457" office:value-type="float" office:value="2.66666666666667" calcext:value-type="float">
            <text:p>2.6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5])=INT([.P5])" office:value-type="boolean" office:boolean-value="true" calcext:value-type="boolean">
            <text:p>TRUE</text:p>
          </table:table-cell>
          <table:table-cell office:value-type="float" office:value="0.364" calcext:value-type="float">
            <text:p>0.36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8.10%</text:p>
          </table:table-cell>
          <table:table-cell table:style-name="ce457" office:value-type="float" office:value="3.43820224719101" calcext:value-type="float">
            <text:p>3.44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6])=INT([.P6])" office:value-type="boolean" office:boolean-value="true" calcext:value-type="boolean">
            <text:p>TRUE</text:p>
          </table:table-cell>
          <table:table-cell office:value-type="float" office:value="0.379" calcext:value-type="float">
            <text:p>0.3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99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formula="of:=INT([.$O7])=INT([.P7])" office:value-type="boolean" office:boolean-value="false" calcext:value-type="boolean">
            <text:p>FALSE</text:p>
          </table:table-cell>
          <table:table-cell office:value-type="float" office:value="0.577" calcext:value-type="float">
            <text:p>0.5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8.06%</text:p>
          </table:table-cell>
          <table:table-cell table:style-name="ce457" office:value-type="float" office:value="1.40909090909091" calcext:value-type="float">
            <text:p>1.4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8])=INT([.P8])" office:value-type="boolean" office:boolean-value="true" calcext:value-type="boolean">
            <text:p>TRUE</text:p>
          </table:table-cell>
          <table:table-cell office:value-type="float" office:value="0.575" calcext:value-type="float">
            <text:p>0.5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2.98%</text:p>
          </table:table-cell>
          <table:table-cell table:style-name="ce457" office:value-type="float" office:value="1.89090909090909" calcext:value-type="float">
            <text:p>1.89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9])=INT([.P9])" office:value-type="boolean" office:boolean-value="true" calcext:value-type="boolean">
            <text:p>TRUE</text:p>
          </table:table-cell>
          <table:table-cell office:value-type="float" office:value="0.561" calcext:value-type="float">
            <text:p>0.56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4.46%</text:p>
          </table:table-cell>
          <table:table-cell table:style-name="ce457" office:value-type="float" office:value="2.67307692307692" calcext:value-type="float">
            <text:p>2.6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0])=INT([.P10])" office:value-type="boolean" office:boolean-value="true" calcext:value-type="boolean">
            <text:p>TRUE</text:p>
          </table:table-cell>
          <table:table-cell office:value-type="float" office:value="0.567" calcext:value-type="float">
            <text:p>0.57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80.25%</text:p>
          </table:table-cell>
          <table:table-cell table:style-name="ce457" office:value-type="float" office:value="3.27083333333333" calcext:value-type="float">
            <text:p>3.2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1])=INT([.P11])" office:value-type="boolean" office:boolean-value="true" calcext:value-type="boolean">
            <text:p>TRUE</text:p>
          </table:table-cell>
          <table:table-cell office:value-type="float" office:value="0.551" calcext:value-type="float">
            <text:p>0.55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00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2])=INT([.P12])" office:value-type="boolean" office:boolean-value="true" calcext:value-type="boolean">
            <text:p>TRUE</text:p>
          </table:table-cell>
          <table:table-cell office:value-type="float" office:value="0.638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68%</text:p>
          </table:table-cell>
          <table:table-cell table:style-name="ce457" office:value-type="float" office:value="1.36111111111111" calcext:value-type="float">
            <text:p>1.36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formula="of:=INT([.$O13])=INT([.P13])" office:value-type="boolean" office:boolean-value="false" calcext:value-type="boolean">
            <text:p>FALSE</text:p>
          </table:table-cell>
          <table:table-cell office:value-type="float" office:value="0.635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4.83%</text:p>
          </table:table-cell>
          <table:table-cell table:style-name="ce457" office:value-type="float" office:value="1.93333333333333" calcext:value-type="float">
            <text:p>1.9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4])=INT([.P14])" office:value-type="boolean" office:boolean-value="true" calcext:value-type="boolean">
            <text:p>TRUE</text:p>
          </table:table-cell>
          <table:table-cell office:value-type="float" office:value="0.639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3.54%</text:p>
          </table:table-cell>
          <table:table-cell table:style-name="ce457" office:value-type="float" office:value="2.54" calcext:value-type="float">
            <text:p>2.54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5])=INT([.P15])" office:value-type="boolean" office:boolean-value="true" calcext:value-type="boolean">
            <text:p>TRUE</text:p>
          </table:table-cell>
          <table:table-cell office:value-type="float" office:value="0.638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8.04%</text:p>
          </table:table-cell>
          <table:table-cell table:style-name="ce457" office:value-type="float" office:value="3.12871287128713" calcext:value-type="float">
            <text:p>3.1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6])=INT([.P16])" office:value-type="boolean" office:boolean-value="true" calcext:value-type="boolean">
            <text:p>TRUE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.67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7])=INT([.P17])" office:value-type="boolean" office:boolean-value="true" calcext:value-type="boolean">
            <text:p>TRUE</text:p>
          </table:table-cell>
          <table:table-cell office:value-type="float" office:value="0.868" calcext:value-type="float">
            <text:p>0.87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68%</text:p>
          </table:table-cell>
          <table:table-cell table:style-name="ce457" office:value-type="float" office:value="1.47524752475248" calcext:value-type="float">
            <text:p>1.48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8])=INT([.P18])" office:value-type="boolean" office:boolean-value="true" calcext:value-type="boolean">
            <text:p>TRUE</text:p>
          </table:table-cell>
          <table:table-cell office:value-type="float" office:value="0.887" calcext:value-type="float">
            <text:p>0.89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2.77%</text:p>
          </table:table-cell>
          <table:table-cell table:style-name="ce457" office:value-type="float" office:value="1.88785046728972" calcext:value-type="float">
            <text:p>1.89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9])=INT([.P19])" office:value-type="boolean" office:boolean-value="true" calcext:value-type="boolean">
            <text:p>TRUE</text:p>
          </table:table-cell>
          <table:table-cell office:value-type="float" office:value="0.894" calcext:value-type="float">
            <text:p>0.89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2.34%</text:p>
          </table:table-cell>
          <table:table-cell table:style-name="ce457" office:value-type="float" office:value="2.5607476635514" calcext:value-type="float">
            <text:p>2.56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20])=INT([.P20])" office:value-type="boolean" office:boolean-value="true" calcext:value-type="boolean">
            <text:p>TRUE</text:p>
          </table:table-cell>
          <table:table-cell office:value-type="float" office:value="0.854" calcext:value-type="float">
            <text:p>0.85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4.74%</text:p>
          </table:table-cell>
          <table:table-cell table:style-name="ce457" office:value-type="float" office:value="3.26470588235294" calcext:value-type="float">
            <text:p>3.26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21])=INT([.P21])" office:value-type="boolean" office:boolean-value="true" calcext:value-type="boolean">
            <text:p>TRUE</text:p>
          </table:table-cell>
          <table:table-cell office:value-type="float" office:value="0.879" calcext:value-type="float">
            <text:p>0.88</text:p>
          </table:table-cell>
        </table:table-row>
        <table:table-row table:style-name="ro1">
          <table:table-cell table:number-columns-repeated="16"/>
          <table:table-cell table:style-name="ce33" table:formula="of:=AVERAGE([.Q2:.Q21])" office:value-type="float" office:value="0.9" calcext:value-type="float">
            <text:p>0.9</text:p>
          </table:table-cell>
          <table:table-cell table:style-name="ce15" table:formula="of:=AVERAGE([.R2:.R21])" office:value-type="float" office:value="0.6133" calcext:value-type="float">
            <text:p>0.61</text:p>
          </table:table-cell>
        </table:table-row>
        <table:table-row table:style-name="ro1" table:number-rows-repeated="19">
          <table:table-cell table:number-columns-repeated="16"/>
          <table:table-cell table:style-name="ce457"/>
          <table:table-cell table:style-name="Default"/>
        </table:table-row>
        <table:table-row table:style-name="ro1">
          <table:table-cell table:number-columns-repeated="16"/>
          <table:table-cell table:style-name="ce457"/>
          <table:table-cell table:style-name="Default"/>
        </table:table-row>
      </table:table>
      <table:table table:name="NodeJS Results 3" table:style-name="ta1">
        <table:table-column table:style-name="co48" table:default-cell-style-name="ce57"/>
        <table:table-column table:style-name="co43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17" table:default-cell-style-name="Default"/>
        <table:table-column table:style-name="co58" table:default-cell-style-name="Default"/>
        <table:table-column table:style-name="co19" table:default-cell-style-name="Default"/>
        <table:table-column table:style-name="co37" table:default-cell-style-name="Default"/>
        <table:table-column table:style-name="co53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ce275"/>
        <table:table-column table:style-name="co62" table:default-cell-style-name="ce275"/>
        <table:table-column table:style-name="co63" table:default-cell-style-name="ce59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</table:table-row>
        <table:table-row table:style-name="ro1">
          <table:table-cell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0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9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33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.64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.60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02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1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90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.70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.3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3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6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57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.68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.4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9.63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.7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.70%</text:p>
          </table:table-cell>
          <table:table-cell office:value-type="string" calcext:value-type="string">
            <text:p>False</text:p>
          </table:table-cell>
          <table:table-cell/>
        </table:table-row>
      </table:table>
      <table:table table:name="NodeJS Results 4" table:style-name="ta1">
        <table:table-column table:style-name="co64" table:default-cell-style-name="ce57"/>
        <table:table-column table:style-name="co26" table:default-cell-style-name="Default"/>
        <table:table-column table:style-name="co4" table:default-cell-style-name="Default"/>
        <table:table-column table:style-name="co49" table:default-cell-style-name="Default"/>
        <table:table-column table:style-name="co7" table:default-cell-style-name="Default"/>
        <table:table-column table:style-name="co17" table:default-cell-style-name="Default"/>
        <table:table-column table:style-name="co6" table:number-columns-repeated="4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ce275"/>
        <table:table-column table:style-name="co6" table:default-cell-style-name="ce275"/>
        <table:table-column table:style-name="co25" table:default-cell-style-name="ce59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</table:table-row>
        <table:table-row table:style-name="ro1">
          <table:table-cell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00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.54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.6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.47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.18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68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08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.12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.68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.5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6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0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.62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.16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26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.26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.64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54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.07%</text:p>
          </table:table-cell>
          <table:table-cell office:value-type="string" calcext:value-type="string">
            <text:p>False</text:p>
          </table:table-cell>
          <table:table-cell/>
        </table:table-row>
      </table:table>
      <table:table table:name="NodeJS Results 5" table:style-name="ta1">
        <table:table-column table:style-name="co64" table:default-cell-style-name="Default"/>
        <table:table-column table:style-name="co26" table:default-cell-style-name="Default"/>
        <table:table-column table:style-name="co4" table:default-cell-style-name="Default"/>
        <table:table-column table:style-name="co49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ce275"/>
        <table:table-column table:style-name="co24" table:default-cell-style-name="ce275"/>
        <table:table-column table:style-name="co25" table:default-cell-style-name="ce59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</table:table>
      <table:table table:name="NodeJS Results 6" table:style-name="ta1">
        <table:table-column table:style-name="co64" table:default-cell-style-name="Default"/>
        <table:table-column table:style-name="co26" table:default-cell-style-name="Default"/>
        <table:table-column table:style-name="co4" table:default-cell-style-name="Default"/>
        <table:table-column table:style-name="co49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ce275"/>
        <table:table-column table:style-name="co24" table:default-cell-style-name="ce275"/>
        <table:table-column table:style-name="co25" table:default-cell-style-name="ce59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.42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.29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.97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.48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.07%</text:p>
          </table:table-cell>
          <table:table-cell office:value-type="string" calcext:value-type="string">
            <text:p>False</text:p>
          </table:table-cell>
          <table:table-cell/>
        </table:table-row>
      </table:table>
      <table:table table:name="NodeJS Results 7" table:style-name="ta1">
        <table:table-column table:style-name="co59" table:default-cell-style-name="Default"/>
        <table:table-column table:style-name="co26" table:default-cell-style-name="Default"/>
        <table:table-column table:style-name="co4" table:default-cell-style-name="Default"/>
        <table:table-column table:style-name="co49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ce275"/>
        <table:table-column table:style-name="co24" table:default-cell-style-name="ce275"/>
        <table:table-column table:style-name="co25" table:default-cell-style-name="ce59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0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30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.34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90%</text:p>
          </table:table-cell>
          <table:table-cell office:value-type="string" calcext:value-type="string">
            <text:p>False</text:p>
          </table:table-cell>
          <table:table-cell/>
        </table:table-row>
      </table:table>
      <table:named-expressions/>
      <table:data-pilot-tables>
        <table:data-pilot-table table:name="DataPilot1" table:application-data="" table:target-range-address="'NGINX Analysis'.A1:'NGINX Analysis'.C4" table:buttons="'NGINX Analysis'.A1 'NGINX Analysis'.B1" table:show-filter-button="false" table:drill-down-on-double-click="false">
          <table:source-cell-range table:cell-range-address="'NGINX Results'.H1:'NGINX Results'.I2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ATERS Prediction" table:orientation="row" table:used-hierarchy="0" table:function="auto">
            <table:data-pilot-level table:show-empty="false" calcext:repeat-item-labels="false">
              <table:data-pilot-members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ets SLA?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ets SLA?" table:orientation="data" table:used-hierarchy="-1" table:function="count">
            <table:data-pilot-level calcext:repeat-item-labels="false"/>
          </table:data-pilot-field>
        </table:data-pilot-table>
        <table:data-pilot-table table:name="DataPilot2" table:application-data="" table:target-range-address="'NodeJS Analysis'.A1:'NodeJS Analysis'.C4" table:buttons="'NodeJS Analysis'.A1 'NodeJS Analysis'.B1" table:show-filter-button="false" table:drill-down-on-double-click="false">
          <table:source-cell-range table:cell-range-address="'NodeJS Results'.I1:'NodeJS Results'.J2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ets SLA?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ATERS Prediction" table:orientation="row" table:used-hierarchy="0" table:function="auto">
            <table:data-pilot-level table:show-empty="false" calcext:repeat-item-labels="false">
              <table:data-pilot-members>
                <table:data-pilot-member table:name="TRU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ets SLA?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Corner" style:display-name="Pivot Table Corner" style:family="table-cell" style:parent-style-name="Default"/>
    <style:style style:name="Pivot_20_Table_20_Field" style:display-name="Pivot Table Field" style:family="table-cell" style:parent-style-name="Default"/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00/00/00</text:date>, <text:time style:data-style-name="N2" text:time-value="06:02:54.4020456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8:05:57.217890235</meta:creation-date>
    <dc:date>2019-11-07T06:04:59.089955612</dc:date>
    <meta:editing-duration>PT8H37M30S</meta:editing-duration>
    <meta:editing-cycles>81</meta:editing-cycles>
    <meta:generator>LibreOffice/6.0.7.3$Linux_X86_64 LibreOffice_project/00m0$Build-3</meta:generator>
    <meta:document-statistic meta:table-count="15" meta:cell-count="3159" meta:object-count="0"/>
  </office:meta>
</office:document-meta>
</file>